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master-page-name="Standard">
      <style:paragraph-properties style:page-number="auto"/>
      <style:text-properties officeooo:rsid="0d41fc0b" officeooo:paragraph-rsid="000662a0"/>
    </style:style>
    <style:style style:name="P2" style:family="paragraph" style:parent-style-name="Heading_20_2" style:master-page-name="Standard">
      <style:paragraph-properties style:page-number="auto"/>
      <style:text-properties officeooo:rsid="0da74709" officeooo:paragraph-rsid="000662a0"/>
    </style:style>
    <style:style style:name="P3" style:family="paragraph" style:parent-style-name="Heading_20_2" style:master-page-name="Standard">
      <style:paragraph-properties style:page-number="auto"/>
      <style:text-properties officeooo:rsid="0f6b5bdc" officeooo:paragraph-rsid="000662a0"/>
    </style:style>
    <style:style style:name="P4" style:family="paragraph" style:parent-style-name="Heading_20_2" style:master-page-name="Standard">
      <style:paragraph-properties style:page-number="auto"/>
      <style:text-properties officeooo:rsid="0d874c7e" officeooo:paragraph-rsid="000662a0"/>
    </style:style>
    <style:style style:name="P5" style:family="paragraph" style:parent-style-name="Special_20_Note">
      <style:text-properties officeooo:rsid="109f7af9" officeooo:paragraph-rsid="000662a0"/>
    </style:style>
    <style:style style:name="P6" style:family="paragraph" style:parent-style-name="Text_20_body">
      <style:text-properties officeooo:rsid="0d41fc0b" officeooo:paragraph-rsid="000662a0"/>
    </style:style>
    <style:style style:name="P7" style:family="paragraph" style:parent-style-name="Text_20_body">
      <style:text-properties officeooo:rsid="0d50ee7d" officeooo:paragraph-rsid="000662a0"/>
    </style:style>
    <style:style style:name="P8" style:family="paragraph" style:parent-style-name="Text_20_body">
      <style:text-properties officeooo:rsid="0d52a5a9" officeooo:paragraph-rsid="000662a0"/>
    </style:style>
    <style:style style:name="P9" style:family="paragraph" style:parent-style-name="Text_20_body">
      <style:text-properties officeooo:rsid="0d53e412" officeooo:paragraph-rsid="000662a0"/>
    </style:style>
    <style:style style:name="P10" style:family="paragraph" style:parent-style-name="Text_20_body">
      <style:text-properties fo:font-style="italic" officeooo:rsid="0d53e412" officeooo:paragraph-rsid="000662a0" style:font-style-asian="italic" style:font-style-complex="italic"/>
    </style:style>
    <style:style style:name="P11" style:family="paragraph" style:parent-style-name="Text_20_body">
      <style:text-properties fo:font-style="italic" officeooo:rsid="0d7cb69f" officeooo:paragraph-rsid="000662a0" style:font-style-asian="italic" style:font-style-complex="italic"/>
    </style:style>
    <style:style style:name="P12" style:family="paragraph" style:parent-style-name="Text_20_body">
      <style:text-properties fo:font-style="italic" fo:font-weight="normal" officeooo:rsid="1065aad7" officeooo:paragraph-rsid="000662a0" style:font-style-asian="italic" style:font-weight-asian="normal" style:font-style-complex="italic" style:font-weight-complex="normal"/>
    </style:style>
    <style:style style:name="P13" style:family="paragraph" style:parent-style-name="Text_20_body">
      <style:text-properties officeooo:rsid="0d44c07a" officeooo:paragraph-rsid="000662a0"/>
    </style:style>
    <style:style style:name="P14" style:family="paragraph" style:parent-style-name="Text_20_body">
      <style:text-properties officeooo:rsid="0d45dcc3" officeooo:paragraph-rsid="000662a0"/>
    </style:style>
    <style:style style:name="P15" style:family="paragraph" style:parent-style-name="Text_20_body">
      <style:text-properties officeooo:rsid="0d46200e" officeooo:paragraph-rsid="000662a0"/>
    </style:style>
    <style:style style:name="P16" style:family="paragraph" style:parent-style-name="Text_20_body">
      <style:text-properties fo:font-style="normal" officeooo:rsid="0d4cdea0" officeooo:paragraph-rsid="000662a0" style:font-style-asian="normal" style:font-style-complex="normal"/>
    </style:style>
    <style:style style:name="P17" style:family="paragraph" style:parent-style-name="Text_20_body">
      <style:text-properties fo:font-style="normal" officeooo:rsid="0d791ac7" officeooo:paragraph-rsid="000662a0" style:font-style-asian="normal" style:font-style-complex="normal"/>
    </style:style>
    <style:style style:name="P18" style:family="paragraph" style:parent-style-name="Text_20_body">
      <style:text-properties fo:font-style="normal" officeooo:rsid="10ffe1ad" officeooo:paragraph-rsid="000662a0" style:font-style-asian="normal" style:font-style-complex="normal"/>
    </style:style>
    <style:style style:name="P19" style:family="paragraph" style:parent-style-name="Text_20_body">
      <style:text-properties fo:font-style="normal" fo:font-weight="normal" officeooo:rsid="0dc442ec" officeooo:paragraph-rsid="000662a0" style:font-style-asian="normal" style:font-weight-asian="normal" style:font-style-complex="normal" style:font-weight-complex="normal"/>
    </style:style>
    <style:style style:name="P20" style:family="paragraph" style:parent-style-name="Text_20_body">
      <style:text-properties officeooo:rsid="0d4857df" officeooo:paragraph-rsid="000662a0"/>
    </style:style>
    <style:style style:name="P21" style:family="paragraph" style:parent-style-name="Text_20_body">
      <style:text-properties officeooo:rsid="0d48b29b" officeooo:paragraph-rsid="000662a0"/>
    </style:style>
    <style:style style:name="P22" style:family="paragraph" style:parent-style-name="Text_20_body">
      <style:text-properties officeooo:rsid="0d4a0df6" officeooo:paragraph-rsid="000662a0"/>
    </style:style>
    <style:style style:name="P23" style:family="paragraph" style:parent-style-name="Text_20_body">
      <style:text-properties officeooo:rsid="0d4cdea0" officeooo:paragraph-rsid="000662a0"/>
    </style:style>
    <style:style style:name="P24" style:family="paragraph" style:parent-style-name="Text_20_body">
      <style:text-properties officeooo:rsid="0d4bc565" officeooo:paragraph-rsid="000662a0"/>
    </style:style>
    <style:style style:name="P25" style:family="paragraph" style:parent-style-name="Text_20_body">
      <style:text-properties officeooo:rsid="0d5442aa" officeooo:paragraph-rsid="000662a0"/>
    </style:style>
    <style:style style:name="P26" style:family="paragraph" style:parent-style-name="Text_20_body">
      <style:text-properties officeooo:rsid="0d55c960" officeooo:paragraph-rsid="000662a0"/>
    </style:style>
    <style:style style:name="P27" style:family="paragraph" style:parent-style-name="Text_20_body">
      <style:text-properties officeooo:rsid="0d570a9a" officeooo:paragraph-rsid="000662a0"/>
    </style:style>
    <style:style style:name="P28" style:family="paragraph" style:parent-style-name="Text_20_body">
      <style:text-properties officeooo:rsid="0d585d52" officeooo:paragraph-rsid="000662a0"/>
    </style:style>
    <style:style style:name="P29" style:family="paragraph" style:parent-style-name="Text_20_body">
      <style:text-properties officeooo:rsid="0d59598c" officeooo:paragraph-rsid="000662a0"/>
    </style:style>
    <style:style style:name="P30" style:family="paragraph" style:parent-style-name="Text_20_body">
      <style:text-properties officeooo:rsid="0d5a4f75" officeooo:paragraph-rsid="000662a0"/>
    </style:style>
    <style:style style:name="P31" style:family="paragraph" style:parent-style-name="Text_20_body">
      <style:text-properties officeooo:rsid="0d5b012c" officeooo:paragraph-rsid="000662a0"/>
    </style:style>
    <style:style style:name="P32" style:family="paragraph" style:parent-style-name="Text_20_body">
      <style:text-properties officeooo:rsid="0d5c5bcc" officeooo:paragraph-rsid="000662a0"/>
    </style:style>
    <style:style style:name="P33" style:family="paragraph" style:parent-style-name="Text_20_body">
      <style:text-properties officeooo:rsid="0d5f6acc" officeooo:paragraph-rsid="000662a0"/>
    </style:style>
    <style:style style:name="P34" style:family="paragraph" style:parent-style-name="Text_20_body">
      <style:text-properties officeooo:rsid="0d610318" officeooo:paragraph-rsid="000662a0"/>
    </style:style>
    <style:style style:name="P35" style:family="paragraph" style:parent-style-name="Text_20_body">
      <style:text-properties officeooo:rsid="0d637651" officeooo:paragraph-rsid="000662a0"/>
    </style:style>
    <style:style style:name="P36" style:family="paragraph" style:parent-style-name="Text_20_body">
      <style:paragraph-properties fo:text-align="start" style:justify-single-word="false"/>
      <style:text-properties officeooo:rsid="0d64d115" officeooo:paragraph-rsid="000662a0"/>
    </style:style>
    <style:style style:name="P37" style:family="paragraph" style:parent-style-name="Text_20_body">
      <style:paragraph-properties fo:text-align="start" style:justify-single-word="false"/>
      <style:text-properties officeooo:rsid="0d682513" officeooo:paragraph-rsid="000662a0"/>
    </style:style>
    <style:style style:name="P38" style:family="paragraph" style:parent-style-name="Text_20_body">
      <style:text-properties officeooo:rsid="0d6e1d62" officeooo:paragraph-rsid="000662a0"/>
    </style:style>
    <style:style style:name="P39" style:family="paragraph" style:parent-style-name="Text_20_body">
      <style:text-properties officeooo:rsid="0d724b4f" officeooo:paragraph-rsid="000662a0"/>
    </style:style>
    <style:style style:name="P40" style:family="paragraph" style:parent-style-name="Text_20_body">
      <style:text-properties officeooo:rsid="0d700b7f" officeooo:paragraph-rsid="000662a0"/>
    </style:style>
    <style:style style:name="P41" style:family="paragraph" style:parent-style-name="Text_20_body">
      <style:text-properties officeooo:rsid="0d70d161" officeooo:paragraph-rsid="000662a0"/>
    </style:style>
    <style:style style:name="P42" style:family="paragraph" style:parent-style-name="Text_20_body">
      <style:text-properties officeooo:rsid="0d8e7bc6" officeooo:paragraph-rsid="000662a0"/>
    </style:style>
    <style:style style:name="P43" style:family="paragraph" style:parent-style-name="Text_20_body">
      <style:text-properties officeooo:rsid="0da2ff03" officeooo:paragraph-rsid="000662a0"/>
    </style:style>
    <style:style style:name="P44" style:family="paragraph" style:parent-style-name="Text_20_body">
      <style:text-properties officeooo:rsid="0da3400a" officeooo:paragraph-rsid="000662a0"/>
    </style:style>
    <style:style style:name="P45" style:family="paragraph" style:parent-style-name="Text_20_body">
      <style:text-properties officeooo:rsid="0da38fe1" officeooo:paragraph-rsid="000662a0"/>
    </style:style>
    <style:style style:name="P46" style:family="paragraph" style:parent-style-name="Text_20_body">
      <style:text-properties officeooo:rsid="0d77eba5" officeooo:paragraph-rsid="000662a0"/>
    </style:style>
    <style:style style:name="P47" style:family="paragraph" style:parent-style-name="Text_20_body">
      <style:text-properties officeooo:rsid="0d79a741" officeooo:paragraph-rsid="000662a0"/>
    </style:style>
    <style:style style:name="P48" style:family="paragraph" style:parent-style-name="Text_20_body">
      <style:text-properties officeooo:rsid="0d7a4ada" officeooo:paragraph-rsid="000662a0"/>
    </style:style>
    <style:style style:name="P49" style:family="paragraph" style:parent-style-name="Text_20_body">
      <style:text-properties fo:font-weight="bold" officeooo:rsid="0d89b3f8" officeooo:paragraph-rsid="000662a0" style:font-weight-asian="bold" style:font-weight-complex="bold"/>
    </style:style>
    <style:style style:name="P50" style:family="paragraph" style:parent-style-name="Text_20_body">
      <style:text-properties fo:font-weight="bold" officeooo:rsid="0d8a4918" officeooo:paragraph-rsid="000662a0" style:font-weight-asian="bold" style:font-weight-complex="bold"/>
    </style:style>
    <style:style style:name="P51" style:family="paragraph" style:parent-style-name="Text_20_body">
      <style:text-properties fo:font-weight="bold" officeooo:rsid="105fd803" officeooo:paragraph-rsid="000662a0" style:font-weight-asian="bold" style:font-weight-complex="bold"/>
    </style:style>
    <style:style style:name="P52" style:family="paragraph" style:parent-style-name="Text_20_body">
      <style:text-properties fo:font-weight="bold" officeooo:rsid="10635f14" officeooo:paragraph-rsid="000662a0" style:font-weight-asian="bold" style:font-weight-complex="bold"/>
    </style:style>
    <style:style style:name="P53" style:family="paragraph" style:parent-style-name="Text_20_body">
      <style:text-properties officeooo:rsid="0dac577c" officeooo:paragraph-rsid="000662a0"/>
    </style:style>
    <style:style style:name="P54" style:family="paragraph" style:parent-style-name="Text_20_body">
      <style:text-properties officeooo:rsid="0dad5baf" officeooo:paragraph-rsid="000662a0"/>
    </style:style>
    <style:style style:name="P55" style:family="paragraph" style:parent-style-name="Text_20_body">
      <style:text-properties officeooo:rsid="0db0ec13" officeooo:paragraph-rsid="000662a0"/>
    </style:style>
    <style:style style:name="P56" style:family="paragraph" style:parent-style-name="Text_20_body">
      <style:text-properties officeooo:rsid="0db6205d" officeooo:paragraph-rsid="000662a0"/>
    </style:style>
    <style:style style:name="P57" style:family="paragraph" style:parent-style-name="Text_20_body">
      <style:text-properties officeooo:rsid="0dc442ec" officeooo:paragraph-rsid="000662a0"/>
    </style:style>
    <style:style style:name="P58" style:family="paragraph" style:parent-style-name="Text_20_body">
      <style:text-properties officeooo:rsid="0dca7650" officeooo:paragraph-rsid="000662a0"/>
    </style:style>
    <style:style style:name="P59" style:family="paragraph" style:parent-style-name="Text_20_body">
      <style:text-properties officeooo:rsid="0dcbbb73" officeooo:paragraph-rsid="000662a0"/>
    </style:style>
    <style:style style:name="P60" style:family="paragraph" style:parent-style-name="Text_20_body">
      <style:text-properties officeooo:rsid="0dcd89e0" officeooo:paragraph-rsid="000662a0"/>
    </style:style>
    <style:style style:name="P61" style:family="paragraph" style:parent-style-name="Text_20_body">
      <style:text-properties officeooo:rsid="0dd57c0a" officeooo:paragraph-rsid="000662a0"/>
    </style:style>
    <style:style style:name="P62" style:family="paragraph" style:parent-style-name="Text_20_body">
      <style:text-properties officeooo:rsid="0dd58e53" officeooo:paragraph-rsid="000662a0"/>
    </style:style>
    <style:style style:name="P63" style:family="paragraph" style:parent-style-name="Text_20_body">
      <style:text-properties officeooo:rsid="0dda6db8" officeooo:paragraph-rsid="000662a0"/>
    </style:style>
    <style:style style:name="P64" style:family="paragraph" style:parent-style-name="Text_20_body">
      <style:text-properties officeooo:rsid="1032f64b" officeooo:paragraph-rsid="000662a0"/>
    </style:style>
    <style:style style:name="P65" style:family="paragraph" style:parent-style-name="Text_20_body">
      <style:text-properties officeooo:rsid="10361886" officeooo:paragraph-rsid="000662a0"/>
    </style:style>
    <style:style style:name="P66" style:family="paragraph" style:parent-style-name="Text_20_body">
      <style:text-properties officeooo:rsid="10368d00" officeooo:paragraph-rsid="000662a0"/>
    </style:style>
    <style:style style:name="P67" style:family="paragraph" style:parent-style-name="Text_20_body">
      <style:text-properties officeooo:rsid="103c8167" officeooo:paragraph-rsid="000662a0"/>
    </style:style>
    <style:style style:name="P68" style:family="paragraph" style:parent-style-name="Text_20_body">
      <style:text-properties officeooo:rsid="1037b602" officeooo:paragraph-rsid="000662a0"/>
    </style:style>
    <style:style style:name="P69" style:family="paragraph" style:parent-style-name="Text_20_body">
      <style:text-properties officeooo:rsid="103aa8d0" officeooo:paragraph-rsid="000662a0"/>
    </style:style>
    <style:style style:name="P70" style:family="paragraph" style:parent-style-name="Text_20_body">
      <style:text-properties officeooo:rsid="103f1b42" officeooo:paragraph-rsid="000662a0"/>
    </style:style>
    <style:style style:name="P71" style:family="paragraph" style:parent-style-name="Text_20_body">
      <style:text-properties officeooo:rsid="1040ed17" officeooo:paragraph-rsid="000662a0"/>
    </style:style>
    <style:style style:name="P72" style:family="paragraph" style:parent-style-name="Text_20_body">
      <style:text-properties officeooo:rsid="1045b15a" officeooo:paragraph-rsid="000662a0"/>
    </style:style>
    <style:style style:name="P73" style:family="paragraph" style:parent-style-name="Text_20_body">
      <style:text-properties officeooo:rsid="1047e9d5" officeooo:paragraph-rsid="000662a0"/>
    </style:style>
    <style:style style:name="P74" style:family="paragraph" style:parent-style-name="Text_20_body">
      <style:text-properties officeooo:rsid="10496044" officeooo:paragraph-rsid="000662a0"/>
    </style:style>
    <style:style style:name="P75" style:family="paragraph" style:parent-style-name="Text_20_body">
      <style:text-properties officeooo:rsid="104b5d29" officeooo:paragraph-rsid="000662a0"/>
    </style:style>
    <style:style style:name="P76" style:family="paragraph" style:parent-style-name="Text_20_body">
      <style:text-properties officeooo:rsid="104d2c9c" officeooo:paragraph-rsid="000662a0"/>
    </style:style>
    <style:style style:name="P77" style:family="paragraph" style:parent-style-name="Text_20_body">
      <style:text-properties officeooo:rsid="104de894" officeooo:paragraph-rsid="000662a0"/>
    </style:style>
    <style:style style:name="P78" style:family="paragraph" style:parent-style-name="Text_20_body">
      <style:text-properties officeooo:rsid="10500641" officeooo:paragraph-rsid="000662a0"/>
    </style:style>
    <style:style style:name="P79" style:family="paragraph" style:parent-style-name="Text_20_body">
      <style:text-properties officeooo:rsid="0d7ca905" officeooo:paragraph-rsid="000662a0"/>
    </style:style>
    <style:style style:name="P80" style:family="paragraph" style:parent-style-name="Text_20_body">
      <style:text-properties officeooo:rsid="0d7f7894" officeooo:paragraph-rsid="000662a0"/>
    </style:style>
    <style:style style:name="P81" style:family="paragraph" style:parent-style-name="Text_20_body">
      <style:text-properties officeooo:rsid="0dde01fb" officeooo:paragraph-rsid="000662a0"/>
    </style:style>
    <style:style style:name="P82" style:family="paragraph" style:parent-style-name="Text_20_body">
      <style:text-properties officeooo:rsid="0de00a58" officeooo:paragraph-rsid="000662a0"/>
    </style:style>
    <style:style style:name="P83" style:family="paragraph" style:parent-style-name="Text_20_body">
      <style:text-properties officeooo:rsid="10531a2d" officeooo:paragraph-rsid="000662a0"/>
    </style:style>
    <style:style style:name="P84" style:family="paragraph" style:parent-style-name="Text_20_body">
      <style:text-properties officeooo:rsid="105564b5" officeooo:paragraph-rsid="000662a0"/>
    </style:style>
    <style:style style:name="P85" style:family="paragraph" style:parent-style-name="Text_20_body">
      <style:text-properties officeooo:rsid="105b925d" officeooo:paragraph-rsid="000662a0"/>
    </style:style>
    <style:style style:name="P86" style:family="paragraph" style:parent-style-name="Text_20_body">
      <style:text-properties officeooo:rsid="105d1ff6" officeooo:paragraph-rsid="000662a0"/>
    </style:style>
    <style:style style:name="P87" style:family="paragraph" style:parent-style-name="Text_20_body">
      <style:text-properties officeooo:rsid="1063f015" officeooo:paragraph-rsid="000662a0"/>
    </style:style>
    <style:style style:name="P88" style:family="paragraph" style:parent-style-name="Text_20_body">
      <style:text-properties officeooo:rsid="10674144" officeooo:paragraph-rsid="000662a0"/>
    </style:style>
    <style:style style:name="P89" style:family="paragraph" style:parent-style-name="Text_20_body">
      <style:text-properties officeooo:rsid="106a726c" officeooo:paragraph-rsid="000662a0"/>
    </style:style>
    <style:style style:name="P90" style:family="paragraph" style:parent-style-name="Text_20_body">
      <style:text-properties officeooo:rsid="106be76c" officeooo:paragraph-rsid="000662a0"/>
    </style:style>
    <style:style style:name="P91" style:family="paragraph" style:parent-style-name="Text_20_body">
      <style:text-properties fo:font-weight="normal" officeooo:rsid="106ca26f" officeooo:paragraph-rsid="000662a0" style:font-weight-asian="normal" style:font-weight-complex="normal"/>
    </style:style>
    <style:style style:name="P92" style:family="paragraph" style:parent-style-name="Text_20_body">
      <style:text-properties fo:font-weight="normal" officeooo:rsid="106e851b" officeooo:paragraph-rsid="000662a0" style:font-weight-asian="normal" style:font-weight-complex="normal"/>
    </style:style>
    <style:style style:name="P93" style:family="paragraph" style:parent-style-name="Text_20_body">
      <style:text-properties fo:font-weight="normal" officeooo:rsid="106fc56e" officeooo:paragraph-rsid="000662a0" style:font-weight-asian="normal" style:font-weight-complex="normal"/>
    </style:style>
    <style:style style:name="P94" style:family="paragraph" style:parent-style-name="Text_20_body">
      <style:text-properties fo:font-weight="normal" officeooo:rsid="1073596b" officeooo:paragraph-rsid="000662a0" style:font-weight-asian="normal" style:font-weight-complex="normal"/>
    </style:style>
    <style:style style:name="P95" style:family="paragraph" style:parent-style-name="Text_20_body">
      <style:text-properties fo:font-weight="normal" officeooo:rsid="1076668d" officeooo:paragraph-rsid="000662a0" style:font-weight-asian="normal" style:font-weight-complex="normal"/>
    </style:style>
    <style:style style:name="P96" style:family="paragraph" style:parent-style-name="Text_20_body">
      <style:text-properties fo:font-weight="normal" officeooo:rsid="10782920" officeooo:paragraph-rsid="000662a0" style:font-weight-asian="normal" style:font-weight-complex="normal"/>
    </style:style>
    <style:style style:name="P97" style:family="paragraph" style:parent-style-name="Text_20_body">
      <style:text-properties fo:font-weight="normal" officeooo:rsid="10809553" officeooo:paragraph-rsid="000662a0" style:font-weight-asian="normal" style:font-weight-complex="normal"/>
    </style:style>
    <style:style style:name="P98" style:family="paragraph" style:parent-style-name="Text_20_body">
      <style:text-properties fo:font-weight="normal" officeooo:rsid="10816b45" officeooo:paragraph-rsid="000662a0" style:font-weight-asian="normal" style:font-weight-complex="normal"/>
    </style:style>
    <style:style style:name="P99" style:family="paragraph" style:parent-style-name="Text_20_body">
      <style:text-properties fo:font-weight="normal" officeooo:rsid="1086489c" officeooo:paragraph-rsid="000662a0" style:font-weight-asian="normal" style:font-weight-complex="normal"/>
    </style:style>
    <style:style style:name="P100" style:family="paragraph" style:parent-style-name="Text_20_body">
      <style:text-properties fo:font-weight="normal" officeooo:rsid="1086ea69" officeooo:paragraph-rsid="000662a0" style:font-weight-asian="normal" style:font-weight-complex="normal"/>
    </style:style>
    <style:style style:name="P101" style:family="paragraph" style:parent-style-name="Text_20_body">
      <style:text-properties fo:font-weight="normal" officeooo:rsid="1087ef9e" officeooo:paragraph-rsid="000662a0" style:font-weight-asian="normal" style:font-weight-complex="normal"/>
    </style:style>
    <style:style style:name="P102" style:family="paragraph" style:parent-style-name="Text_20_body">
      <style:text-properties fo:font-weight="normal" officeooo:rsid="108ae3bd" officeooo:paragraph-rsid="000662a0" style:font-weight-asian="normal" style:font-weight-complex="normal"/>
    </style:style>
    <style:style style:name="P103" style:family="paragraph" style:parent-style-name="Text_20_body">
      <style:text-properties fo:font-weight="normal" officeooo:rsid="108d43e3" officeooo:paragraph-rsid="000662a0" style:font-weight-asian="normal" style:font-weight-complex="normal"/>
    </style:style>
    <style:style style:name="P104" style:family="paragraph" style:parent-style-name="Text_20_body">
      <style:text-properties fo:font-weight="normal" officeooo:rsid="108f8202" officeooo:paragraph-rsid="000662a0" style:font-weight-asian="normal" style:font-weight-complex="normal"/>
    </style:style>
    <style:style style:name="P105" style:family="paragraph" style:parent-style-name="Text_20_body">
      <style:text-properties fo:font-weight="normal" officeooo:rsid="10917db4" officeooo:paragraph-rsid="000662a0" style:font-weight-asian="normal" style:font-weight-complex="normal"/>
    </style:style>
    <style:style style:name="P106" style:family="paragraph" style:parent-style-name="Text_20_body">
      <style:text-properties fo:font-weight="normal" officeooo:rsid="1091fe64" officeooo:paragraph-rsid="000662a0" style:font-weight-asian="normal" style:font-weight-complex="normal"/>
    </style:style>
    <style:style style:name="P107" style:family="paragraph" style:parent-style-name="Text_20_body">
      <style:text-properties fo:font-weight="normal" officeooo:rsid="109ac9d4" officeooo:paragraph-rsid="000662a0" style:font-weight-asian="normal" style:font-weight-complex="normal"/>
    </style:style>
    <style:style style:name="P108" style:family="paragraph" style:parent-style-name="Text_20_body">
      <style:text-properties fo:font-weight="normal" officeooo:rsid="109c6093" officeooo:paragraph-rsid="000662a0" style:font-weight-asian="normal" style:font-weight-complex="normal"/>
    </style:style>
    <style:style style:name="P109" style:family="paragraph" style:parent-style-name="Text_20_body">
      <style:text-properties fo:font-weight="normal" officeooo:rsid="109e4ad9" officeooo:paragraph-rsid="000662a0" style:font-weight-asian="normal" style:font-weight-complex="normal"/>
    </style:style>
    <style:style style:name="P110" style:family="paragraph" style:parent-style-name="Text_20_body">
      <style:text-properties officeooo:rsid="108ed553" officeooo:paragraph-rsid="000662a0"/>
    </style:style>
    <style:style style:name="P111" style:family="paragraph" style:parent-style-name="Text_20_body">
      <style:text-properties officeooo:rsid="1084314e" officeooo:paragraph-rsid="000662a0"/>
    </style:style>
    <style:style style:name="P112" style:family="paragraph" style:parent-style-name="Text_20_body">
      <style:text-properties officeooo:rsid="1096da68" officeooo:paragraph-rsid="000662a0"/>
    </style:style>
    <style:style style:name="P113" style:family="paragraph" style:parent-style-name="Text_20_body">
      <style:text-properties officeooo:rsid="10847412" officeooo:paragraph-rsid="000662a0"/>
    </style:style>
    <style:style style:name="P114" style:family="paragraph" style:parent-style-name="Text_20_body">
      <style:text-properties officeooo:rsid="1094afc9" officeooo:paragraph-rsid="000662a0"/>
    </style:style>
    <style:style style:name="P115" style:family="paragraph" style:parent-style-name="Text_20_body">
      <style:text-properties officeooo:rsid="1098490f" officeooo:paragraph-rsid="000662a0"/>
    </style:style>
    <style:style style:name="P116" style:family="paragraph" style:parent-style-name="Text_20_body">
      <style:text-properties officeooo:rsid="10a0796d" officeooo:paragraph-rsid="000662a0"/>
    </style:style>
    <style:style style:name="P117" style:family="paragraph" style:parent-style-name="Text_20_body">
      <style:text-properties officeooo:rsid="10a1caa6" officeooo:paragraph-rsid="000662a0"/>
    </style:style>
    <style:style style:name="P118" style:family="paragraph" style:parent-style-name="Text_20_body">
      <style:text-properties officeooo:rsid="10a2afd8" officeooo:paragraph-rsid="000662a0"/>
    </style:style>
    <style:style style:name="P119" style:family="paragraph" style:parent-style-name="Text_20_body">
      <style:text-properties officeooo:rsid="10a35b09" officeooo:paragraph-rsid="000662a0"/>
    </style:style>
    <style:style style:name="P120" style:family="paragraph" style:parent-style-name="Text_20_body">
      <style:text-properties officeooo:rsid="10a9ed12" officeooo:paragraph-rsid="000662a0"/>
    </style:style>
    <style:style style:name="P121" style:family="paragraph" style:parent-style-name="Text_20_body">
      <style:text-properties officeooo:rsid="10a9f8e0" officeooo:paragraph-rsid="000662a0"/>
    </style:style>
    <style:style style:name="P122" style:family="paragraph" style:parent-style-name="Text_20_body">
      <style:text-properties officeooo:rsid="10aa1af5" officeooo:paragraph-rsid="000662a0"/>
    </style:style>
    <style:style style:name="P123" style:family="paragraph" style:parent-style-name="Text_20_body">
      <style:text-properties officeooo:rsid="10ab5aaf" officeooo:paragraph-rsid="000662a0"/>
    </style:style>
    <style:style style:name="P124" style:family="paragraph" style:parent-style-name="Text_20_body">
      <style:text-properties officeooo:rsid="10ae0c43" officeooo:paragraph-rsid="000662a0"/>
    </style:style>
    <style:style style:name="P125" style:family="paragraph" style:parent-style-name="Text_20_body">
      <style:text-properties officeooo:rsid="10aff95f" officeooo:paragraph-rsid="000662a0"/>
    </style:style>
    <style:style style:name="P126" style:family="paragraph" style:parent-style-name="Text_20_body">
      <style:text-properties officeooo:rsid="10b0a174" officeooo:paragraph-rsid="000662a0"/>
    </style:style>
    <style:style style:name="P127" style:family="paragraph" style:parent-style-name="Text_20_body">
      <style:text-properties officeooo:rsid="10b0e6b0" officeooo:paragraph-rsid="000662a0"/>
    </style:style>
    <style:style style:name="P128" style:family="paragraph" style:parent-style-name="Text_20_body">
      <style:text-properties officeooo:rsid="10b20107" officeooo:paragraph-rsid="000662a0"/>
    </style:style>
    <style:style style:name="P129" style:family="paragraph" style:parent-style-name="Text_20_body">
      <style:text-properties officeooo:rsid="10b62ccd" officeooo:paragraph-rsid="000662a0"/>
    </style:style>
    <style:style style:name="P130" style:family="paragraph" style:parent-style-name="Text_20_body">
      <style:text-properties officeooo:rsid="10b7f2f3" officeooo:paragraph-rsid="000662a0"/>
    </style:style>
    <style:style style:name="P131" style:family="paragraph" style:parent-style-name="Text_20_body">
      <style:text-properties officeooo:rsid="10ba6632" officeooo:paragraph-rsid="000662a0"/>
    </style:style>
    <style:style style:name="P132" style:family="paragraph" style:parent-style-name="Text_20_body">
      <style:text-properties officeooo:rsid="10c1b5a7" officeooo:paragraph-rsid="000662a0"/>
    </style:style>
    <style:style style:name="P133" style:family="paragraph" style:parent-style-name="Text_20_body">
      <style:text-properties officeooo:rsid="10c3d95c" officeooo:paragraph-rsid="000662a0"/>
    </style:style>
    <style:style style:name="P134" style:family="paragraph" style:parent-style-name="Text_20_body">
      <style:text-properties officeooo:rsid="10d08017" officeooo:paragraph-rsid="000662a0"/>
    </style:style>
    <style:style style:name="P135" style:family="paragraph" style:parent-style-name="Text_20_body">
      <style:text-properties officeooo:rsid="10c45e40" officeooo:paragraph-rsid="000662a0"/>
    </style:style>
    <style:style style:name="P136" style:family="paragraph" style:parent-style-name="Text_20_body">
      <style:text-properties officeooo:rsid="10c558a0" officeooo:paragraph-rsid="000662a0"/>
    </style:style>
    <style:style style:name="P137" style:family="paragraph" style:parent-style-name="Text_20_body">
      <style:text-properties officeooo:rsid="10d12096" officeooo:paragraph-rsid="000662a0"/>
    </style:style>
    <style:style style:name="P138" style:family="paragraph" style:parent-style-name="Text_20_body">
      <style:text-properties officeooo:rsid="10c6cc22" officeooo:paragraph-rsid="000662a0"/>
    </style:style>
    <style:style style:name="P139" style:family="paragraph" style:parent-style-name="Text_20_body">
      <style:text-properties officeooo:rsid="10c6ff0e" officeooo:paragraph-rsid="000662a0"/>
    </style:style>
    <style:style style:name="P140" style:family="paragraph" style:parent-style-name="Text_20_body">
      <style:text-properties officeooo:rsid="10c8a913" officeooo:paragraph-rsid="000662a0"/>
    </style:style>
    <style:style style:name="P141" style:family="paragraph" style:parent-style-name="Text_20_body">
      <style:text-properties officeooo:rsid="10f18a39" officeooo:paragraph-rsid="000662a0"/>
    </style:style>
    <style:style style:name="P142" style:family="paragraph" style:parent-style-name="Text_20_body">
      <style:text-properties officeooo:rsid="10db4a3b" officeooo:paragraph-rsid="000662a0"/>
    </style:style>
    <style:style style:name="P143" style:family="paragraph" style:parent-style-name="Text_20_body">
      <style:text-properties officeooo:rsid="10d5788c" officeooo:paragraph-rsid="000662a0"/>
    </style:style>
    <style:style style:name="P144" style:family="paragraph" style:parent-style-name="Text_20_body">
      <style:text-properties officeooo:rsid="110fb480" officeooo:paragraph-rsid="000662a0"/>
    </style:style>
    <style:style style:name="P145" style:family="paragraph" style:parent-style-name="Text_20_body">
      <style:text-properties officeooo:rsid="10f2252f" officeooo:paragraph-rsid="000662a0"/>
    </style:style>
    <style:style style:name="P146" style:family="paragraph" style:parent-style-name="Text_20_body">
      <style:text-properties officeooo:rsid="10d81d75" officeooo:paragraph-rsid="000662a0"/>
    </style:style>
    <style:style style:name="P147" style:family="paragraph" style:parent-style-name="Text_20_body">
      <style:text-properties officeooo:rsid="10f4ca1d" officeooo:paragraph-rsid="000662a0"/>
    </style:style>
    <style:style style:name="P148" style:family="paragraph" style:parent-style-name="Text_20_body">
      <style:text-properties officeooo:rsid="11129132" officeooo:paragraph-rsid="000662a0"/>
    </style:style>
    <style:style style:name="P149" style:family="paragraph" style:parent-style-name="Text_20_body">
      <style:text-properties officeooo:rsid="10f536c5" officeooo:paragraph-rsid="000662a0"/>
    </style:style>
    <style:style style:name="P150" style:family="paragraph" style:parent-style-name="Text_20_body">
      <style:text-properties officeooo:rsid="10f6f719" officeooo:paragraph-rsid="000662a0"/>
    </style:style>
    <style:style style:name="P151" style:family="paragraph" style:parent-style-name="Text_20_body">
      <style:text-properties officeooo:rsid="110ca9b3" officeooo:paragraph-rsid="000662a0"/>
    </style:style>
    <style:style style:name="P152" style:family="paragraph" style:parent-style-name="Text_20_body">
      <style:text-properties officeooo:rsid="10faeeb2" officeooo:paragraph-rsid="000662a0"/>
    </style:style>
    <style:style style:name="P153" style:family="paragraph" style:parent-style-name="Text_20_body">
      <style:text-properties officeooo:rsid="10fdb094" officeooo:paragraph-rsid="000662a0"/>
    </style:style>
    <style:style style:name="P154" style:family="paragraph" style:parent-style-name="Text_20_body">
      <style:text-properties officeooo:rsid="10ffe1ad" officeooo:paragraph-rsid="000662a0"/>
    </style:style>
    <style:style style:name="P155" style:family="paragraph" style:parent-style-name="Text_20_body">
      <style:text-properties officeooo:rsid="11099906" officeooo:paragraph-rsid="000662a0"/>
    </style:style>
    <style:style style:name="P156" style:family="paragraph" style:parent-style-name="Text_20_body">
      <style:text-properties officeooo:rsid="110b66e8" officeooo:paragraph-rsid="000662a0"/>
    </style:style>
    <style:style style:name="P157" style:family="paragraph" style:parent-style-name="Text_20_body">
      <style:text-properties officeooo:rsid="1101004f" officeooo:paragraph-rsid="000662a0"/>
    </style:style>
    <style:style style:name="P158" style:family="paragraph" style:parent-style-name="Text_20_body">
      <style:text-properties officeooo:rsid="1103e2a4" officeooo:paragraph-rsid="000662a0"/>
    </style:style>
    <style:style style:name="P159" style:family="paragraph" style:parent-style-name="Text_20_body">
      <style:text-properties officeooo:rsid="1104c0fb" officeooo:paragraph-rsid="000662a0"/>
    </style:style>
    <style:style style:name="P160" style:family="paragraph" style:parent-style-name="Text_20_body">
      <style:text-properties officeooo:rsid="1104f615" officeooo:paragraph-rsid="000662a0"/>
    </style:style>
    <style:style style:name="P161" style:family="paragraph" style:parent-style-name="Text_20_body">
      <style:text-properties officeooo:rsid="1106d133" officeooo:paragraph-rsid="000662a0"/>
    </style:style>
    <style:style style:name="P162" style:family="paragraph" style:parent-style-name="Text_20_body">
      <style:text-properties officeooo:rsid="1107f6c4" officeooo:paragraph-rsid="000662a0"/>
    </style:style>
    <style:style style:name="P163" style:family="paragraph" style:parent-style-name="Text_20_body">
      <style:text-properties officeooo:rsid="110868f9" officeooo:paragraph-rsid="000662a0"/>
    </style:style>
    <style:style style:name="P164" style:family="paragraph" style:parent-style-name="Text_20_body">
      <style:text-properties officeooo:paragraph-rsid="000662a0"/>
    </style:style>
    <style:style style:name="P165" style:family="paragraph" style:parent-style-name="Text_20_body">
      <style:paragraph-properties fo:margin-left="0.864cm" fo:margin-right="0cm" fo:text-indent="0cm" style:auto-text-indent="false"/>
      <style:text-properties fo:font-weight="bold" officeooo:rsid="0d5442aa" officeooo:paragraph-rsid="000662a0" style:font-weight-asian="bold" style:font-weight-complex="bold"/>
    </style:style>
    <style:style style:name="P166" style:family="paragraph" style:parent-style-name="Text_20_body">
      <style:paragraph-properties fo:margin-left="0.864cm" fo:margin-right="0cm" fo:text-indent="0cm" style:auto-text-indent="false"/>
      <style:text-properties fo:font-weight="bold" officeooo:rsid="0d570a9a" officeooo:paragraph-rsid="000662a0" style:font-weight-asian="bold" style:font-weight-complex="bold"/>
    </style:style>
    <style:style style:name="P167" style:family="paragraph" style:parent-style-name="Text_20_body">
      <style:paragraph-properties fo:margin-left="0.864cm" fo:margin-right="0cm" fo:text-indent="0cm" style:auto-text-indent="false"/>
      <style:text-properties fo:font-weight="bold" officeooo:rsid="0d5f6acc" officeooo:paragraph-rsid="000662a0" style:font-weight-asian="bold" style:font-weight-complex="bold"/>
    </style:style>
    <style:style style:name="P168" style:family="paragraph" style:parent-style-name="Text_20_body">
      <style:paragraph-properties fo:margin-left="0.864cm" fo:margin-right="0cm" fo:text-indent="0cm" style:auto-text-indent="false"/>
      <style:text-properties fo:font-weight="bold" officeooo:rsid="0db0ec13" officeooo:paragraph-rsid="000662a0" style:font-weight-asian="bold" style:font-weight-complex="bold"/>
    </style:style>
    <style:style style:name="P169" style:family="paragraph" style:parent-style-name="Text_20_body">
      <style:paragraph-properties fo:margin-left="0.864cm" fo:margin-right="0cm" fo:text-indent="0cm" style:auto-text-indent="false"/>
      <style:text-properties fo:font-weight="bold" officeooo:rsid="0db254be" officeooo:paragraph-rsid="000662a0" style:font-weight-asian="bold" style:font-weight-complex="bold"/>
    </style:style>
    <style:style style:name="P170" style:family="paragraph" style:parent-style-name="Text_20_body">
      <style:paragraph-properties fo:margin-left="0.864cm" fo:margin-right="0cm" fo:text-indent="0cm" style:auto-text-indent="false"/>
      <style:text-properties fo:font-weight="bold" officeooo:rsid="0db3cb45" officeooo:paragraph-rsid="000662a0" style:font-weight-asian="bold" style:font-weight-complex="bold"/>
    </style:style>
    <style:style style:name="P171" style:family="paragraph" style:parent-style-name="Text_20_body">
      <style:paragraph-properties fo:margin-left="0.864cm" fo:margin-right="0cm" fo:text-indent="0cm" style:auto-text-indent="false"/>
      <style:text-properties fo:font-weight="bold" officeooo:rsid="0db6205d" officeooo:paragraph-rsid="000662a0" style:font-weight-asian="bold" style:font-weight-complex="bold"/>
    </style:style>
    <style:style style:name="P172" style:family="paragraph" style:parent-style-name="Text_20_body">
      <style:paragraph-properties fo:margin-left="0.864cm" fo:margin-right="0cm" fo:text-indent="0cm" style:auto-text-indent="false"/>
      <style:text-properties fo:font-weight="bold" officeooo:rsid="0dce0fe4" officeooo:paragraph-rsid="000662a0" style:font-weight-asian="bold" style:font-weight-complex="bold"/>
    </style:style>
    <style:style style:name="P173" style:family="paragraph" style:parent-style-name="Text_20_body">
      <style:paragraph-properties fo:margin-left="0.864cm" fo:margin-right="0cm" fo:text-indent="0cm" style:auto-text-indent="false"/>
      <style:text-properties fo:font-weight="bold" officeooo:rsid="0dda6db8" officeooo:paragraph-rsid="000662a0" style:font-weight-asian="bold" style:font-weight-complex="bold"/>
    </style:style>
    <style:style style:name="P174" style:family="paragraph" style:parent-style-name="Text_20_body">
      <style:paragraph-properties fo:margin-left="0.864cm" fo:margin-right="0cm" fo:text-indent="0cm" style:auto-text-indent="false"/>
      <style:text-properties fo:font-weight="bold" officeooo:rsid="1037b602" officeooo:paragraph-rsid="000662a0" style:font-weight-asian="bold" style:font-weight-complex="bold"/>
    </style:style>
    <style:style style:name="P175" style:family="paragraph" style:parent-style-name="Text_20_body">
      <style:paragraph-properties fo:margin-left="0.864cm" fo:margin-right="0cm" fo:text-indent="0cm" style:auto-text-indent="false"/>
      <style:text-properties fo:font-weight="bold" officeooo:rsid="1167d995" officeooo:paragraph-rsid="000662a0" style:font-weight-asian="bold" style:font-weight-complex="bold"/>
    </style:style>
    <style:style style:name="P176" style:family="paragraph" style:parent-style-name="Text_20_body">
      <style:paragraph-properties fo:margin-left="0.864cm" fo:margin-right="0cm" fo:text-indent="0cm" style:auto-text-indent="false"/>
      <style:text-properties fo:font-weight="bold" officeooo:rsid="10384174" officeooo:paragraph-rsid="000662a0" style:font-weight-asian="bold" style:font-weight-complex="bold"/>
    </style:style>
    <style:style style:name="P177" style:family="paragraph" style:parent-style-name="Text_20_body">
      <style:paragraph-properties fo:margin-left="0.864cm" fo:margin-right="0cm" fo:text-indent="0cm" style:auto-text-indent="false"/>
      <style:text-properties fo:font-weight="bold" officeooo:rsid="103c8167" officeooo:paragraph-rsid="000662a0" style:font-weight-asian="bold" style:font-weight-complex="bold"/>
    </style:style>
    <style:style style:name="P178" style:family="paragraph" style:parent-style-name="Text_20_body">
      <style:paragraph-properties fo:margin-left="0.864cm" fo:margin-right="0cm" fo:text-indent="0cm" style:auto-text-indent="false"/>
      <style:text-properties fo:font-weight="bold" officeooo:rsid="103f1b42" officeooo:paragraph-rsid="000662a0" style:font-weight-asian="bold" style:font-weight-complex="bold"/>
    </style:style>
    <style:style style:name="P179" style:family="paragraph" style:parent-style-name="Text_20_body">
      <style:paragraph-properties fo:margin-left="0.864cm" fo:margin-right="0cm" fo:text-indent="0cm" style:auto-text-indent="false"/>
      <style:text-properties fo:font-weight="bold" officeooo:rsid="10487986" officeooo:paragraph-rsid="000662a0" style:font-weight-asian="bold" style:font-weight-complex="bold"/>
    </style:style>
    <style:style style:name="P180" style:family="paragraph" style:parent-style-name="Text_20_body">
      <style:paragraph-properties fo:margin-left="0.864cm" fo:margin-right="0cm" fo:text-indent="0cm" style:auto-text-indent="false"/>
      <style:text-properties fo:font-weight="bold" officeooo:rsid="10496044" officeooo:paragraph-rsid="000662a0" style:font-weight-asian="bold" style:font-weight-complex="bold"/>
    </style:style>
    <style:style style:name="P181" style:family="paragraph" style:parent-style-name="Text_20_body">
      <style:paragraph-properties fo:margin-left="0.864cm" fo:margin-right="0cm" fo:text-indent="0cm" style:auto-text-indent="false"/>
      <style:text-properties fo:font-weight="bold" officeooo:rsid="104b5d29" officeooo:paragraph-rsid="000662a0" style:font-weight-asian="bold" style:font-weight-complex="bold"/>
    </style:style>
    <style:style style:name="P182" style:family="paragraph" style:parent-style-name="Text_20_body">
      <style:paragraph-properties fo:margin-left="0.864cm" fo:margin-right="0cm" fo:text-indent="0cm" style:auto-text-indent="false"/>
      <style:text-properties fo:font-weight="bold" officeooo:rsid="104d2c9c" officeooo:paragraph-rsid="000662a0" style:font-weight-asian="bold" style:font-weight-complex="bold"/>
    </style:style>
    <style:style style:name="P183" style:family="paragraph" style:parent-style-name="Text_20_body">
      <style:paragraph-properties fo:margin-left="0.864cm" fo:margin-right="0cm" fo:text-indent="0cm" style:auto-text-indent="false"/>
      <style:text-properties fo:font-weight="bold" officeooo:rsid="104de894" officeooo:paragraph-rsid="000662a0" style:font-weight-asian="bold" style:font-weight-complex="bold"/>
    </style:style>
    <style:style style:name="P184" style:family="paragraph" style:parent-style-name="Text_20_body">
      <style:paragraph-properties fo:margin-left="0.864cm" fo:margin-right="0cm" fo:text-indent="0cm" style:auto-text-indent="false"/>
      <style:text-properties fo:font-weight="bold" officeooo:rsid="0d831cd2" officeooo:paragraph-rsid="000662a0" style:font-weight-asian="bold" style:font-weight-complex="bold"/>
    </style:style>
    <style:style style:name="P185" style:family="paragraph" style:parent-style-name="Text_20_body">
      <style:paragraph-properties fo:margin-left="0.864cm" fo:margin-right="0cm" fo:text-indent="0cm" style:auto-text-indent="false"/>
      <style:text-properties fo:font-weight="bold" officeooo:rsid="0d83951e" officeooo:paragraph-rsid="000662a0" style:font-weight-asian="bold" style:font-weight-complex="bold"/>
    </style:style>
    <style:style style:name="P186" style:family="paragraph" style:parent-style-name="Text_20_body">
      <style:paragraph-properties fo:margin-left="0.864cm" fo:margin-right="0cm" fo:text-indent="0cm" style:auto-text-indent="false"/>
      <style:text-properties fo:font-weight="bold" officeooo:rsid="0d8586de" officeooo:paragraph-rsid="000662a0" style:font-weight-asian="bold" style:font-weight-complex="bold"/>
    </style:style>
    <style:style style:name="P187" style:family="paragraph" style:parent-style-name="Text_20_body">
      <style:paragraph-properties fo:margin-left="0.864cm" fo:margin-right="0cm" fo:text-indent="0cm" style:auto-text-indent="false"/>
      <style:text-properties fo:font-weight="bold" officeooo:rsid="10531a2d" officeooo:paragraph-rsid="000662a0" style:font-weight-asian="bold" style:font-weight-complex="bold"/>
    </style:style>
    <style:style style:name="P188" style:family="paragraph" style:parent-style-name="Text_20_body">
      <style:paragraph-properties fo:margin-left="0.864cm" fo:margin-right="0cm" fo:text-indent="0cm" style:auto-text-indent="false"/>
      <style:text-properties fo:font-weight="bold" officeooo:rsid="105564b5" officeooo:paragraph-rsid="000662a0" style:font-weight-asian="bold" style:font-weight-complex="bold"/>
    </style:style>
    <style:style style:name="P189" style:family="paragraph" style:parent-style-name="Text_20_body">
      <style:paragraph-properties fo:margin-left="0.864cm" fo:margin-right="0cm" fo:text-indent="0cm" style:auto-text-indent="false"/>
      <style:text-properties fo:font-weight="bold" officeooo:rsid="105a91be" officeooo:paragraph-rsid="000662a0" style:font-weight-asian="bold" style:font-weight-complex="bold"/>
    </style:style>
    <style:style style:name="P190" style:family="paragraph" style:parent-style-name="Text_20_body">
      <style:paragraph-properties fo:margin-left="0.864cm" fo:margin-right="0cm" fo:text-indent="0cm" style:auto-text-indent="false"/>
      <style:text-properties fo:font-weight="bold" officeooo:rsid="105b925d" officeooo:paragraph-rsid="000662a0" style:font-weight-asian="bold" style:font-weight-complex="bold"/>
    </style:style>
    <style:style style:name="P191" style:family="paragraph" style:parent-style-name="Text_20_body">
      <style:paragraph-properties fo:margin-left="0.864cm" fo:margin-right="0cm" fo:text-indent="0cm" style:auto-text-indent="false"/>
      <style:text-properties fo:font-weight="bold" officeooo:rsid="106be76c" officeooo:paragraph-rsid="000662a0" style:font-weight-asian="bold" style:font-weight-complex="bold"/>
    </style:style>
    <style:style style:name="P192" style:family="paragraph" style:parent-style-name="Text_20_body">
      <style:paragraph-properties fo:margin-left="0.864cm" fo:margin-right="0cm" fo:text-indent="0cm" style:auto-text-indent="false"/>
      <style:text-properties fo:font-weight="bold" officeooo:rsid="108ed553" officeooo:paragraph-rsid="000662a0" style:font-weight-asian="bold" style:font-weight-complex="bold"/>
    </style:style>
    <style:style style:name="P193" style:family="paragraph" style:parent-style-name="Text_20_body">
      <style:paragraph-properties fo:margin-left="0.864cm" fo:margin-right="0cm" fo:text-indent="0cm" style:auto-text-indent="false"/>
      <style:text-properties fo:font-weight="bold" officeooo:rsid="106e851b" officeooo:paragraph-rsid="000662a0" style:font-weight-asian="bold" style:font-weight-complex="bold"/>
    </style:style>
    <style:style style:name="P194" style:family="paragraph" style:parent-style-name="Text_20_body">
      <style:paragraph-properties fo:margin-left="0.864cm" fo:margin-right="0cm" fo:text-indent="0cm" style:auto-text-indent="false"/>
      <style:text-properties fo:font-weight="bold" officeooo:rsid="106f9e30" officeooo:paragraph-rsid="000662a0" style:font-weight-asian="bold" style:font-weight-complex="bold"/>
    </style:style>
    <style:style style:name="P195" style:family="paragraph" style:parent-style-name="Text_20_body">
      <style:paragraph-properties fo:margin-left="0.864cm" fo:margin-right="0cm" fo:text-indent="0cm" style:auto-text-indent="false"/>
      <style:text-properties fo:font-weight="bold" officeooo:rsid="1084314e" officeooo:paragraph-rsid="000662a0" style:font-weight-asian="bold" style:font-weight-complex="bold"/>
    </style:style>
    <style:style style:name="P196" style:family="paragraph" style:parent-style-name="Text_20_body">
      <style:paragraph-properties fo:margin-left="0.864cm" fo:margin-right="0cm" fo:text-indent="0cm" style:auto-text-indent="false"/>
      <style:text-properties fo:font-weight="bold" officeooo:rsid="106fc56e" officeooo:paragraph-rsid="000662a0" style:font-weight-asian="bold" style:font-weight-complex="bold"/>
    </style:style>
    <style:style style:name="P197" style:family="paragraph" style:parent-style-name="Text_20_body">
      <style:paragraph-properties fo:margin-left="0.864cm" fo:margin-right="0cm" fo:text-indent="0cm" style:auto-text-indent="false"/>
      <style:text-properties fo:font-weight="bold" officeooo:rsid="1071add2" officeooo:paragraph-rsid="000662a0" style:font-weight-asian="bold" style:font-weight-complex="bold"/>
    </style:style>
    <style:style style:name="P198" style:family="paragraph" style:parent-style-name="Text_20_body">
      <style:paragraph-properties fo:margin-left="0.864cm" fo:margin-right="0cm" fo:text-indent="0cm" style:auto-text-indent="false"/>
      <style:text-properties fo:font-weight="bold" officeooo:rsid="107433cd" officeooo:paragraph-rsid="000662a0" style:font-weight-asian="bold" style:font-weight-complex="bold"/>
    </style:style>
    <style:style style:name="P199" style:family="paragraph" style:parent-style-name="Text_20_body">
      <style:paragraph-properties fo:margin-left="0.864cm" fo:margin-right="0cm" fo:text-indent="0cm" style:auto-text-indent="false"/>
      <style:text-properties fo:font-weight="bold" officeooo:rsid="1091fe64" officeooo:paragraph-rsid="000662a0" style:font-weight-asian="bold" style:font-weight-complex="bold"/>
    </style:style>
    <style:style style:name="P200" style:family="paragraph" style:parent-style-name="Text_20_body">
      <style:paragraph-properties fo:margin-left="0.864cm" fo:margin-right="0cm" fo:text-indent="0cm" style:auto-text-indent="false"/>
      <style:text-properties fo:font-weight="bold" officeooo:rsid="1076668d" officeooo:paragraph-rsid="000662a0" style:font-weight-asian="bold" style:font-weight-complex="bold"/>
    </style:style>
    <style:style style:name="P201" style:family="paragraph" style:parent-style-name="Text_20_body">
      <style:paragraph-properties fo:margin-left="0.864cm" fo:margin-right="0cm" fo:text-indent="0cm" style:auto-text-indent="false"/>
      <style:text-properties fo:font-weight="bold" officeooo:rsid="1098490f" officeooo:paragraph-rsid="000662a0" style:font-weight-asian="bold" style:font-weight-complex="bold"/>
    </style:style>
    <style:style style:name="P202" style:family="paragraph" style:parent-style-name="Text_20_body">
      <style:paragraph-properties fo:margin-left="0.864cm" fo:margin-right="0cm" fo:text-indent="0cm" style:auto-text-indent="false"/>
      <style:text-properties fo:font-weight="bold" officeooo:rsid="10847412" officeooo:paragraph-rsid="000662a0" style:font-weight-asian="bold" style:font-weight-complex="bold"/>
    </style:style>
    <style:style style:name="P203" style:family="paragraph" style:parent-style-name="Text_20_body">
      <style:paragraph-properties fo:margin-left="0.864cm" fo:margin-right="0cm" fo:text-indent="0cm" style:auto-text-indent="false"/>
      <style:text-properties fo:font-weight="bold" officeooo:rsid="107898d6" officeooo:paragraph-rsid="000662a0" style:font-weight-asian="bold" style:font-weight-complex="bold"/>
    </style:style>
    <style:style style:name="P204" style:family="paragraph" style:parent-style-name="Text_20_body">
      <style:paragraph-properties fo:margin-left="0.864cm" fo:margin-right="0cm" fo:text-indent="0cm" style:auto-text-indent="false"/>
      <style:text-properties fo:font-weight="bold" officeooo:rsid="107e6f8c" officeooo:paragraph-rsid="000662a0" style:font-weight-asian="bold" style:font-weight-complex="bold"/>
    </style:style>
    <style:style style:name="P205" style:family="paragraph" style:parent-style-name="Text_20_body">
      <style:paragraph-properties fo:margin-left="0.864cm" fo:margin-right="0cm" fo:text-indent="0cm" style:auto-text-indent="false"/>
      <style:text-properties fo:font-weight="bold" officeooo:rsid="10809553" officeooo:paragraph-rsid="000662a0" style:font-weight-asian="bold" style:font-weight-complex="bold"/>
    </style:style>
    <style:style style:name="P206" style:family="paragraph" style:parent-style-name="Text_20_body">
      <style:paragraph-properties fo:margin-left="0.864cm" fo:margin-right="0cm" fo:text-indent="0cm" style:auto-text-indent="false"/>
      <style:text-properties fo:font-weight="bold" officeooo:rsid="10826634" officeooo:paragraph-rsid="000662a0" style:font-weight-asian="bold" style:font-weight-complex="bold"/>
    </style:style>
    <style:style style:name="P207" style:family="paragraph" style:parent-style-name="Text_20_body">
      <style:paragraph-properties fo:margin-left="0.864cm" fo:margin-right="0cm" fo:text-indent="0cm" style:auto-text-indent="false"/>
      <style:text-properties fo:font-weight="bold" officeooo:rsid="1086489c" officeooo:paragraph-rsid="000662a0" style:font-weight-asian="bold" style:font-weight-complex="bold"/>
    </style:style>
    <style:style style:name="P208" style:family="paragraph" style:parent-style-name="Text_20_body">
      <style:paragraph-properties fo:margin-left="0.864cm" fo:margin-right="0cm" fo:text-indent="0cm" style:auto-text-indent="false"/>
      <style:text-properties fo:font-weight="bold" officeooo:rsid="108ae3bd" officeooo:paragraph-rsid="000662a0" style:font-weight-asian="bold" style:font-weight-complex="bold"/>
    </style:style>
    <style:style style:name="P209" style:family="paragraph" style:parent-style-name="Text_20_body">
      <style:paragraph-properties fo:margin-left="0.864cm" fo:margin-right="0cm" fo:text-indent="0cm" style:auto-text-indent="false"/>
      <style:text-properties fo:font-weight="bold" officeooo:rsid="1094afc9" officeooo:paragraph-rsid="000662a0" style:font-weight-asian="bold" style:font-weight-complex="bold"/>
    </style:style>
    <style:style style:name="P210" style:family="paragraph" style:parent-style-name="Text_20_body">
      <style:paragraph-properties fo:margin-left="0.864cm" fo:margin-right="0cm" fo:text-indent="0cm" style:auto-text-indent="false"/>
      <style:text-properties fo:font-weight="bold" officeooo:rsid="108d43e3" officeooo:paragraph-rsid="000662a0" style:font-weight-asian="bold" style:font-weight-complex="bold"/>
    </style:style>
    <style:style style:name="P211" style:family="paragraph" style:parent-style-name="Text_20_body">
      <style:paragraph-properties fo:margin-left="0.864cm" fo:margin-right="0cm" fo:text-indent="0cm" style:auto-text-indent="false"/>
      <style:text-properties fo:font-weight="bold" officeooo:rsid="108f8202" officeooo:paragraph-rsid="000662a0" style:font-weight-asian="bold" style:font-weight-complex="bold"/>
    </style:style>
    <style:style style:name="P212" style:family="paragraph" style:parent-style-name="Text_20_body">
      <style:paragraph-properties fo:margin-left="0.864cm" fo:margin-right="0cm" fo:text-indent="0cm" style:auto-text-indent="false"/>
      <style:text-properties fo:font-weight="bold" officeooo:rsid="10917db4" officeooo:paragraph-rsid="000662a0" style:font-weight-asian="bold" style:font-weight-complex="bold"/>
    </style:style>
    <style:style style:name="P213" style:family="paragraph" style:parent-style-name="Text_20_body">
      <style:paragraph-properties fo:margin-left="0.864cm" fo:margin-right="0cm" fo:text-indent="0cm" style:auto-text-indent="false"/>
      <style:text-properties fo:font-weight="bold" officeooo:rsid="109ac9d4" officeooo:paragraph-rsid="000662a0" style:font-weight-asian="bold" style:font-weight-complex="bold"/>
    </style:style>
    <style:style style:name="P214" style:family="paragraph" style:parent-style-name="Text_20_body">
      <style:paragraph-properties fo:margin-left="0.864cm" fo:margin-right="0cm" fo:text-indent="0cm" style:auto-text-indent="false"/>
      <style:text-properties fo:font-weight="bold" officeooo:rsid="109c6093" officeooo:paragraph-rsid="000662a0" style:font-weight-asian="bold" style:font-weight-complex="bold"/>
    </style:style>
    <style:style style:name="P215" style:family="paragraph" style:parent-style-name="Text_20_body">
      <style:paragraph-properties fo:margin-left="0.864cm" fo:margin-right="0cm" fo:text-indent="0cm" style:auto-text-indent="false"/>
      <style:text-properties fo:font-weight="bold" officeooo:rsid="109e4ad9" officeooo:paragraph-rsid="000662a0" style:font-weight-asian="bold" style:font-weight-complex="bold"/>
    </style:style>
    <style:style style:name="P216" style:family="paragraph" style:parent-style-name="Text_20_body">
      <style:paragraph-properties fo:margin-left="0.864cm" fo:margin-right="0cm" fo:text-indent="0cm" style:auto-text-indent="false"/>
      <style:text-properties fo:font-weight="bold" officeooo:rsid="10a8fb47" officeooo:paragraph-rsid="000662a0" style:font-weight-asian="bold" style:font-weight-complex="bold"/>
    </style:style>
    <style:style style:name="P217" style:family="paragraph" style:parent-style-name="Text_20_body">
      <style:paragraph-properties fo:margin-left="0.864cm" fo:margin-right="0cm" fo:text-indent="0cm" style:auto-text-indent="false"/>
      <style:text-properties fo:font-weight="bold" officeooo:rsid="10c1b5a7" officeooo:paragraph-rsid="000662a0" style:font-weight-asian="bold" style:font-weight-complex="bold"/>
    </style:style>
    <style:style style:name="P218" style:family="paragraph" style:parent-style-name="Text_20_body">
      <style:paragraph-properties fo:margin-left="0.864cm" fo:margin-right="0cm" fo:text-indent="0cm" style:auto-text-indent="false"/>
      <style:text-properties fo:font-weight="bold" officeooo:rsid="10c558a0" officeooo:paragraph-rsid="000662a0" style:font-weight-asian="bold" style:font-weight-complex="bold"/>
    </style:style>
    <style:style style:name="P219" style:family="paragraph" style:parent-style-name="Text_20_body">
      <style:paragraph-properties fo:margin-left="0.864cm" fo:margin-right="0cm" fo:text-indent="0cm" style:auto-text-indent="false"/>
      <style:text-properties fo:font-weight="bold" officeooo:rsid="10c6cc22" officeooo:paragraph-rsid="000662a0" style:font-weight-asian="bold" style:font-weight-complex="bold"/>
    </style:style>
    <style:style style:name="P220" style:family="paragraph" style:parent-style-name="Text_20_body">
      <style:paragraph-properties fo:margin-left="0.864cm" fo:margin-right="0cm" fo:text-indent="0cm" style:auto-text-indent="false"/>
      <style:text-properties fo:font-weight="bold" officeooo:rsid="10ca7209" officeooo:paragraph-rsid="000662a0" style:font-weight-asian="bold" style:font-weight-complex="bold"/>
    </style:style>
    <style:style style:name="P221" style:family="paragraph" style:parent-style-name="Text_20_body">
      <style:paragraph-properties fo:margin-left="0.864cm" fo:margin-right="0cm" fo:text-indent="0cm" style:auto-text-indent="false"/>
      <style:text-properties fo:font-weight="bold" officeooo:rsid="10db4a3b" officeooo:paragraph-rsid="000662a0" style:font-weight-asian="bold" style:font-weight-complex="bold"/>
    </style:style>
    <style:style style:name="P222" style:family="paragraph" style:parent-style-name="Text_20_body">
      <style:paragraph-properties fo:margin-left="0.864cm" fo:margin-right="0cm" fo:text-indent="0cm" style:auto-text-indent="false"/>
      <style:text-properties fo:font-weight="bold" officeooo:rsid="10f2252f" officeooo:paragraph-rsid="000662a0" style:font-weight-asian="bold" style:font-weight-complex="bold"/>
    </style:style>
    <style:style style:name="P223" style:family="paragraph" style:parent-style-name="Text_20_body">
      <style:paragraph-properties fo:margin-left="0.864cm" fo:margin-right="0cm" fo:text-indent="0cm" style:auto-text-indent="false"/>
      <style:text-properties fo:font-weight="bold" officeooo:rsid="10f18a39" officeooo:paragraph-rsid="000662a0" style:font-weight-asian="bold" style:font-weight-complex="bold"/>
    </style:style>
    <style:style style:name="P224" style:family="paragraph" style:parent-style-name="Text_20_body">
      <style:paragraph-properties fo:margin-left="0.864cm" fo:margin-right="0cm" fo:text-indent="0cm" style:auto-text-indent="false"/>
      <style:text-properties fo:font-weight="bold" officeooo:rsid="10d81d75" officeooo:paragraph-rsid="000662a0" style:font-weight-asian="bold" style:font-weight-complex="bold"/>
    </style:style>
    <style:style style:name="P225" style:family="paragraph" style:parent-style-name="Text_20_body">
      <style:paragraph-properties fo:margin-left="0.864cm" fo:margin-right="0cm" fo:text-indent="0cm" style:auto-text-indent="false"/>
      <style:text-properties fo:font-weight="bold" officeooo:rsid="10f4ca1d" officeooo:paragraph-rsid="000662a0" style:font-weight-asian="bold" style:font-weight-complex="bold"/>
    </style:style>
    <style:style style:name="P226" style:family="paragraph" style:parent-style-name="Text_20_body">
      <style:paragraph-properties fo:margin-left="0.864cm" fo:margin-right="0cm" fo:text-indent="0cm" style:auto-text-indent="false"/>
      <style:text-properties fo:font-weight="bold" officeooo:rsid="10f536c5" officeooo:paragraph-rsid="000662a0" style:font-weight-asian="bold" style:font-weight-complex="bold"/>
    </style:style>
    <style:style style:name="P227" style:family="paragraph" style:parent-style-name="Text_20_body">
      <style:paragraph-properties fo:margin-left="0.864cm" fo:margin-right="0cm" fo:text-indent="0cm" style:auto-text-indent="false"/>
      <style:text-properties fo:font-weight="bold" officeooo:rsid="10f6f719" officeooo:paragraph-rsid="000662a0" style:font-weight-asian="bold" style:font-weight-complex="bold"/>
    </style:style>
    <style:style style:name="P228" style:family="paragraph" style:parent-style-name="Text_20_body">
      <style:paragraph-properties fo:margin-left="0.864cm" fo:margin-right="0cm" fo:text-indent="0cm" style:auto-text-indent="false"/>
      <style:text-properties fo:font-weight="bold" officeooo:rsid="10faeeb2" officeooo:paragraph-rsid="000662a0" style:font-weight-asian="bold" style:font-weight-complex="bold"/>
    </style:style>
    <style:style style:name="P229" style:family="paragraph" style:parent-style-name="Text_20_body">
      <style:paragraph-properties fo:margin-left="0.864cm" fo:margin-right="0cm" fo:text-indent="0cm" style:auto-text-indent="false"/>
      <style:text-properties fo:font-weight="bold" officeooo:rsid="10fdb094" officeooo:paragraph-rsid="000662a0" style:font-weight-asian="bold" style:font-weight-complex="bold"/>
    </style:style>
    <style:style style:name="P230" style:family="paragraph" style:parent-style-name="Text_20_body">
      <style:paragraph-properties fo:margin-left="0.864cm" fo:margin-right="0cm" fo:text-indent="0cm" style:auto-text-indent="false"/>
      <style:text-properties fo:font-weight="bold" officeooo:rsid="110b66e8" officeooo:paragraph-rsid="000662a0" style:font-weight-asian="bold" style:font-weight-complex="bold"/>
    </style:style>
    <style:style style:name="P231" style:family="paragraph" style:parent-style-name="Text_20_body">
      <style:paragraph-properties fo:margin-left="0.864cm" fo:margin-right="0cm" fo:text-indent="0cm" style:auto-text-indent="false"/>
      <style:text-properties fo:font-weight="bold" officeooo:rsid="1104c0fb" officeooo:paragraph-rsid="000662a0" style:font-weight-asian="bold" style:font-weight-complex="bold"/>
    </style:style>
    <style:style style:name="P232" style:family="paragraph" style:parent-style-name="Text_20_body">
      <style:paragraph-properties fo:margin-left="0.864cm" fo:margin-right="0cm" fo:text-indent="0cm" style:auto-text-indent="false"/>
      <style:text-properties fo:font-weight="bold" officeooo:rsid="1104f615" officeooo:paragraph-rsid="000662a0" style:font-weight-asian="bold" style:font-weight-complex="bold"/>
    </style:style>
    <style:style style:name="P233" style:family="paragraph" style:parent-style-name="Text_20_body">
      <style:paragraph-properties fo:margin-left="0.864cm" fo:margin-right="0cm" fo:text-indent="0cm" style:auto-text-indent="false"/>
      <style:text-properties fo:font-weight="bold" officeooo:rsid="1107f6c4" officeooo:paragraph-rsid="000662a0" style:font-weight-asian="bold" style:font-weight-complex="bold"/>
    </style:style>
    <style:style style:name="P234" style:family="paragraph" style:parent-style-name="Text_20_body">
      <style:paragraph-properties fo:margin-left="0.864cm" fo:margin-right="0cm" fo:text-indent="0cm" style:auto-text-indent="false"/>
      <style:text-properties officeooo:rsid="0dc06bb2" officeooo:paragraph-rsid="000662a0"/>
    </style:style>
    <style:style style:name="P235" style:family="paragraph" style:parent-style-name="Text_20_body">
      <style:paragraph-properties fo:margin-left="0.864cm" fo:margin-right="0cm" fo:text-indent="0cm" style:auto-text-indent="false"/>
      <style:text-properties officeooo:rsid="0dc13da9" officeooo:paragraph-rsid="000662a0"/>
    </style:style>
    <style:style style:name="P236" style:family="paragraph" style:parent-style-name="Text_20_body">
      <style:paragraph-properties fo:margin-left="0.864cm" fo:margin-right="0cm" fo:text-indent="0cm" style:auto-text-indent="false"/>
      <style:text-properties officeooo:rsid="0dc28e02" officeooo:paragraph-rsid="000662a0"/>
    </style:style>
    <style:style style:name="P237" style:family="paragraph" style:parent-style-name="Text_20_body">
      <style:paragraph-properties fo:margin-left="0.864cm" fo:margin-right="0cm" fo:text-indent="0cm" style:auto-text-indent="false"/>
      <style:text-properties officeooo:rsid="103c8167" officeooo:paragraph-rsid="000662a0"/>
    </style:style>
    <style:style style:name="P238" style:family="paragraph" style:parent-style-name="Text_20_body">
      <style:paragraph-properties fo:margin-left="0.864cm" fo:margin-right="0cm" fo:text-indent="0cm" style:auto-text-indent="false"/>
      <style:text-properties style:text-underline-style="none" fo:font-weight="bold" officeooo:rsid="10547f52" officeooo:paragraph-rsid="000662a0" style:font-weight-asian="bold" style:font-weight-complex="bold"/>
    </style:style>
    <style:style style:name="P239" style:family="paragraph" style:parent-style-name="Text_20_body">
      <style:paragraph-properties fo:margin-left="0.864cm" fo:margin-right="0cm" fo:text-indent="0cm" style:auto-text-indent="false"/>
      <style:text-properties style:text-underline-style="none" fo:font-weight="bold" officeooo:rsid="105564b5" officeooo:paragraph-rsid="000662a0" style:font-weight-asian="bold" style:font-weight-complex="bold"/>
    </style:style>
    <style:style style:name="P240" style:family="paragraph" style:parent-style-name="Text_20_body">
      <style:paragraph-properties fo:margin-left="0.864cm" fo:margin-right="0cm" fo:text-indent="0cm" style:auto-text-indent="false"/>
      <style:text-properties fo:font-style="normal" fo:font-weight="bold" officeooo:rsid="105564b5" officeooo:paragraph-rsid="000662a0" style:font-style-asian="normal" style:font-weight-asian="bold" style:font-style-complex="normal" style:font-weight-complex="bold"/>
    </style:style>
    <style:style style:name="P241" style:family="paragraph" style:parent-style-name="Text_20_body">
      <style:paragraph-properties fo:margin-left="0.864cm" fo:margin-right="0cm" fo:text-indent="0cm" style:auto-text-indent="false"/>
      <style:text-properties fo:font-style="normal" fo:font-weight="bold" officeooo:rsid="105a91be" officeooo:paragraph-rsid="000662a0" style:font-style-asian="normal" style:font-weight-asian="bold" style:font-style-complex="normal" style:font-weight-complex="bold"/>
    </style:style>
    <style:style style:name="P242" style:family="paragraph" style:parent-style-name="Text_20_body">
      <style:paragraph-properties fo:margin-left="0.864cm" fo:margin-right="0cm" fo:text-indent="0cm" style:auto-text-indent="false"/>
      <style:text-properties fo:font-style="normal" fo:font-weight="bold" officeooo:rsid="105d1ff6" officeooo:paragraph-rsid="000662a0" style:font-style-asian="normal" style:font-weight-asian="bold" style:font-style-complex="normal" style:font-weight-complex="bold"/>
    </style:style>
    <style:style style:name="P243" style:family="paragraph" style:parent-style-name="Text_20_body">
      <style:paragraph-properties fo:margin-left="0.864cm" fo:margin-right="0cm" fo:text-indent="0cm" style:auto-text-indent="false"/>
      <style:text-properties fo:font-style="normal" fo:font-weight="bold" officeooo:rsid="105ddcf2" officeooo:paragraph-rsid="000662a0" style:font-style-asian="normal" style:font-weight-asian="bold" style:font-style-complex="normal" style:font-weight-complex="bold"/>
    </style:style>
    <style:style style:name="P244" style:family="paragraph" style:parent-style-name="Text_20_body">
      <style:paragraph-properties fo:margin-left="0.864cm" fo:margin-right="0cm" fo:text-indent="0cm" style:auto-text-indent="false"/>
      <style:text-properties fo:font-style="normal" fo:font-weight="bold" officeooo:rsid="106ca26f" officeooo:paragraph-rsid="000662a0" style:font-style-asian="normal" style:font-weight-asian="bold" style:font-style-complex="normal" style:font-weight-complex="bold"/>
    </style:style>
    <style:style style:name="P245" style:family="paragraph" style:parent-style-name="Text_20_body">
      <style:paragraph-properties fo:margin-left="0.864cm" fo:margin-right="0cm" fo:text-indent="0cm" style:auto-text-indent="false"/>
      <style:text-properties fo:font-style="normal" fo:font-weight="bold" officeooo:rsid="10f2252f" officeooo:paragraph-rsid="000662a0" style:font-style-asian="normal" style:font-weight-asian="bold" style:font-style-complex="normal" style:font-weight-complex="bold"/>
    </style:style>
    <style:style style:name="P246" style:family="paragraph" style:parent-style-name="Text_20_body">
      <style:paragraph-properties fo:margin-left="0.864cm" fo:margin-right="0cm" fo:text-indent="0cm" style:auto-text-indent="false"/>
      <style:text-properties officeooo:rsid="106be76c" officeooo:paragraph-rsid="000662a0"/>
    </style:style>
    <style:style style:name="P247" style:family="paragraph" style:parent-style-name="Text_20_body">
      <style:paragraph-properties fo:margin-left="0.864cm" fo:margin-right="0cm" fo:text-indent="0cm" style:auto-text-indent="false"/>
      <style:text-properties officeooo:rsid="10c1b5a7" officeooo:paragraph-rsid="000662a0"/>
    </style:style>
    <style:style style:name="P248" style:family="paragraph" style:parent-style-name="Text_20_body">
      <style:paragraph-properties fo:margin-left="0.864cm" fo:margin-right="0cm" fo:text-indent="0cm" style:auto-text-indent="false"/>
      <style:text-properties officeooo:rsid="10d5788c" officeooo:paragraph-rsid="000662a0"/>
    </style:style>
    <style:style style:name="P249" style:family="paragraph" style:parent-style-name="Text_20_body">
      <style:paragraph-properties fo:margin-left="0.864cm" fo:margin-right="0cm" fo:text-indent="0cm" style:auto-text-indent="false"/>
      <style:text-properties officeooo:rsid="10f2252f" officeooo:paragraph-rsid="000662a0"/>
    </style:style>
    <style:style style:name="P250" style:family="paragraph" style:parent-style-name="Text_20_body">
      <style:paragraph-properties fo:margin-left="0.864cm" fo:margin-right="0cm" fo:text-indent="0cm" style:auto-text-indent="false"/>
      <style:text-properties style:text-position="0% 100%" fo:font-weight="bold" officeooo:rsid="110c68ab" officeooo:paragraph-rsid="000662a0" style:font-weight-asian="bold" style:font-weight-complex="bold"/>
    </style:style>
    <style:style style:name="P251" style:family="paragraph" style:parent-style-name="Text_20_body">
      <style:paragraph-properties fo:margin-left="0.864cm" fo:margin-right="0cm" fo:text-indent="0cm" style:auto-text-indent="false"/>
      <style:text-properties officeooo:paragraph-rsid="000662a0"/>
    </style:style>
    <style:style style:name="P252" style:family="paragraph" style:parent-style-name="Text_20_body">
      <style:paragraph-properties fo:margin-left="0cm" fo:margin-right="0cm" fo:text-indent="0cm" style:auto-text-indent="false"/>
      <style:text-properties fo:font-weight="bold" officeooo:rsid="0d5442aa" officeooo:paragraph-rsid="000662a0" style:font-weight-asian="bold" style:font-weight-complex="bold"/>
    </style:style>
    <style:style style:name="P253" style:family="paragraph" style:parent-style-name="Text_20_body">
      <style:paragraph-properties fo:margin-left="0cm" fo:margin-right="0cm" fo:text-indent="0cm" style:auto-text-indent="false"/>
      <style:text-properties fo:font-weight="bold" officeooo:rsid="0d5500f6" officeooo:paragraph-rsid="000662a0" style:font-weight-asian="bold" style:font-weight-complex="bold"/>
    </style:style>
    <style:style style:name="P254" style:family="paragraph" style:parent-style-name="Text_20_body">
      <style:paragraph-properties fo:margin-left="0cm" fo:margin-right="0cm" fo:text-indent="0cm" style:auto-text-indent="false"/>
      <style:text-properties fo:font-weight="bold" officeooo:rsid="0d5f6acc" officeooo:paragraph-rsid="000662a0" style:font-weight-asian="bold" style:font-weight-complex="bold"/>
    </style:style>
    <style:style style:name="P255" style:family="paragraph" style:parent-style-name="Text_20_body">
      <style:paragraph-properties fo:margin-left="0cm" fo:margin-right="0cm" fo:text-indent="0cm" style:auto-text-indent="false"/>
      <style:text-properties fo:font-weight="bold" officeooo:rsid="0db3cb45" officeooo:paragraph-rsid="000662a0" style:font-weight-asian="bold" style:font-weight-complex="bold"/>
    </style:style>
    <style:style style:name="P256" style:family="paragraph" style:parent-style-name="Text_20_body">
      <style:paragraph-properties fo:margin-left="0cm" fo:margin-right="0cm" fo:text-indent="0cm" style:auto-text-indent="false"/>
      <style:text-properties fo:font-weight="bold" officeooo:rsid="0db455e9" officeooo:paragraph-rsid="000662a0" style:font-weight-asian="bold" style:font-weight-complex="bold"/>
    </style:style>
    <style:style style:name="P257" style:family="paragraph" style:parent-style-name="Text_20_body">
      <style:paragraph-properties fo:margin-left="0cm" fo:margin-right="0cm" fo:text-indent="0cm" style:auto-text-indent="false"/>
      <style:text-properties fo:font-weight="bold" officeooo:rsid="0dc7467d" officeooo:paragraph-rsid="000662a0" style:font-weight-asian="bold" style:font-weight-complex="bold"/>
    </style:style>
    <style:style style:name="P258" style:family="paragraph" style:parent-style-name="Text_20_body">
      <style:paragraph-properties fo:margin-left="0cm" fo:margin-right="0cm" fo:text-indent="0cm" style:auto-text-indent="false"/>
      <style:text-properties fo:font-weight="bold" officeooo:rsid="0dcf528c" officeooo:paragraph-rsid="000662a0" style:font-weight-asian="bold" style:font-weight-complex="bold"/>
    </style:style>
    <style:style style:name="P259" style:family="paragraph" style:parent-style-name="Text_20_body">
      <style:paragraph-properties fo:margin-left="0cm" fo:margin-right="0cm" fo:text-indent="0cm" style:auto-text-indent="false"/>
      <style:text-properties fo:font-weight="bold" officeooo:rsid="0dcf7610" officeooo:paragraph-rsid="000662a0" style:font-weight-asian="bold" style:font-weight-complex="bold"/>
    </style:style>
    <style:style style:name="P260" style:family="paragraph" style:parent-style-name="Text_20_body">
      <style:paragraph-properties fo:margin-left="0cm" fo:margin-right="0cm" fo:text-indent="0cm" style:auto-text-indent="false"/>
      <style:text-properties fo:font-weight="bold" officeooo:rsid="0dd58e53" officeooo:paragraph-rsid="000662a0" style:font-weight-asian="bold" style:font-weight-complex="bold"/>
    </style:style>
    <style:style style:name="P261" style:family="paragraph" style:parent-style-name="Text_20_body">
      <style:paragraph-properties fo:margin-left="0cm" fo:margin-right="0cm" fo:text-indent="0cm" style:auto-text-indent="false"/>
      <style:text-properties fo:font-weight="bold" officeooo:rsid="0dd6fdf3" officeooo:paragraph-rsid="000662a0" style:font-weight-asian="bold" style:font-weight-complex="bold"/>
    </style:style>
    <style:style style:name="P262" style:family="paragraph" style:parent-style-name="Text_20_body">
      <style:paragraph-properties fo:margin-left="0cm" fo:margin-right="0cm" fo:text-indent="0cm" style:auto-text-indent="false"/>
      <style:text-properties fo:font-weight="bold" officeooo:rsid="0ddc0d81" officeooo:paragraph-rsid="000662a0" style:font-weight-asian="bold" style:font-weight-complex="bold"/>
    </style:style>
    <style:style style:name="P263" style:family="paragraph" style:parent-style-name="Text_20_body">
      <style:paragraph-properties fo:margin-left="0cm" fo:margin-right="0cm" fo:text-indent="0cm" style:auto-text-indent="false"/>
      <style:text-properties officeooo:rsid="0d8c7641" officeooo:paragraph-rsid="000662a0"/>
    </style:style>
    <style:style style:name="P264" style:family="paragraph" style:parent-style-name="Text_20_body">
      <style:paragraph-properties fo:margin-left="0cm" fo:margin-right="0cm" fo:text-indent="0cm" style:auto-text-indent="false"/>
      <style:text-properties officeooo:rsid="0ddc0d81" officeooo:paragraph-rsid="000662a0"/>
    </style:style>
    <style:style style:name="P265" style:family="paragraph" style:parent-style-name="Text_20_body">
      <style:paragraph-properties fo:margin-left="0cm" fo:margin-right="0cm" fo:text-indent="0cm" style:auto-text-indent="false"/>
      <style:text-properties fo:font-style="normal" fo:font-weight="normal" officeooo:rsid="104de894" officeooo:paragraph-rsid="000662a0" style:font-style-asian="normal" style:font-weight-asian="normal" style:font-style-complex="normal" style:font-weight-complex="normal"/>
    </style:style>
    <style:style style:name="P266" style:family="paragraph" style:parent-style-name="Text_20_body" style:master-page-name="Left_20_Page">
      <style:paragraph-properties fo:margin-left="0cm" fo:margin-right="0cm" fo:text-indent="0cm" style:auto-text-indent="false" style:page-number="auto"/>
      <style:text-properties fo:font-style="normal" fo:font-weight="normal" officeooo:rsid="0d8c7641" officeooo:paragraph-rsid="000662a0" style:font-style-asian="normal" style:font-weight-asian="normal" style:font-style-complex="normal" style:font-weight-complex="normal"/>
    </style:style>
    <style:style style:name="P267" style:family="paragraph" style:parent-style-name="Text_20_body" style:master-page-name="Left_20_Page">
      <style:paragraph-properties fo:margin-left="0cm" fo:margin-right="0cm" fo:text-indent="0cm" style:auto-text-indent="false" style:page-number="auto"/>
      <style:text-properties fo:font-weight="normal" officeooo:rsid="0d85cecb" officeooo:paragraph-rsid="000662a0" style:font-weight-asian="normal" style:font-weight-complex="normal"/>
    </style:style>
    <style:style style:name="P268" style:family="paragraph" style:parent-style-name="Text_20_body" style:master-page-name="Right_20_Page">
      <style:paragraph-properties fo:text-align="center" style:justify-single-word="false" style:page-number="auto" fo:break-before="page"/>
      <style:text-properties officeooo:rsid="00f24c49" officeooo:paragraph-rsid="000662a0"/>
    </style:style>
    <style:style style:name="P269" style:family="paragraph" style:parent-style-name="Text_20_body" style:master-page-name="Left_20_Page">
      <style:paragraph-properties style:page-number="auto"/>
      <style:text-properties officeooo:paragraph-rsid="000662a0"/>
    </style:style>
    <style:style style:name="P270" style:family="paragraph" style:parent-style-name="Text_20_body" style:master-page-name="Left_20_Page">
      <style:paragraph-properties style:page-number="auto"/>
      <style:text-properties officeooo:paragraph-rsid="000662a0"/>
    </style:style>
    <style:style style:name="P271" style:family="paragraph" style:parent-style-name="Heading_20_1">
      <style:text-properties officeooo:rsid="06e19b51" officeooo:paragraph-rsid="000662a0"/>
    </style:style>
    <style:style style:name="P272" style:family="paragraph" style:parent-style-name="Heading_20_1">
      <style:text-properties officeooo:paragraph-rsid="000662a0"/>
    </style:style>
    <style:style style:name="P273" style:family="paragraph" style:parent-style-name="Heading_20_3">
      <style:text-properties officeooo:rsid="103047fb" officeooo:paragraph-rsid="000662a0"/>
    </style:style>
    <style:style style:name="P274" style:family="paragraph" style:parent-style-name="Heading_20_3">
      <style:text-properties officeooo:rsid="0d50ee7d" officeooo:paragraph-rsid="000662a0"/>
    </style:style>
    <style:style style:name="P275" style:family="paragraph" style:parent-style-name="Heading_20_3">
      <style:text-properties officeooo:rsid="0d41fc0b" officeooo:paragraph-rsid="000662a0"/>
    </style:style>
    <style:style style:name="P276" style:family="paragraph" style:parent-style-name="Heading_20_3">
      <style:text-properties officeooo:rsid="06e17c11" officeooo:paragraph-rsid="000662a0"/>
    </style:style>
    <style:style style:name="P277" style:family="paragraph" style:parent-style-name="Heading_20_3">
      <style:text-properties officeooo:rsid="06df94b5" officeooo:paragraph-rsid="000662a0"/>
    </style:style>
    <style:style style:name="P278" style:family="paragraph" style:parent-style-name="Heading_20_3">
      <style:text-properties officeooo:rsid="06e0d236" officeooo:paragraph-rsid="000662a0"/>
    </style:style>
    <style:style style:name="P279" style:family="paragraph" style:parent-style-name="Heading_20_3">
      <style:text-properties officeooo:rsid="0d8e7bc6" officeooo:paragraph-rsid="000662a0"/>
    </style:style>
    <style:style style:name="P280" style:family="paragraph" style:parent-style-name="Heading_20_3">
      <style:text-properties officeooo:rsid="0d88531a" officeooo:paragraph-rsid="000662a0"/>
    </style:style>
    <style:style style:name="P281" style:family="paragraph" style:parent-style-name="Heading_20_3">
      <style:text-properties officeooo:rsid="0db455e9" officeooo:paragraph-rsid="000662a0"/>
    </style:style>
    <style:style style:name="P282" style:family="paragraph" style:parent-style-name="Heading_20_3">
      <style:text-properties officeooo:rsid="0daaf906" officeooo:paragraph-rsid="000662a0"/>
    </style:style>
    <style:style style:name="P283" style:family="paragraph" style:parent-style-name="Heading_20_3">
      <style:text-properties officeooo:rsid="0e49bad1" officeooo:paragraph-rsid="000662a0"/>
    </style:style>
    <style:style style:name="P284" style:family="paragraph" style:parent-style-name="Heading_20_3">
      <style:text-properties officeooo:rsid="10303b10" officeooo:paragraph-rsid="000662a0"/>
    </style:style>
    <style:style style:name="P285" style:family="paragraph" style:parent-style-name="Heading_20_3">
      <style:text-properties officeooo:rsid="0d7c20fd" officeooo:paragraph-rsid="000662a0"/>
    </style:style>
    <style:style style:name="P286" style:family="paragraph" style:parent-style-name="Heading_20_3">
      <style:text-properties officeooo:rsid="0f6b5bdc" officeooo:paragraph-rsid="000662a0"/>
    </style:style>
    <style:style style:name="P287" style:family="paragraph" style:parent-style-name="Heading_20_3">
      <style:text-properties officeooo:rsid="0de14e1c" officeooo:paragraph-rsid="000662a0"/>
    </style:style>
    <style:style style:name="P288" style:family="paragraph" style:parent-style-name="Heading_20_3">
      <style:text-properties officeooo:rsid="0de218da" officeooo:paragraph-rsid="000662a0"/>
    </style:style>
    <style:style style:name="P289" style:family="paragraph" style:parent-style-name="Heading_20_3">
      <style:text-properties officeooo:rsid="0de3dfc7" officeooo:paragraph-rsid="000662a0"/>
    </style:style>
    <style:style style:name="P290" style:family="paragraph" style:parent-style-name="Heading_20_3">
      <style:text-properties officeooo:rsid="0de1ae46" officeooo:paragraph-rsid="000662a0"/>
    </style:style>
    <style:style style:name="P291" style:family="paragraph" style:parent-style-name="Heading_20_3">
      <style:text-properties officeooo:paragraph-rsid="000662a0"/>
    </style:style>
    <style:style style:name="P292" style:family="paragraph" style:parent-style-name="Heading_20_4">
      <style:text-properties officeooo:rsid="0d44c07a" officeooo:paragraph-rsid="000662a0"/>
    </style:style>
    <style:style style:name="P293" style:family="paragraph" style:parent-style-name="Heading_20_4">
      <style:text-properties officeooo:rsid="0d4384ed" officeooo:paragraph-rsid="000662a0"/>
    </style:style>
    <style:style style:name="P294" style:family="paragraph" style:parent-style-name="Heading_20_4">
      <style:text-properties officeooo:rsid="0d570a9a" officeooo:paragraph-rsid="000662a0"/>
    </style:style>
    <style:style style:name="P295" style:family="paragraph" style:parent-style-name="Heading_20_4">
      <style:text-properties officeooo:rsid="0d59598c" officeooo:paragraph-rsid="000662a0"/>
    </style:style>
    <style:style style:name="P296" style:family="paragraph" style:parent-style-name="Heading_20_4">
      <style:text-properties officeooo:rsid="0d5a4f75" officeooo:paragraph-rsid="000662a0"/>
    </style:style>
    <style:style style:name="P297" style:family="paragraph" style:parent-style-name="Heading_20_4">
      <style:text-properties officeooo:rsid="06df94b5" officeooo:paragraph-rsid="000662a0"/>
    </style:style>
    <style:style style:name="P298" style:family="paragraph" style:parent-style-name="Heading_20_4">
      <style:text-properties officeooo:rsid="06e0d236" officeooo:paragraph-rsid="000662a0"/>
    </style:style>
    <style:style style:name="P299" style:family="paragraph" style:parent-style-name="Heading_20_4">
      <style:text-properties officeooo:rsid="0d610318" officeooo:paragraph-rsid="000662a0"/>
    </style:style>
    <style:style style:name="P300" style:family="paragraph" style:parent-style-name="Heading_20_4">
      <style:text-properties officeooo:rsid="0d41fc0b" officeooo:paragraph-rsid="000662a0"/>
    </style:style>
    <style:style style:name="P301" style:family="paragraph" style:parent-style-name="Heading_20_4">
      <style:text-properties officeooo:rsid="0da3400a" officeooo:paragraph-rsid="000662a0"/>
    </style:style>
    <style:style style:name="P302" style:family="paragraph" style:parent-style-name="Heading_20_4">
      <style:text-properties officeooo:rsid="0db455e9" officeooo:paragraph-rsid="000662a0"/>
    </style:style>
    <style:style style:name="P303" style:family="paragraph" style:parent-style-name="Heading_20_4">
      <style:text-properties officeooo:rsid="0dc28e02" officeooo:paragraph-rsid="000662a0"/>
    </style:style>
    <style:style style:name="P304" style:family="paragraph" style:parent-style-name="Heading_20_4">
      <style:text-properties officeooo:rsid="10368d00" officeooo:paragraph-rsid="000662a0"/>
    </style:style>
    <style:style style:name="P305" style:family="paragraph" style:parent-style-name="Heading_20_4">
      <style:text-properties officeooo:rsid="103c8167" officeooo:paragraph-rsid="000662a0"/>
    </style:style>
    <style:style style:name="P306" style:family="paragraph" style:parent-style-name="Heading_20_4">
      <style:text-properties officeooo:rsid="1037b602" officeooo:paragraph-rsid="000662a0"/>
    </style:style>
    <style:style style:name="P307" style:family="paragraph" style:parent-style-name="Heading_20_4">
      <style:text-properties officeooo:rsid="1039b683" officeooo:paragraph-rsid="000662a0"/>
    </style:style>
    <style:style style:name="P308" style:family="paragraph" style:parent-style-name="Heading_20_4">
      <style:text-properties officeooo:rsid="10487986" officeooo:paragraph-rsid="000662a0"/>
    </style:style>
    <style:style style:name="P309" style:family="paragraph" style:parent-style-name="Heading_20_4">
      <style:text-properties officeooo:rsid="10496044" officeooo:paragraph-rsid="000662a0"/>
    </style:style>
    <style:style style:name="P310" style:family="paragraph" style:parent-style-name="Heading_20_4">
      <style:text-properties officeooo:rsid="104d2c9c" officeooo:paragraph-rsid="000662a0"/>
    </style:style>
    <style:style style:name="P311" style:family="paragraph" style:parent-style-name="Heading_20_4">
      <style:text-properties officeooo:rsid="104de894" officeooo:paragraph-rsid="000662a0"/>
    </style:style>
    <style:style style:name="P312" style:family="paragraph" style:parent-style-name="Heading_20_4">
      <style:text-properties officeooo:rsid="0d7cb69f" officeooo:paragraph-rsid="000662a0"/>
    </style:style>
    <style:style style:name="P313" style:family="paragraph" style:parent-style-name="Heading_20_4">
      <style:text-properties officeooo:rsid="0dde01fb" officeooo:paragraph-rsid="000662a0"/>
    </style:style>
    <style:style style:name="P314" style:family="paragraph" style:parent-style-name="Heading_20_4">
      <style:text-properties officeooo:rsid="0de00a58" officeooo:paragraph-rsid="000662a0"/>
    </style:style>
    <style:style style:name="P315" style:family="paragraph" style:parent-style-name="Heading_20_4">
      <style:text-properties officeooo:rsid="10531a2d" officeooo:paragraph-rsid="000662a0"/>
    </style:style>
    <style:style style:name="P316" style:family="paragraph" style:parent-style-name="Heading_20_4">
      <style:text-properties officeooo:rsid="105564b5" officeooo:paragraph-rsid="000662a0"/>
    </style:style>
    <style:style style:name="P317" style:family="paragraph" style:parent-style-name="Heading_20_4">
      <style:text-properties officeooo:rsid="1055bada" officeooo:paragraph-rsid="000662a0"/>
    </style:style>
    <style:style style:name="P318" style:family="paragraph" style:parent-style-name="Heading_20_4">
      <style:text-properties officeooo:rsid="105d1ff6" officeooo:paragraph-rsid="000662a0"/>
    </style:style>
    <style:style style:name="P319" style:family="paragraph" style:parent-style-name="Heading_20_4">
      <style:text-properties officeooo:rsid="106a025f" officeooo:paragraph-rsid="000662a0"/>
    </style:style>
    <style:style style:name="P320" style:family="paragraph" style:parent-style-name="Heading_20_4">
      <style:text-properties officeooo:rsid="108ed553" officeooo:paragraph-rsid="000662a0"/>
    </style:style>
    <style:style style:name="P321" style:family="paragraph" style:parent-style-name="Heading_20_4">
      <style:text-properties officeooo:rsid="10692129" officeooo:paragraph-rsid="000662a0"/>
    </style:style>
    <style:style style:name="P322" style:family="paragraph" style:parent-style-name="Heading_20_4">
      <style:text-properties officeooo:rsid="1084314e" officeooo:paragraph-rsid="000662a0"/>
    </style:style>
    <style:style style:name="P323" style:family="paragraph" style:parent-style-name="Heading_20_4">
      <style:text-properties officeooo:rsid="1096da68" officeooo:paragraph-rsid="000662a0"/>
    </style:style>
    <style:style style:name="P324" style:family="paragraph" style:parent-style-name="Heading_20_4">
      <style:text-properties officeooo:rsid="1091fe64" officeooo:paragraph-rsid="000662a0"/>
    </style:style>
    <style:style style:name="P325" style:family="paragraph" style:parent-style-name="Heading_20_4">
      <style:text-properties officeooo:rsid="109f7af9" officeooo:paragraph-rsid="000662a0"/>
    </style:style>
    <style:style style:name="P326" style:family="paragraph" style:parent-style-name="Heading_20_4">
      <style:text-properties officeooo:rsid="10a62aa1" officeooo:paragraph-rsid="000662a0"/>
    </style:style>
    <style:style style:name="P327" style:family="paragraph" style:parent-style-name="Heading_20_4">
      <style:text-properties officeooo:rsid="10a80089" officeooo:paragraph-rsid="000662a0"/>
    </style:style>
    <style:style style:name="P328" style:family="paragraph" style:parent-style-name="Heading_20_4">
      <style:text-properties officeooo:rsid="10c1b5a7" officeooo:paragraph-rsid="000662a0"/>
    </style:style>
    <style:style style:name="P329" style:family="paragraph" style:parent-style-name="Heading_20_4">
      <style:text-properties officeooo:rsid="10cea28b" officeooo:paragraph-rsid="000662a0"/>
    </style:style>
    <style:style style:name="P330" style:family="paragraph" style:parent-style-name="Heading_20_4">
      <style:text-properties officeooo:rsid="10bfe040" officeooo:paragraph-rsid="000662a0"/>
    </style:style>
    <style:style style:name="P331" style:family="paragraph" style:parent-style-name="Heading_20_4">
      <style:text-properties officeooo:rsid="10c6cc22" officeooo:paragraph-rsid="000662a0"/>
    </style:style>
    <style:style style:name="P332" style:family="paragraph" style:parent-style-name="Heading_20_4">
      <style:text-properties officeooo:rsid="10c13edf" officeooo:paragraph-rsid="000662a0"/>
    </style:style>
    <style:style style:name="P333" style:family="paragraph" style:parent-style-name="Heading_20_4">
      <style:text-properties officeooo:rsid="10d68561" officeooo:paragraph-rsid="000662a0"/>
    </style:style>
    <style:style style:name="P334" style:family="paragraph" style:parent-style-name="Heading_20_4">
      <style:text-properties officeooo:rsid="10db4a3b" officeooo:paragraph-rsid="000662a0"/>
    </style:style>
    <style:style style:name="P335" style:family="paragraph" style:parent-style-name="Heading_20_4">
      <style:text-properties officeooo:rsid="10efa2cf" officeooo:paragraph-rsid="000662a0"/>
    </style:style>
    <style:style style:name="P336" style:family="paragraph" style:parent-style-name="Heading_20_4">
      <style:text-properties officeooo:rsid="10f943da" officeooo:paragraph-rsid="000662a0"/>
    </style:style>
    <style:style style:name="P337" style:family="paragraph" style:parent-style-name="Heading_20_4">
      <style:text-properties officeooo:rsid="111800dd" officeooo:paragraph-rsid="000662a0"/>
    </style:style>
    <style:style style:name="P338" style:family="paragraph" style:parent-style-name="Heading_20_4">
      <style:text-properties officeooo:rsid="10f8b416" officeooo:paragraph-rsid="000662a0"/>
    </style:style>
    <style:style style:name="P339" style:family="paragraph" style:parent-style-name="Heading_20_4">
      <style:text-properties officeooo:paragraph-rsid="000662a0"/>
    </style:style>
    <style:style style:name="T1" style:family="text">
      <style:text-properties officeooo:rsid="11398da0"/>
    </style:style>
    <style:style style:name="T2" style:family="text">
      <style:text-properties officeooo:rsid="06e19b51"/>
    </style:style>
    <style:style style:name="T3" style:family="text">
      <style:text-properties officeooo:rsid="0d42b1d2"/>
    </style:style>
    <style:style style:name="T4" style:family="text">
      <style:text-properties fo:font-style="italic" style:font-style-asian="italic" style:font-style-complex="italic"/>
    </style:style>
    <style:style style:name="T5" style:family="text">
      <style:text-properties fo:font-style="italic" officeooo:rsid="0d42b1d2" style:font-style-asian="italic" style:font-style-complex="italic"/>
    </style:style>
    <style:style style:name="T6" style:family="text">
      <style:text-properties fo:font-style="italic" officeooo:rsid="0d52a5a9" style:font-style-asian="italic" style:font-style-complex="italic"/>
    </style:style>
    <style:style style:name="T7" style:family="text">
      <style:text-properties fo:font-style="italic" officeooo:rsid="0d471290" style:font-style-asian="italic" style:font-style-complex="italic"/>
    </style:style>
    <style:style style:name="T8" style:family="text">
      <style:text-properties fo:font-style="italic" officeooo:rsid="0d4bc565" style:font-style-asian="italic" style:font-style-complex="italic"/>
    </style:style>
    <style:style style:name="T9" style:family="text">
      <style:text-properties fo:font-style="italic" officeooo:rsid="0d4cdea0" style:font-style-asian="italic" style:font-style-complex="italic"/>
    </style:style>
    <style:style style:name="T10" style:family="text">
      <style:text-properties fo:font-style="italic" officeooo:rsid="0d5b012c" style:font-style-asian="italic" style:font-style-complex="italic"/>
    </style:style>
    <style:style style:name="T11" style:family="text">
      <style:text-properties fo:font-style="italic" officeooo:rsid="0d6631d8" style:font-style-asian="italic" style:font-style-complex="italic"/>
    </style:style>
    <style:style style:name="T12" style:family="text">
      <style:text-properties fo:font-style="italic" officeooo:rsid="0d69e7b4" style:font-style-asian="italic" style:font-style-complex="italic"/>
    </style:style>
    <style:style style:name="T13" style:family="text">
      <style:text-properties fo:font-style="italic" officeooo:rsid="0d682513" style:font-style-asian="italic" style:font-style-complex="italic"/>
    </style:style>
    <style:style style:name="T14" style:family="text">
      <style:text-properties fo:font-style="italic" officeooo:rsid="0d6b5dc1" style:font-style-asian="italic" style:font-style-complex="italic"/>
    </style:style>
    <style:style style:name="T15" style:family="text">
      <style:text-properties fo:font-style="italic" officeooo:rsid="0d6c98f3" style:font-style-asian="italic" style:font-style-complex="italic"/>
    </style:style>
    <style:style style:name="T16" style:family="text">
      <style:text-properties fo:font-style="italic" officeooo:rsid="0d6e1d62" style:font-style-asian="italic" style:font-style-complex="italic"/>
    </style:style>
    <style:style style:name="T17" style:family="text">
      <style:text-properties fo:font-style="italic" officeooo:rsid="0d6fe8bd" style:font-style-asian="italic" style:font-style-complex="italic"/>
    </style:style>
    <style:style style:name="T18" style:family="text">
      <style:text-properties fo:font-style="italic" officeooo:rsid="0d7433f6" style:font-style-asian="italic" style:font-style-complex="italic"/>
    </style:style>
    <style:style style:name="T19" style:family="text">
      <style:text-properties fo:font-style="italic" officeooo:rsid="0d70d161" style:font-style-asian="italic" style:font-style-complex="italic"/>
    </style:style>
    <style:style style:name="T20" style:family="text">
      <style:text-properties fo:font-style="italic" officeooo:rsid="0d9e413a" style:font-style-asian="italic" style:font-style-complex="italic"/>
    </style:style>
    <style:style style:name="T21" style:family="text">
      <style:text-properties fo:font-style="italic" officeooo:rsid="0da03fb8" style:font-style-asian="italic" style:font-style-complex="italic"/>
    </style:style>
    <style:style style:name="T22" style:family="text">
      <style:text-properties fo:font-style="italic" officeooo:rsid="0da1cfe0" style:font-style-asian="italic" style:font-style-complex="italic"/>
    </style:style>
    <style:style style:name="T23" style:family="text">
      <style:text-properties fo:font-style="italic" officeooo:rsid="0da3400a" style:font-style-asian="italic" style:font-style-complex="italic"/>
    </style:style>
    <style:style style:name="T24" style:family="text">
      <style:text-properties fo:font-style="italic" officeooo:rsid="0d7c20fd" style:font-style-asian="italic" style:font-style-complex="italic"/>
    </style:style>
    <style:style style:name="T25" style:family="text">
      <style:text-properties fo:font-style="italic" officeooo:rsid="0dbb2d56" style:font-style-asian="italic" style:font-style-complex="italic"/>
    </style:style>
    <style:style style:name="T26" style:family="text">
      <style:text-properties fo:font-style="italic" officeooo:rsid="10312de6" style:font-style-asian="italic" style:font-style-complex="italic"/>
    </style:style>
    <style:style style:name="T27" style:family="text">
      <style:text-properties fo:font-style="italic" officeooo:rsid="0dbfc380" style:font-style-asian="italic" style:font-style-complex="italic"/>
    </style:style>
    <style:style style:name="T28" style:family="text">
      <style:text-properties fo:font-style="italic" officeooo:rsid="0dcd89e0" style:font-style-asian="italic" style:font-style-complex="italic"/>
    </style:style>
    <style:style style:name="T29" style:family="text">
      <style:text-properties fo:font-style="italic" officeooo:rsid="1037b602" style:font-style-asian="italic" style:font-style-complex="italic"/>
    </style:style>
    <style:style style:name="T30" style:family="text">
      <style:text-properties fo:font-style="italic" officeooo:rsid="10368d00" style:font-style-asian="italic" style:font-style-complex="italic"/>
    </style:style>
    <style:style style:name="T31" style:family="text">
      <style:text-properties fo:font-style="italic" officeooo:rsid="103cebe1" style:font-style-asian="italic" style:font-style-complex="italic"/>
    </style:style>
    <style:style style:name="T32" style:family="text">
      <style:text-properties fo:font-style="italic" officeooo:rsid="1042c129" style:font-style-asian="italic" style:font-style-complex="italic"/>
    </style:style>
    <style:style style:name="T33" style:family="text">
      <style:text-properties fo:font-style="italic" officeooo:rsid="10460748" style:font-style-asian="italic" style:font-style-complex="italic"/>
    </style:style>
    <style:style style:name="T34" style:family="text">
      <style:text-properties fo:font-style="italic" officeooo:rsid="1045b15a" style:font-style-asian="italic" style:font-style-complex="italic"/>
    </style:style>
    <style:style style:name="T35" style:family="text">
      <style:text-properties fo:font-style="italic" officeooo:rsid="0d7ca905" style:font-style-asian="italic" style:font-style-complex="italic"/>
    </style:style>
    <style:style style:name="T36" style:family="text">
      <style:text-properties fo:font-style="italic" officeooo:rsid="10531a2d" style:font-style-asian="italic" style:font-style-complex="italic"/>
    </style:style>
    <style:style style:name="T37" style:family="text">
      <style:text-properties fo:font-style="italic" officeooo:rsid="10526173" style:font-style-asian="italic" style:font-style-complex="italic"/>
    </style:style>
    <style:style style:name="T38" style:family="text">
      <style:text-properties fo:font-style="italic" officeooo:rsid="10547f52" style:font-style-asian="italic" style:font-style-complex="italic"/>
    </style:style>
    <style:style style:name="T39" style:family="text">
      <style:text-properties fo:font-style="italic" officeooo:rsid="108ed553" style:font-style-asian="italic" style:font-style-complex="italic"/>
    </style:style>
    <style:style style:name="T40" style:family="text">
      <style:text-properties fo:font-style="italic" officeooo:rsid="108ae3bd" style:font-style-asian="italic" style:font-style-complex="italic"/>
    </style:style>
    <style:style style:name="T41" style:family="text">
      <style:text-properties fo:font-style="italic" officeooo:rsid="10a0afd7" style:font-style-asian="italic" style:font-style-complex="italic"/>
    </style:style>
    <style:style style:name="T42" style:family="text">
      <style:text-properties fo:font-style="italic" officeooo:rsid="10b197c5" style:font-style-asian="italic" style:font-style-complex="italic"/>
    </style:style>
    <style:style style:name="T43" style:family="text">
      <style:text-properties fo:font-style="italic" style:text-underline-style="none" style:font-style-asian="italic" style:font-style-complex="italic"/>
    </style:style>
    <style:style style:name="T44" style:family="text">
      <style:text-properties fo:font-style="italic" style:text-underline-style="none" officeooo:rsid="0d6fe8bd" style:font-style-asian="italic" style:font-style-complex="italic"/>
    </style:style>
    <style:style style:name="T45" style:family="text">
      <style:text-properties fo:font-style="italic" style:text-underline-style="none" fo:font-weight="normal" style:font-style-asian="italic" style:font-weight-asian="normal" style:font-style-complex="italic" style:font-weight-complex="normal"/>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normal" officeooo:rsid="0f69ddb6" style:font-style-asian="italic" style:font-weight-asian="normal" style:font-style-complex="italic" style:font-weight-complex="normal"/>
    </style:style>
    <style:style style:name="T48" style:family="text">
      <style:text-properties fo:font-style="italic" fo:font-weight="normal" officeooo:rsid="0d8c7641" style:font-style-asian="italic" style:font-weight-asian="normal" style:font-style-complex="italic" style:font-weight-complex="normal"/>
    </style:style>
    <style:style style:name="T49" style:family="text">
      <style:text-properties fo:font-style="italic" fo:font-weight="normal" officeooo:rsid="0db455e9" style:font-style-asian="italic" style:font-weight-asian="normal" style:font-style-complex="italic" style:font-weight-complex="normal"/>
    </style:style>
    <style:style style:name="T50" style:family="text">
      <style:text-properties fo:font-style="italic" fo:font-weight="normal" officeooo:rsid="0ddc6d33" style:font-style-asian="italic" style:font-weight-asian="normal" style:font-style-complex="italic" style:font-weight-complex="normal"/>
    </style:style>
    <style:style style:name="T51" style:family="text">
      <style:text-properties fo:font-style="italic" fo:font-weight="normal" officeooo:rsid="103cebe1" style:font-style-asian="italic" style:font-weight-asian="normal" style:font-style-complex="italic" style:font-weight-complex="normal"/>
    </style:style>
    <style:style style:name="T52" style:family="text">
      <style:text-properties fo:font-style="italic" fo:font-weight="normal" officeooo:rsid="10547f52" style:font-style-asian="italic" style:font-weight-asian="normal" style:font-style-complex="italic" style:font-weight-complex="normal"/>
    </style:style>
    <style:style style:name="T53" style:family="text">
      <style:text-properties fo:font-style="italic" fo:font-weight="normal" officeooo:rsid="105a91be" style:font-style-asian="italic" style:font-weight-asian="normal" style:font-style-complex="italic" style:font-weight-complex="normal"/>
    </style:style>
    <style:style style:name="T54" style:family="text">
      <style:text-properties fo:font-style="italic" fo:font-weight="normal" officeooo:rsid="105564b5" style:font-style-asian="italic" style:font-weight-asian="normal" style:font-style-complex="italic" style:font-weight-complex="normal"/>
    </style:style>
    <style:style style:name="T55" style:family="text">
      <style:text-properties fo:font-style="italic" fo:font-weight="normal" officeooo:rsid="1055bada" style:font-style-asian="italic" style:font-weight-asian="normal" style:font-style-complex="italic" style:font-weight-complex="normal"/>
    </style:style>
    <style:style style:name="T56" style:family="text">
      <style:text-properties fo:font-style="italic" fo:font-weight="normal" officeooo:rsid="105ddcf2" style:font-style-asian="italic" style:font-weight-asian="normal" style:font-style-complex="italic" style:font-weight-complex="normal"/>
    </style:style>
    <style:style style:name="T57" style:family="text">
      <style:text-properties fo:font-style="italic" fo:font-weight="normal" officeooo:rsid="105b6cd1" style:font-style-asian="italic" style:font-weight-asian="normal" style:font-style-complex="italic" style:font-weight-complex="normal"/>
    </style:style>
    <style:style style:name="T58" style:family="text">
      <style:text-properties fo:font-style="italic" fo:font-weight="normal" officeooo:rsid="105fd803" style:font-style-asian="italic" style:font-weight-asian="normal" style:font-style-complex="italic" style:font-weight-complex="normal"/>
    </style:style>
    <style:style style:name="T59" style:family="text">
      <style:text-properties fo:font-style="italic" fo:font-weight="normal" officeooo:rsid="106ca26f" style:font-style-asian="italic" style:font-weight-asian="normal" style:font-style-complex="italic" style:font-weight-complex="normal"/>
    </style:style>
    <style:style style:name="T60" style:family="text">
      <style:text-properties fo:font-style="italic" fo:font-weight="normal" officeooo:rsid="106fc56e" style:font-style-asian="italic" style:font-weight-asian="normal" style:font-style-complex="italic" style:font-weight-complex="normal"/>
    </style:style>
    <style:style style:name="T61" style:family="text">
      <style:text-properties fo:font-style="italic" fo:font-weight="normal" officeooo:rsid="108ed553" style:font-style-asian="italic" style:font-weight-asian="normal" style:font-style-complex="italic" style:font-weight-complex="normal"/>
    </style:style>
    <style:style style:name="T62" style:family="text">
      <style:text-properties fo:font-style="italic" fo:font-weight="normal" officeooo:rsid="106e851b" style:font-style-asian="italic" style:font-weight-asian="normal" style:font-style-complex="italic" style:font-weight-complex="normal"/>
    </style:style>
    <style:style style:name="T63" style:family="text">
      <style:text-properties fo:font-style="italic" fo:font-weight="normal" officeooo:rsid="107a8baa" style:font-style-asian="italic" style:font-weight-asian="normal" style:font-style-complex="italic" style:font-weight-complex="normal"/>
    </style:style>
    <style:style style:name="T64" style:family="text">
      <style:text-properties fo:font-style="italic" fo:font-weight="normal" officeooo:rsid="106f9e30" style:font-style-asian="italic" style:font-weight-asian="normal" style:font-style-complex="italic" style:font-weight-complex="normal"/>
    </style:style>
    <style:style style:name="T65" style:family="text">
      <style:text-properties fo:font-style="italic" fo:font-weight="normal" officeooo:rsid="1084314e" style:font-style-asian="italic" style:font-weight-asian="normal" style:font-style-complex="italic" style:font-weight-complex="normal"/>
    </style:style>
    <style:style style:name="T66" style:family="text">
      <style:text-properties fo:font-style="italic" fo:font-weight="normal" officeooo:rsid="1073596b" style:font-style-asian="italic" style:font-weight-asian="normal" style:font-style-complex="italic" style:font-weight-complex="normal"/>
    </style:style>
    <style:style style:name="T67" style:family="text">
      <style:text-properties fo:font-style="italic" fo:font-weight="normal" officeooo:rsid="107433cd" style:font-style-asian="italic" style:font-weight-asian="normal" style:font-style-complex="italic" style:font-weight-complex="normal"/>
    </style:style>
    <style:style style:name="T68" style:family="text">
      <style:text-properties fo:font-style="italic" fo:font-weight="normal" officeooo:rsid="1076668d" style:font-style-asian="italic" style:font-weight-asian="normal" style:font-style-complex="italic" style:font-weight-complex="normal"/>
    </style:style>
    <style:style style:name="T69" style:family="text">
      <style:text-properties fo:font-style="italic" fo:font-weight="normal" officeooo:rsid="107898d6" style:font-style-asian="italic" style:font-weight-asian="normal" style:font-style-complex="italic" style:font-weight-complex="normal"/>
    </style:style>
    <style:style style:name="T70" style:family="text">
      <style:text-properties fo:font-style="italic" fo:font-weight="normal" officeooo:rsid="1078b97c" style:font-style-asian="italic" style:font-weight-asian="normal" style:font-style-complex="italic" style:font-weight-complex="normal"/>
    </style:style>
    <style:style style:name="T71" style:family="text">
      <style:text-properties fo:font-style="italic" fo:font-weight="normal" officeooo:rsid="1096da68" style:font-style-asian="italic" style:font-weight-asian="normal" style:font-style-complex="italic" style:font-weight-complex="normal"/>
    </style:style>
    <style:style style:name="T72" style:family="text">
      <style:text-properties fo:font-style="italic" fo:font-weight="normal" officeooo:rsid="1098490f" style:font-style-asian="italic" style:font-weight-asian="normal" style:font-style-complex="italic" style:font-weight-complex="normal"/>
    </style:style>
    <style:style style:name="T73" style:family="text">
      <style:text-properties fo:font-style="italic" fo:font-weight="normal" officeooo:rsid="10847412" style:font-style-asian="italic" style:font-weight-asian="normal" style:font-style-complex="italic" style:font-weight-complex="normal"/>
    </style:style>
    <style:style style:name="T74" style:family="text">
      <style:text-properties fo:font-style="italic" fo:font-weight="normal" officeooo:rsid="10782920" style:font-style-asian="italic" style:font-weight-asian="normal" style:font-style-complex="italic" style:font-weight-complex="normal"/>
    </style:style>
    <style:style style:name="T75" style:family="text">
      <style:text-properties fo:font-style="italic" fo:font-weight="normal" officeooo:rsid="107c7a77" style:font-style-asian="italic" style:font-weight-asian="normal" style:font-style-complex="italic" style:font-weight-complex="normal"/>
    </style:style>
    <style:style style:name="T76" style:family="text">
      <style:text-properties fo:font-style="italic" fo:font-weight="normal" officeooo:rsid="10809553" style:font-style-asian="italic" style:font-weight-asian="normal" style:font-style-complex="italic" style:font-weight-complex="normal"/>
    </style:style>
    <style:style style:name="T77" style:family="text">
      <style:text-properties fo:font-style="italic" fo:font-weight="normal" officeooo:rsid="10816b45" style:font-style-asian="italic" style:font-weight-asian="normal" style:font-style-complex="italic" style:font-weight-complex="normal"/>
    </style:style>
    <style:style style:name="T78" style:family="text">
      <style:text-properties fo:font-style="italic" fo:font-weight="normal" officeooo:rsid="10826634" style:font-style-asian="italic" style:font-weight-asian="normal" style:font-style-complex="italic" style:font-weight-complex="normal"/>
    </style:style>
    <style:style style:name="T79" style:family="text">
      <style:text-properties fo:font-style="italic" fo:font-weight="normal" officeooo:rsid="1086489c" style:font-style-asian="italic" style:font-weight-asian="normal" style:font-style-complex="italic" style:font-weight-complex="normal"/>
    </style:style>
    <style:style style:name="T80" style:family="text">
      <style:text-properties fo:font-style="italic" fo:font-weight="normal" officeooo:rsid="1086ea69" style:font-style-asian="italic" style:font-weight-asian="normal" style:font-style-complex="italic" style:font-weight-complex="normal"/>
    </style:style>
    <style:style style:name="T81" style:family="text">
      <style:text-properties fo:font-style="italic" fo:font-weight="normal" officeooo:rsid="10892592" style:font-style-asian="italic" style:font-weight-asian="normal" style:font-style-complex="italic" style:font-weight-complex="normal"/>
    </style:style>
    <style:style style:name="T82" style:family="text">
      <style:text-properties fo:font-style="italic" fo:font-weight="normal" officeooo:rsid="1094afc9" style:font-style-asian="italic" style:font-weight-asian="normal" style:font-style-complex="italic" style:font-weight-complex="normal"/>
    </style:style>
    <style:style style:name="T83" style:family="text">
      <style:text-properties fo:font-style="italic" fo:font-weight="normal" officeooo:rsid="108ae3bd" style:font-style-asian="italic" style:font-weight-asian="normal" style:font-style-complex="italic" style:font-weight-complex="normal"/>
    </style:style>
    <style:style style:name="T84" style:family="text">
      <style:text-properties fo:font-style="italic" fo:font-weight="normal" officeooo:rsid="108d43e3" style:font-style-asian="italic" style:font-weight-asian="normal" style:font-style-complex="italic" style:font-weight-complex="normal"/>
    </style:style>
    <style:style style:name="T85" style:family="text">
      <style:text-properties fo:font-style="italic" fo:font-weight="normal" officeooo:rsid="108f8202" style:font-style-asian="italic" style:font-weight-asian="normal" style:font-style-complex="italic" style:font-weight-complex="normal"/>
    </style:style>
    <style:style style:name="T86" style:family="text">
      <style:text-properties fo:font-style="italic" fo:font-weight="normal" officeooo:rsid="10917db4" style:font-style-asian="italic" style:font-weight-asian="normal" style:font-style-complex="italic" style:font-weight-complex="normal"/>
    </style:style>
    <style:style style:name="T87" style:family="text">
      <style:text-properties fo:font-style="italic" fo:font-weight="normal" officeooo:rsid="109ac9d4" style:font-style-asian="italic" style:font-weight-asian="normal" style:font-style-complex="italic" style:font-weight-complex="normal"/>
    </style:style>
    <style:style style:name="T88" style:family="text">
      <style:text-properties fo:font-style="italic" fo:font-weight="normal" officeooo:rsid="109c6093" style:font-style-asian="italic" style:font-weight-asian="normal" style:font-style-complex="italic" style:font-weight-complex="normal"/>
    </style:style>
    <style:style style:name="T89" style:family="text">
      <style:text-properties fo:font-style="italic" fo:font-weight="normal" officeooo:rsid="109e4ad9" style:font-style-asian="italic" style:font-weight-asian="normal" style:font-style-complex="italic" style:font-weight-complex="normal"/>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dc13da9" style:font-style-asian="italic" style:font-weight-asian="bold" style:font-style-complex="italic" style:font-weight-complex="bold"/>
    </style:style>
    <style:style style:name="T92" style:family="text">
      <style:text-properties fo:font-style="italic" fo:font-weight="bold" officeooo:rsid="0dc28e02" style:font-style-asian="italic" style:font-weight-asian="bold" style:font-style-complex="italic" style:font-weight-complex="bold"/>
    </style:style>
    <style:style style:name="T93" style:family="text">
      <style:text-properties fo:font-style="normal" style:font-style-asian="normal" style:font-style-complex="normal"/>
    </style:style>
    <style:style style:name="T94" style:family="text">
      <style:text-properties fo:font-style="normal" officeooo:rsid="0d42b1d2" style:font-style-asian="normal" style:font-style-complex="normal"/>
    </style:style>
    <style:style style:name="T95" style:family="text">
      <style:text-properties fo:font-style="normal" officeooo:rsid="0d432069" style:font-style-asian="normal" style:font-style-complex="normal"/>
    </style:style>
    <style:style style:name="T96" style:family="text">
      <style:text-properties fo:font-style="normal" officeooo:rsid="0d4384ed" style:font-style-asian="normal" style:font-style-complex="normal"/>
    </style:style>
    <style:style style:name="T97" style:family="text">
      <style:text-properties fo:font-style="normal" officeooo:rsid="0d52a5a9" style:font-style-asian="normal" style:font-style-complex="normal"/>
    </style:style>
    <style:style style:name="T98" style:family="text">
      <style:text-properties fo:font-style="normal" officeooo:rsid="0d46200e" style:font-style-asian="normal" style:font-style-complex="normal"/>
    </style:style>
    <style:style style:name="T99" style:family="text">
      <style:text-properties fo:font-style="normal" officeooo:rsid="0d471290" style:font-style-asian="normal" style:font-style-complex="normal"/>
    </style:style>
    <style:style style:name="T100" style:family="text">
      <style:text-properties fo:font-style="normal" officeooo:rsid="10ed03f4" style:font-style-asian="normal" style:font-style-complex="normal"/>
    </style:style>
    <style:style style:name="T101" style:family="text">
      <style:text-properties fo:font-style="normal" officeooo:rsid="0d4857df" style:font-style-asian="normal" style:font-style-complex="normal"/>
    </style:style>
    <style:style style:name="T102" style:family="text">
      <style:text-properties fo:font-style="normal" officeooo:rsid="0d4bc565" style:font-style-asian="normal" style:font-style-complex="normal"/>
    </style:style>
    <style:style style:name="T103" style:family="text">
      <style:text-properties fo:font-style="normal" officeooo:rsid="0d4cdea0" style:font-style-asian="normal" style:font-style-complex="normal"/>
    </style:style>
    <style:style style:name="T104" style:family="text">
      <style:text-properties fo:font-style="normal" officeooo:rsid="0d570a9a" style:font-style-asian="normal" style:font-style-complex="normal"/>
    </style:style>
    <style:style style:name="T105" style:family="text">
      <style:text-properties fo:font-style="normal" officeooo:rsid="0d5b012c" style:font-style-asian="normal" style:font-style-complex="normal"/>
    </style:style>
    <style:style style:name="T106" style:family="text">
      <style:text-properties fo:font-style="normal" officeooo:rsid="0d5fed52" style:font-style-asian="normal" style:font-style-complex="normal"/>
    </style:style>
    <style:style style:name="T107" style:family="text">
      <style:text-properties fo:font-style="normal" officeooo:rsid="0d6631d8" style:font-style-asian="normal" style:font-style-complex="normal"/>
    </style:style>
    <style:style style:name="T108" style:family="text">
      <style:text-properties fo:font-style="normal" officeooo:rsid="0d682513" style:font-style-asian="normal" style:font-style-complex="normal"/>
    </style:style>
    <style:style style:name="T109" style:family="text">
      <style:text-properties fo:font-style="normal" officeooo:rsid="0d69e7b4" style:font-style-asian="normal" style:font-style-complex="normal"/>
    </style:style>
    <style:style style:name="T110" style:family="text">
      <style:text-properties fo:font-style="normal" officeooo:rsid="0d6b5dc1" style:font-style-asian="normal" style:font-style-complex="normal"/>
    </style:style>
    <style:style style:name="T111" style:family="text">
      <style:text-properties fo:font-style="normal" officeooo:rsid="0d6c98f3" style:font-style-asian="normal" style:font-style-complex="normal"/>
    </style:style>
    <style:style style:name="T112" style:family="text">
      <style:text-properties fo:font-style="normal" officeooo:rsid="0d6e1d62" style:font-style-asian="normal" style:font-style-complex="normal"/>
    </style:style>
    <style:style style:name="T113" style:family="text">
      <style:text-properties fo:font-style="normal" officeooo:rsid="0d6fe8bd" style:font-style-asian="normal" style:font-style-complex="normal"/>
    </style:style>
    <style:style style:name="T114" style:family="text">
      <style:text-properties fo:font-style="normal" officeooo:rsid="0d7433f6" style:font-style-asian="normal" style:font-style-complex="normal"/>
    </style:style>
    <style:style style:name="T115" style:family="text">
      <style:text-properties fo:font-style="normal" officeooo:rsid="0d70d161" style:font-style-asian="normal" style:font-style-complex="normal"/>
    </style:style>
    <style:style style:name="T116" style:family="text">
      <style:text-properties fo:font-style="normal" officeooo:rsid="0d9e413a" style:font-style-asian="normal" style:font-style-complex="normal"/>
    </style:style>
    <style:style style:name="T117" style:family="text">
      <style:text-properties fo:font-style="normal" officeooo:rsid="0da03fb8" style:font-style-asian="normal" style:font-style-complex="normal"/>
    </style:style>
    <style:style style:name="T118" style:family="text">
      <style:text-properties fo:font-style="normal" officeooo:rsid="0da06eb0" style:font-style-asian="normal" style:font-style-complex="normal"/>
    </style:style>
    <style:style style:name="T119" style:family="text">
      <style:text-properties fo:font-style="normal" officeooo:rsid="0da1c9f0" style:font-style-asian="normal" style:font-style-complex="normal"/>
    </style:style>
    <style:style style:name="T120" style:family="text">
      <style:text-properties fo:font-style="normal" officeooo:rsid="0da1cfe0" style:font-style-asian="normal" style:font-style-complex="normal"/>
    </style:style>
    <style:style style:name="T121" style:family="text">
      <style:text-properties fo:font-style="normal" officeooo:rsid="0da3400a" style:font-style-asian="normal" style:font-style-complex="normal"/>
    </style:style>
    <style:style style:name="T122" style:family="text">
      <style:text-properties fo:font-style="normal" officeooo:rsid="0d79a741" style:font-style-asian="normal" style:font-style-complex="normal"/>
    </style:style>
    <style:style style:name="T123" style:family="text">
      <style:text-properties fo:font-style="normal" officeooo:rsid="0d7f525d" style:font-style-asian="normal" style:font-style-complex="normal"/>
    </style:style>
    <style:style style:name="T124" style:family="text">
      <style:text-properties fo:font-style="normal" officeooo:rsid="0d7c20fd" style:font-style-asian="normal" style:font-style-complex="normal"/>
    </style:style>
    <style:style style:name="T125" style:family="text">
      <style:text-properties fo:font-style="normal" officeooo:rsid="0db3cb45" style:font-style-asian="normal" style:font-style-complex="normal"/>
    </style:style>
    <style:style style:name="T126" style:family="text">
      <style:text-properties fo:font-style="normal" officeooo:rsid="0dc92ce7" style:font-style-asian="normal" style:font-style-complex="normal"/>
    </style:style>
    <style:style style:name="T127" style:family="text">
      <style:text-properties fo:font-style="normal" officeooo:rsid="0dc28e02" style:font-style-asian="normal" style:font-style-complex="normal"/>
    </style:style>
    <style:style style:name="T128" style:family="text">
      <style:text-properties fo:font-style="normal" officeooo:rsid="0dbb2d56" style:font-style-asian="normal" style:font-style-complex="normal"/>
    </style:style>
    <style:style style:name="T129" style:family="text">
      <style:text-properties fo:font-style="normal" officeooo:rsid="0dbfc380" style:font-style-asian="normal" style:font-style-complex="normal"/>
    </style:style>
    <style:style style:name="T130" style:family="text">
      <style:text-properties fo:font-style="normal" officeooo:rsid="0dcd89e0" style:font-style-asian="normal" style:font-style-complex="normal"/>
    </style:style>
    <style:style style:name="T131" style:family="text">
      <style:text-properties fo:font-style="normal" officeooo:rsid="0dce0fe4" style:font-style-asian="normal" style:font-style-complex="normal"/>
    </style:style>
    <style:style style:name="T132" style:family="text">
      <style:text-properties fo:font-style="normal" officeooo:rsid="0dd58e53" style:font-style-asian="normal" style:font-style-complex="normal"/>
    </style:style>
    <style:style style:name="T133" style:family="text">
      <style:text-properties fo:font-style="normal" officeooo:rsid="1037b602" style:font-style-asian="normal" style:font-style-complex="normal"/>
    </style:style>
    <style:style style:name="T134" style:family="text">
      <style:text-properties fo:font-style="normal" officeooo:rsid="10368d00" style:font-style-asian="normal" style:font-style-complex="normal"/>
    </style:style>
    <style:style style:name="T135" style:family="text">
      <style:text-properties fo:font-style="normal" officeooo:rsid="103cebe1" style:font-style-asian="normal" style:font-style-complex="normal"/>
    </style:style>
    <style:style style:name="T136" style:family="text">
      <style:text-properties fo:font-style="normal" officeooo:rsid="10384174" style:font-style-asian="normal" style:font-style-complex="normal"/>
    </style:style>
    <style:style style:name="T137" style:family="text">
      <style:text-properties fo:font-style="normal" officeooo:rsid="1042c129" style:font-style-asian="normal" style:font-style-complex="normal"/>
    </style:style>
    <style:style style:name="T138" style:family="text">
      <style:text-properties fo:font-style="normal" officeooo:rsid="10446b34" style:font-style-asian="normal" style:font-style-complex="normal"/>
    </style:style>
    <style:style style:name="T139" style:family="text">
      <style:text-properties fo:font-style="normal" officeooo:rsid="10460748" style:font-style-asian="normal" style:font-style-complex="normal"/>
    </style:style>
    <style:style style:name="T140" style:family="text">
      <style:text-properties fo:font-style="normal" officeooo:rsid="1045b15a" style:font-style-asian="normal" style:font-style-complex="normal"/>
    </style:style>
    <style:style style:name="T141" style:family="text">
      <style:text-properties fo:font-style="normal" officeooo:rsid="10518e86" style:font-style-asian="normal" style:font-style-complex="normal"/>
    </style:style>
    <style:style style:name="T142" style:family="text">
      <style:text-properties fo:font-style="normal" officeooo:rsid="0d7ca905" style:font-style-asian="normal" style:font-style-complex="normal"/>
    </style:style>
    <style:style style:name="T143" style:family="text">
      <style:text-properties fo:font-style="normal" officeooo:rsid="10505e71" style:font-style-asian="normal" style:font-style-complex="normal"/>
    </style:style>
    <style:style style:name="T144" style:family="text">
      <style:text-properties fo:font-style="normal" officeooo:rsid="10526173" style:font-style-asian="normal" style:font-style-complex="normal"/>
    </style:style>
    <style:style style:name="T145" style:family="text">
      <style:text-properties fo:font-style="normal" officeooo:rsid="10531a2d" style:font-style-asian="normal" style:font-style-complex="normal"/>
    </style:style>
    <style:style style:name="T146" style:family="text">
      <style:text-properties fo:font-style="normal" officeooo:rsid="10547f52" style:font-style-asian="normal" style:font-style-complex="normal"/>
    </style:style>
    <style:style style:name="T147" style:family="text">
      <style:text-properties fo:font-style="normal" officeooo:rsid="1086ea69" style:font-style-asian="normal" style:font-style-complex="normal"/>
    </style:style>
    <style:style style:name="T148" style:family="text">
      <style:text-properties fo:font-style="normal" officeooo:rsid="10892592" style:font-style-asian="normal" style:font-style-complex="normal"/>
    </style:style>
    <style:style style:name="T149" style:family="text">
      <style:text-properties fo:font-style="normal" officeooo:rsid="10a0afd7" style:font-style-asian="normal" style:font-style-complex="normal"/>
    </style:style>
    <style:style style:name="T150" style:family="text">
      <style:text-properties fo:font-style="normal" officeooo:rsid="10b197c5" style:font-style-asian="normal" style:font-style-complex="normal"/>
    </style:style>
    <style:style style:name="T151" style:family="text">
      <style:text-properties fo:font-style="normal" officeooo:rsid="110e2c28" style:font-style-asian="normal" style:font-style-complex="normal"/>
    </style:style>
    <style:style style:name="T152" style:family="text">
      <style:text-properties fo:font-style="normal" officeooo:rsid="1101004f" style:font-style-asian="normal" style:font-style-complex="normal"/>
    </style:style>
    <style:style style:name="T153" style:family="text">
      <style:text-properties fo:font-style="normal" officeooo:rsid="110868f9" style:font-style-asian="normal" style:font-style-complex="normal"/>
    </style:style>
    <style:style style:name="T154" style:family="text">
      <style:text-properties fo:font-style="normal" style:text-underline-style="none" style:font-style-asian="normal" style:font-style-complex="normal"/>
    </style:style>
    <style:style style:name="T155" style:family="text">
      <style:text-properties fo:font-style="normal" style:text-underline-style="none" officeooo:rsid="0d454cc2" style:font-style-asian="normal" style:font-style-complex="normal"/>
    </style:style>
    <style:style style:name="T156" style:family="text">
      <style:text-properties fo:font-style="normal" style:text-underline-style="none" officeooo:rsid="0d6fe8bd" style:font-style-asian="normal" style:font-style-complex="normal"/>
    </style:style>
    <style:style style:name="T157" style:family="text">
      <style:text-properties fo:font-style="normal" style:text-underline-style="none" fo:font-weight="normal" style:font-style-asian="normal" style:font-weight-asian="normal" style:font-style-complex="normal" style:font-weight-complex="normal"/>
    </style:style>
    <style:style style:name="T158" style:family="text">
      <style:text-properties fo:font-style="normal" fo:font-weight="normal" style:font-style-asian="normal" style:font-weight-asian="normal" style:font-style-complex="normal" style:font-weight-complex="normal"/>
    </style:style>
    <style:style style:name="T159" style:family="text">
      <style:text-properties fo:font-style="normal" fo:font-weight="normal" officeooo:rsid="0f69ddb6" style:font-style-asian="normal" style:font-weight-asian="normal" style:font-style-complex="normal" style:font-weight-complex="normal"/>
    </style:style>
    <style:style style:name="T160" style:family="text">
      <style:text-properties fo:font-style="normal" fo:font-weight="normal" officeooo:rsid="0f622bb1" style:font-style-asian="normal" style:font-weight-asian="normal" style:font-style-complex="normal" style:font-weight-complex="normal"/>
    </style:style>
    <style:style style:name="T161" style:family="text">
      <style:text-properties fo:font-style="normal" fo:font-weight="normal" officeooo:rsid="0d8a45ba" style:font-style-asian="normal" style:font-weight-asian="normal" style:font-style-complex="normal" style:font-weight-complex="normal"/>
    </style:style>
    <style:style style:name="T162" style:family="text">
      <style:text-properties fo:font-style="normal" fo:font-weight="normal" officeooo:rsid="0d8adfe6" style:font-style-asian="normal" style:font-weight-asian="normal" style:font-style-complex="normal" style:font-weight-complex="normal"/>
    </style:style>
    <style:style style:name="T163" style:family="text">
      <style:text-properties fo:font-style="normal" fo:font-weight="normal" officeooo:rsid="0d8c7641" style:font-style-asian="normal" style:font-weight-asian="normal" style:font-style-complex="normal" style:font-weight-complex="normal"/>
    </style:style>
    <style:style style:name="T164" style:family="text">
      <style:text-properties fo:font-style="normal" fo:font-weight="normal" officeooo:rsid="0da5fd99" style:font-style-asian="normal" style:font-weight-asian="normal" style:font-style-complex="normal" style:font-weight-complex="normal"/>
    </style:style>
    <style:style style:name="T165" style:family="text">
      <style:text-properties fo:font-style="normal" fo:font-weight="normal" officeooo:rsid="0db3cb45" style:font-style-asian="normal" style:font-weight-asian="normal" style:font-style-complex="normal" style:font-weight-complex="normal"/>
    </style:style>
    <style:style style:name="T166" style:family="text">
      <style:text-properties fo:font-style="normal" fo:font-weight="normal" officeooo:rsid="0db254be" style:font-style-asian="normal" style:font-weight-asian="normal" style:font-style-complex="normal" style:font-weight-complex="normal"/>
    </style:style>
    <style:style style:name="T167" style:family="text">
      <style:text-properties fo:font-style="normal" fo:font-weight="normal" officeooo:rsid="0db455e9" style:font-style-asian="normal" style:font-weight-asian="normal" style:font-style-complex="normal" style:font-weight-complex="normal"/>
    </style:style>
    <style:style style:name="T168" style:family="text">
      <style:text-properties fo:font-style="normal" fo:font-weight="normal" officeooo:rsid="0dc6f063" style:font-style-asian="normal" style:font-weight-asian="normal" style:font-style-complex="normal" style:font-weight-complex="normal"/>
    </style:style>
    <style:style style:name="T169" style:family="text">
      <style:text-properties fo:font-style="normal" fo:font-weight="normal" officeooo:rsid="0dc06bb2" style:font-style-asian="normal" style:font-weight-asian="normal" style:font-style-complex="normal" style:font-weight-complex="normal"/>
    </style:style>
    <style:style style:name="T170" style:family="text">
      <style:text-properties fo:font-style="normal" fo:font-weight="normal" officeooo:rsid="0dc28e02" style:font-style-asian="normal" style:font-weight-asian="normal" style:font-style-complex="normal" style:font-weight-complex="normal"/>
    </style:style>
    <style:style style:name="T171" style:family="text">
      <style:text-properties fo:font-style="normal" fo:font-weight="normal" officeooo:rsid="0dc13da9" style:font-style-asian="normal" style:font-weight-asian="normal" style:font-style-complex="normal" style:font-weight-complex="normal"/>
    </style:style>
    <style:style style:name="T172" style:family="text">
      <style:text-properties fo:font-style="normal" fo:font-weight="normal" officeooo:rsid="0ddc6d33" style:font-style-asian="normal" style:font-weight-asian="normal" style:font-style-complex="normal" style:font-weight-complex="normal"/>
    </style:style>
    <style:style style:name="T173" style:family="text">
      <style:text-properties fo:font-style="normal" fo:font-weight="normal" officeooo:rsid="103cebe1" style:font-style-asian="normal" style:font-weight-asian="normal" style:font-style-complex="normal" style:font-weight-complex="normal"/>
    </style:style>
    <style:style style:name="T174" style:family="text">
      <style:text-properties fo:font-style="normal" fo:font-weight="normal" officeooo:rsid="10384174" style:font-style-asian="normal" style:font-weight-asian="normal" style:font-style-complex="normal" style:font-weight-complex="normal"/>
    </style:style>
    <style:style style:name="T175" style:family="text">
      <style:text-properties fo:font-style="normal" fo:font-weight="normal" officeooo:rsid="10547f52" style:font-style-asian="normal" style:font-weight-asian="normal" style:font-style-complex="normal" style:font-weight-complex="normal"/>
    </style:style>
    <style:style style:name="T176" style:family="text">
      <style:text-properties fo:font-style="normal" fo:font-weight="normal" officeooo:rsid="105564b5" style:font-style-asian="normal" style:font-weight-asian="normal" style:font-style-complex="normal" style:font-weight-complex="normal"/>
    </style:style>
    <style:style style:name="T177" style:family="text">
      <style:text-properties fo:font-style="normal" fo:font-weight="normal" officeooo:rsid="1055bada" style:font-style-asian="normal" style:font-weight-asian="normal" style:font-style-complex="normal" style:font-weight-complex="normal"/>
    </style:style>
    <style:style style:name="T178" style:family="text">
      <style:text-properties fo:font-style="normal" fo:font-weight="normal" officeooo:rsid="105cff83" style:font-style-asian="normal" style:font-weight-asian="normal" style:font-style-complex="normal" style:font-weight-complex="normal"/>
    </style:style>
    <style:style style:name="T179" style:family="text">
      <style:text-properties fo:font-style="normal" fo:font-weight="normal" officeooo:rsid="1063f015" style:font-style-asian="normal" style:font-weight-asian="normal" style:font-style-complex="normal" style:font-weight-complex="normal"/>
    </style:style>
    <style:style style:name="T180" style:family="text">
      <style:text-properties fo:font-style="normal" fo:font-weight="normal" officeooo:rsid="1063fbd3" style:font-style-asian="normal" style:font-weight-asian="normal" style:font-style-complex="normal" style:font-weight-complex="normal"/>
    </style:style>
    <style:style style:name="T181" style:family="text">
      <style:text-properties fo:font-style="normal" fo:font-weight="normal" officeooo:rsid="106ca26f" style:font-style-asian="normal" style:font-weight-asian="normal" style:font-style-complex="normal" style:font-weight-complex="normal"/>
    </style:style>
    <style:style style:name="T182" style:family="text">
      <style:text-properties fo:font-style="normal" fo:font-weight="normal" officeooo:rsid="106fc56e" style:font-style-asian="normal" style:font-weight-asian="normal" style:font-style-complex="normal" style:font-weight-complex="normal"/>
    </style:style>
    <style:style style:name="T183" style:family="text">
      <style:text-properties fo:font-style="normal" fo:font-weight="normal" officeooo:rsid="108ed553" style:font-style-asian="normal" style:font-weight-asian="normal" style:font-style-complex="normal" style:font-weight-complex="normal"/>
    </style:style>
    <style:style style:name="T184" style:family="text">
      <style:text-properties fo:font-style="normal" fo:font-weight="normal" officeooo:rsid="106e851b" style:font-style-asian="normal" style:font-weight-asian="normal" style:font-style-complex="normal" style:font-weight-complex="normal"/>
    </style:style>
    <style:style style:name="T185" style:family="text">
      <style:text-properties fo:font-style="normal" fo:font-weight="normal" officeooo:rsid="108f8202" style:font-style-asian="normal" style:font-weight-asian="normal" style:font-style-complex="normal" style:font-weight-complex="normal"/>
    </style:style>
    <style:style style:name="T186" style:family="text">
      <style:text-properties fo:font-style="normal" fo:font-weight="normal" officeooo:rsid="1084314e" style:font-style-asian="normal" style:font-weight-asian="normal" style:font-style-complex="normal" style:font-weight-complex="normal"/>
    </style:style>
    <style:style style:name="T187" style:family="text">
      <style:text-properties fo:font-style="normal" fo:font-weight="normal" officeooo:rsid="107433cd" style:font-style-asian="normal" style:font-weight-asian="normal" style:font-style-complex="normal" style:font-weight-complex="normal"/>
    </style:style>
    <style:style style:name="T188" style:family="text">
      <style:text-properties fo:font-style="normal" fo:font-weight="normal" officeooo:rsid="1076668d" style:font-style-asian="normal" style:font-weight-asian="normal" style:font-style-complex="normal" style:font-weight-complex="normal"/>
    </style:style>
    <style:style style:name="T189" style:family="text">
      <style:text-properties fo:font-style="normal" fo:font-weight="normal" officeooo:rsid="1096da68" style:font-style-asian="normal" style:font-weight-asian="normal" style:font-style-complex="normal" style:font-weight-complex="normal"/>
    </style:style>
    <style:style style:name="T190" style:family="text">
      <style:text-properties fo:font-style="normal" fo:font-weight="normal" officeooo:rsid="1098490f" style:font-style-asian="normal" style:font-weight-asian="normal" style:font-style-complex="normal" style:font-weight-complex="normal"/>
    </style:style>
    <style:style style:name="T191" style:family="text">
      <style:text-properties fo:font-style="normal" fo:font-weight="normal" officeooo:rsid="10847412" style:font-style-asian="normal" style:font-weight-asian="normal" style:font-style-complex="normal" style:font-weight-complex="normal"/>
    </style:style>
    <style:style style:name="T192" style:family="text">
      <style:text-properties fo:font-style="normal" fo:font-weight="normal" officeooo:rsid="10782920" style:font-style-asian="normal" style:font-weight-asian="normal" style:font-style-complex="normal" style:font-weight-complex="normal"/>
    </style:style>
    <style:style style:name="T193" style:family="text">
      <style:text-properties fo:font-style="normal" fo:font-weight="normal" officeooo:rsid="107898d6" style:font-style-asian="normal" style:font-weight-asian="normal" style:font-style-complex="normal" style:font-weight-complex="normal"/>
    </style:style>
    <style:style style:name="T194" style:family="text">
      <style:text-properties fo:font-style="normal" fo:font-weight="normal" officeooo:rsid="10809553" style:font-style-asian="normal" style:font-weight-asian="normal" style:font-style-complex="normal" style:font-weight-complex="normal"/>
    </style:style>
    <style:style style:name="T195" style:family="text">
      <style:text-properties fo:font-style="normal" fo:font-weight="normal" officeooo:rsid="10826634" style:font-style-asian="normal" style:font-weight-asian="normal" style:font-style-complex="normal" style:font-weight-complex="normal"/>
    </style:style>
    <style:style style:name="T196" style:family="text">
      <style:text-properties fo:font-style="normal" fo:font-weight="normal" officeooo:rsid="1086489c" style:font-style-asian="normal" style:font-weight-asian="normal" style:font-style-complex="normal" style:font-weight-complex="normal"/>
    </style:style>
    <style:style style:name="T197" style:family="text">
      <style:text-properties fo:font-style="normal" fo:font-weight="normal" officeooo:rsid="1086ea69" style:font-style-asian="normal" style:font-weight-asian="normal" style:font-style-complex="normal" style:font-weight-complex="normal"/>
    </style:style>
    <style:style style:name="T198" style:family="text">
      <style:text-properties fo:font-style="normal" fo:font-weight="normal" officeooo:rsid="10892592" style:font-style-asian="normal" style:font-weight-asian="normal" style:font-style-complex="normal" style:font-weight-complex="normal"/>
    </style:style>
    <style:style style:name="T199" style:family="text">
      <style:text-properties fo:font-style="normal" fo:font-weight="normal" officeooo:rsid="1094afc9" style:font-style-asian="normal" style:font-weight-asian="normal" style:font-style-complex="normal" style:font-weight-complex="normal"/>
    </style:style>
    <style:style style:name="T200" style:family="text">
      <style:text-properties fo:font-style="normal" fo:font-weight="normal" officeooo:rsid="108ae3bd" style:font-style-asian="normal" style:font-weight-asian="normal" style:font-style-complex="normal" style:font-weight-complex="normal"/>
    </style:style>
    <style:style style:name="T201" style:family="text">
      <style:text-properties fo:font-style="normal" fo:font-weight="normal" officeooo:rsid="108d43e3" style:font-style-asian="normal" style:font-weight-asian="normal" style:font-style-complex="normal" style:font-weight-complex="normal"/>
    </style:style>
    <style:style style:name="T202" style:family="text">
      <style:text-properties fo:font-style="normal" fo:font-weight="normal" officeooo:rsid="10917db4" style:font-style-asian="normal" style:font-weight-asian="normal" style:font-style-complex="normal" style:font-weight-complex="normal"/>
    </style:style>
    <style:style style:name="T203" style:family="text">
      <style:text-properties fo:font-style="normal" fo:font-weight="normal" officeooo:rsid="109ac9d4" style:font-style-asian="normal" style:font-weight-asian="normal" style:font-style-complex="normal" style:font-weight-complex="normal"/>
    </style:style>
    <style:style style:name="T204" style:family="text">
      <style:text-properties fo:font-style="normal" fo:font-weight="normal" officeooo:rsid="109c6093" style:font-style-asian="normal" style:font-weight-asian="normal" style:font-style-complex="normal" style:font-weight-complex="normal"/>
    </style:style>
    <style:style style:name="T205" style:family="text">
      <style:text-properties fo:font-style="normal" fo:font-weight="normal" officeooo:rsid="109e4ad9" style:font-style-asian="normal" style:font-weight-asian="normal" style:font-style-complex="normal" style:font-weight-complex="normal"/>
    </style:style>
    <style:style style:name="T206" style:family="text">
      <style:text-properties fo:font-style="normal" fo:font-weight="normal" officeooo:rsid="10a9f8e0" style:font-style-asian="normal" style:font-weight-asian="normal" style:font-style-complex="normal" style:font-weight-complex="normal"/>
    </style:style>
    <style:style style:name="T207" style:family="text">
      <style:text-properties fo:font-style="normal" fo:font-weight="normal" officeooo:rsid="10aa1af5" style:font-style-asian="normal" style:font-weight-asian="normal" style:font-style-complex="normal" style:font-weight-complex="normal"/>
    </style:style>
    <style:style style:name="T208" style:family="text">
      <style:text-properties fo:font-style="normal" fo:font-weight="normal" officeooo:rsid="10ab5aaf" style:font-style-asian="normal" style:font-weight-asian="normal" style:font-style-complex="normal" style:font-weight-complex="normal"/>
    </style:style>
    <style:style style:name="T209" style:family="text">
      <style:text-properties fo:font-style="normal" fo:font-weight="normal" officeooo:rsid="10b62ccd" style:font-style-asian="normal" style:font-weight-asian="normal" style:font-style-complex="normal" style:font-weight-complex="normal"/>
    </style:style>
    <style:style style:name="T210" style:family="text">
      <style:text-properties fo:font-style="normal" fo:font-weight="normal" officeooo:rsid="10ace1a6" style:font-style-asian="normal" style:font-weight-asian="normal" style:font-style-complex="normal" style:font-weight-complex="normal"/>
    </style:style>
    <style:style style:name="T211" style:family="text">
      <style:text-properties fo:font-style="normal" fo:font-weight="normal" officeooo:rsid="10b7f2f3" style:font-style-asian="normal" style:font-weight-asian="normal" style:font-style-complex="normal" style:font-weight-complex="normal"/>
    </style:style>
    <style:style style:name="T212" style:family="text">
      <style:text-properties fo:font-style="normal" fo:font-weight="normal" officeooo:rsid="10ae0c43" style:font-style-asian="normal" style:font-weight-asian="normal" style:font-style-complex="normal" style:font-weight-complex="normal"/>
    </style:style>
    <style:style style:name="T213" style:family="text">
      <style:text-properties fo:font-style="normal" fo:font-weight="normal" officeooo:rsid="10aff95f" style:font-style-asian="normal" style:font-weight-asian="normal" style:font-style-complex="normal" style:font-weight-complex="normal"/>
    </style:style>
    <style:style style:name="T214" style:family="text">
      <style:text-properties fo:font-style="normal" fo:font-weight="normal" officeooo:rsid="10b070ed" style:font-style-asian="normal" style:font-weight-asian="normal" style:font-style-complex="normal" style:font-weight-complex="normal"/>
    </style:style>
    <style:style style:name="T215" style:family="text">
      <style:text-properties fo:font-style="normal" fo:font-weight="normal" officeooo:rsid="10b197c5" style:font-style-asian="normal" style:font-weight-asian="normal" style:font-style-complex="normal" style:font-weight-complex="normal"/>
    </style:style>
    <style:style style:name="T216" style:family="text">
      <style:text-properties fo:font-style="normal" fo:font-weight="normal" officeooo:rsid="10b31b11" style:font-style-asian="normal" style:font-weight-asian="normal" style:font-style-complex="normal" style:font-weight-complex="normal"/>
    </style:style>
    <style:style style:name="T217" style:family="text">
      <style:text-properties fo:font-style="normal" fo:font-weight="normal" officeooo:rsid="1101004f" style:font-style-asian="normal" style:font-weight-asian="normal" style:font-style-complex="normal" style:font-weight-complex="normal"/>
    </style:style>
    <style:style style:name="T218" style:family="text">
      <style:text-properties fo:font-style="normal" fo:font-weight="normal" officeooo:rsid="10ffe1ad" style:font-style-asian="normal" style:font-weight-asian="normal" style:font-style-complex="normal" style:font-weight-complex="normal"/>
    </style:style>
    <style:style style:name="T219" style:family="text">
      <style:text-properties fo:font-style="normal" fo:font-weight="normal" officeooo:rsid="11099906" style:font-style-asian="normal" style:font-weight-asian="normal" style:font-style-complex="normal" style:font-weight-complex="normal"/>
    </style:style>
    <style:style style:name="T220" style:family="text">
      <style:text-properties fo:font-style="normal" fo:font-weight="bold" style:font-style-asian="normal" style:font-weight-asian="bold" style:font-style-complex="normal" style:font-weight-complex="bold"/>
    </style:style>
    <style:style style:name="T221" style:family="text">
      <style:text-properties fo:font-style="normal" fo:font-weight="bold" officeooo:rsid="0d8adfe6" style:font-style-asian="normal" style:font-weight-asian="bold" style:font-style-complex="normal" style:font-weight-complex="bold"/>
    </style:style>
    <style:style style:name="T222" style:family="text">
      <style:text-properties fo:font-style="normal" fo:font-weight="bold" officeooo:rsid="0d8c7641" style:font-style-asian="normal" style:font-weight-asian="bold" style:font-style-complex="normal" style:font-weight-complex="bold"/>
    </style:style>
    <style:style style:name="T223" style:family="text">
      <style:text-properties fo:font-style="normal" fo:font-weight="bold" officeooo:rsid="0dc13da9" style:font-style-asian="normal" style:font-weight-asian="bold" style:font-style-complex="normal" style:font-weight-complex="bold"/>
    </style:style>
    <style:style style:name="T224" style:family="text">
      <style:text-properties fo:font-style="normal" fo:font-weight="bold" officeooo:rsid="0dc28e02" style:font-style-asian="normal" style:font-weight-asian="bold" style:font-style-complex="normal" style:font-weight-complex="bold"/>
    </style:style>
    <style:style style:name="T225" style:family="text">
      <style:text-properties officeooo:rsid="0d52a5a9"/>
    </style:style>
    <style:style style:name="T226" style:family="text">
      <style:text-properties officeooo:rsid="0d53e412"/>
    </style:style>
    <style:style style:name="T227" style:family="text">
      <style:text-properties officeooo:rsid="0d5fed52"/>
    </style:style>
    <style:style style:name="T228" style:family="text">
      <style:text-properties officeooo:rsid="0d61b6a8"/>
    </style:style>
    <style:style style:name="T229" style:family="text">
      <style:text-properties officeooo:rsid="0d610318"/>
    </style:style>
    <style:style style:name="T230" style:family="text">
      <style:text-properties officeooo:rsid="0d6631d8"/>
    </style:style>
    <style:style style:name="T231" style:family="text">
      <style:text-properties officeooo:rsid="0d9e413a"/>
    </style:style>
    <style:style style:name="T232" style:family="text">
      <style:text-properties officeooo:rsid="0d77eba5"/>
    </style:style>
    <style:style style:name="T233" style:family="text">
      <style:text-properties fo:font-weight="normal" style:font-weight-asian="normal" style:font-weight-complex="normal"/>
    </style:style>
    <style:style style:name="T234" style:family="text">
      <style:text-properties fo:font-weight="normal" officeooo:rsid="0d85cecb" style:font-weight-asian="normal" style:font-weight-complex="normal"/>
    </style:style>
    <style:style style:name="T235" style:family="text">
      <style:text-properties fo:font-weight="normal" officeooo:rsid="103cebe1" style:font-weight-asian="normal" style:font-weight-complex="normal"/>
    </style:style>
    <style:style style:name="T236" style:family="text">
      <style:text-properties fo:font-weight="normal" officeooo:rsid="10384174" style:font-weight-asian="normal" style:font-weight-complex="normal"/>
    </style:style>
    <style:style style:name="T237" style:family="text">
      <style:text-properties fo:font-weight="normal" officeooo:rsid="0d83951e" style:font-weight-asian="normal" style:font-weight-complex="normal"/>
    </style:style>
    <style:style style:name="T238" style:family="text">
      <style:text-properties fo:font-weight="normal" officeooo:rsid="0d84237a" style:font-weight-asian="normal" style:font-weight-complex="normal"/>
    </style:style>
    <style:style style:name="T239" style:family="text">
      <style:text-properties fo:font-weight="normal" officeooo:rsid="10526173" style:font-weight-asian="normal" style:font-weight-complex="normal"/>
    </style:style>
    <style:style style:name="T240" style:family="text">
      <style:text-properties fo:font-weight="normal" officeooo:rsid="0d8586de" style:font-weight-asian="normal" style:font-weight-complex="normal"/>
    </style:style>
    <style:style style:name="T241" style:family="text">
      <style:text-properties fo:font-weight="normal" officeooo:rsid="105b6cd1" style:font-weight-asian="normal" style:font-weight-complex="normal"/>
    </style:style>
    <style:style style:name="T242" style:family="text">
      <style:text-properties fo:font-weight="normal" officeooo:rsid="105e0fbc" style:font-weight-asian="normal" style:font-weight-complex="normal"/>
    </style:style>
    <style:style style:name="T243" style:family="text">
      <style:text-properties fo:font-weight="normal" officeooo:rsid="105fd803" style:font-weight-asian="normal" style:font-weight-complex="normal"/>
    </style:style>
    <style:style style:name="T244" style:family="text">
      <style:text-properties fo:font-weight="normal" officeooo:rsid="1061c319" style:font-weight-asian="normal" style:font-weight-complex="normal"/>
    </style:style>
    <style:style style:name="T245" style:family="text">
      <style:text-properties fo:font-weight="normal" officeooo:rsid="10622fc0" style:font-weight-asian="normal" style:font-weight-complex="normal"/>
    </style:style>
    <style:style style:name="T246" style:family="text">
      <style:text-properties fo:font-weight="normal" officeooo:rsid="106ca26f" style:font-weight-asian="normal" style:font-weight-complex="normal"/>
    </style:style>
    <style:style style:name="T247" style:family="text">
      <style:text-properties fo:font-weight="normal" officeooo:rsid="106fc56e" style:font-weight-asian="normal" style:font-weight-complex="normal"/>
    </style:style>
    <style:style style:name="T248" style:family="text">
      <style:text-properties fo:font-weight="normal" officeooo:rsid="108ed553" style:font-weight-asian="normal" style:font-weight-complex="normal"/>
    </style:style>
    <style:style style:name="T249" style:family="text">
      <style:text-properties fo:font-weight="normal" officeooo:rsid="108f8202" style:font-weight-asian="normal" style:font-weight-complex="normal"/>
    </style:style>
    <style:style style:name="T250" style:family="text">
      <style:text-properties fo:font-weight="normal" officeooo:rsid="106e851b" style:font-weight-asian="normal" style:font-weight-complex="normal"/>
    </style:style>
    <style:style style:name="T251" style:family="text">
      <style:text-properties fo:font-weight="normal" officeooo:rsid="1086ea69" style:font-weight-asian="normal" style:font-weight-complex="normal"/>
    </style:style>
    <style:style style:name="T252" style:family="text">
      <style:text-properties fo:font-weight="normal" officeooo:rsid="106f9e30" style:font-weight-asian="normal" style:font-weight-complex="normal"/>
    </style:style>
    <style:style style:name="T253" style:family="text">
      <style:text-properties fo:font-weight="normal" officeooo:rsid="1084314e" style:font-weight-asian="normal" style:font-weight-complex="normal"/>
    </style:style>
    <style:style style:name="T254" style:family="text">
      <style:text-properties fo:font-weight="normal" officeooo:rsid="1071add2" style:font-weight-asian="normal" style:font-weight-complex="normal"/>
    </style:style>
    <style:style style:name="T255" style:family="text">
      <style:text-properties fo:font-weight="normal" officeooo:rsid="107433cd" style:font-weight-asian="normal" style:font-weight-complex="normal"/>
    </style:style>
    <style:style style:name="T256" style:family="text">
      <style:text-properties fo:font-weight="normal" officeooo:rsid="1076668d" style:font-weight-asian="normal" style:font-weight-complex="normal"/>
    </style:style>
    <style:style style:name="T257" style:family="text">
      <style:text-properties fo:font-weight="normal" officeooo:rsid="1091fe64" style:font-weight-asian="normal" style:font-weight-complex="normal"/>
    </style:style>
    <style:style style:name="T258" style:family="text">
      <style:text-properties fo:font-weight="normal" officeooo:rsid="1096da68" style:font-weight-asian="normal" style:font-weight-complex="normal"/>
    </style:style>
    <style:style style:name="T259" style:family="text">
      <style:text-properties fo:font-weight="normal" officeooo:rsid="1098490f" style:font-weight-asian="normal" style:font-weight-complex="normal"/>
    </style:style>
    <style:style style:name="T260" style:family="text">
      <style:text-properties fo:font-weight="normal" officeooo:rsid="10847412" style:font-weight-asian="normal" style:font-weight-complex="normal"/>
    </style:style>
    <style:style style:name="T261" style:family="text">
      <style:text-properties fo:font-weight="normal" officeooo:rsid="10782920" style:font-weight-asian="normal" style:font-weight-complex="normal"/>
    </style:style>
    <style:style style:name="T262" style:family="text">
      <style:text-properties fo:font-weight="normal" officeooo:rsid="107898d6" style:font-weight-asian="normal" style:font-weight-complex="normal"/>
    </style:style>
    <style:style style:name="T263" style:family="text">
      <style:text-properties fo:font-weight="normal" officeooo:rsid="107c7a77" style:font-weight-asian="normal" style:font-weight-complex="normal"/>
    </style:style>
    <style:style style:name="T264" style:family="text">
      <style:text-properties fo:font-weight="normal" officeooo:rsid="107e6f8c" style:font-weight-asian="normal" style:font-weight-complex="normal"/>
    </style:style>
    <style:style style:name="T265" style:family="text">
      <style:text-properties fo:font-weight="normal" officeooo:rsid="107fa22b" style:font-weight-asian="normal" style:font-weight-complex="normal"/>
    </style:style>
    <style:style style:name="T266" style:family="text">
      <style:text-properties fo:font-weight="normal" officeooo:rsid="10809553" style:font-weight-asian="normal" style:font-weight-complex="normal"/>
    </style:style>
    <style:style style:name="T267" style:family="text">
      <style:text-properties fo:font-weight="normal" officeooo:rsid="10816b45" style:font-weight-asian="normal" style:font-weight-complex="normal"/>
    </style:style>
    <style:style style:name="T268" style:family="text">
      <style:text-properties fo:font-weight="normal" officeooo:rsid="10826634" style:font-weight-asian="normal" style:font-weight-complex="normal"/>
    </style:style>
    <style:style style:name="T269" style:family="text">
      <style:text-properties fo:font-weight="normal" officeooo:rsid="1086489c" style:font-weight-asian="normal" style:font-weight-complex="normal"/>
    </style:style>
    <style:style style:name="T270" style:family="text">
      <style:text-properties fo:font-weight="normal" officeooo:rsid="10892592" style:font-weight-asian="normal" style:font-weight-complex="normal"/>
    </style:style>
    <style:style style:name="T271" style:family="text">
      <style:text-properties fo:font-weight="normal" officeooo:rsid="108ae3bd" style:font-weight-asian="normal" style:font-weight-complex="normal"/>
    </style:style>
    <style:style style:name="T272" style:family="text">
      <style:text-properties fo:font-weight="normal" officeooo:rsid="1094afc9" style:font-weight-asian="normal" style:font-weight-complex="normal"/>
    </style:style>
    <style:style style:name="T273" style:family="text">
      <style:text-properties fo:font-weight="normal" officeooo:rsid="108c7c54" style:font-weight-asian="normal" style:font-weight-complex="normal"/>
    </style:style>
    <style:style style:name="T274" style:family="text">
      <style:text-properties fo:font-weight="normal" officeooo:rsid="10917db4" style:font-weight-asian="normal" style:font-weight-complex="normal"/>
    </style:style>
    <style:style style:name="T275" style:family="text">
      <style:text-properties fo:font-weight="normal" officeooo:rsid="108d43e3" style:font-weight-asian="normal" style:font-weight-complex="normal"/>
    </style:style>
    <style:style style:name="T276" style:family="text">
      <style:text-properties fo:font-weight="normal" officeooo:rsid="10956f52" style:font-weight-asian="normal" style:font-weight-complex="normal"/>
    </style:style>
    <style:style style:name="T277" style:family="text">
      <style:text-properties fo:font-weight="normal" officeooo:rsid="1098d7ac" style:font-weight-asian="normal" style:font-weight-complex="normal"/>
    </style:style>
    <style:style style:name="T278" style:family="text">
      <style:text-properties fo:font-weight="normal" officeooo:rsid="109ac9d4" style:font-weight-asian="normal" style:font-weight-complex="normal"/>
    </style:style>
    <style:style style:name="T279" style:family="text">
      <style:text-properties fo:font-weight="normal" officeooo:rsid="109c6093" style:font-weight-asian="normal" style:font-weight-complex="normal"/>
    </style:style>
    <style:style style:name="T280" style:family="text">
      <style:text-properties fo:font-weight="normal" officeooo:rsid="109e4ad9" style:font-weight-asian="normal" style:font-weight-complex="normal"/>
    </style:style>
    <style:style style:name="T281" style:family="text">
      <style:text-properties fo:font-weight="normal" officeooo:rsid="10a9f8e0" style:font-weight-asian="normal" style:font-weight-complex="normal"/>
    </style:style>
    <style:style style:name="T282" style:family="text">
      <style:text-properties fo:font-weight="normal" officeooo:rsid="10ab5aaf" style:font-weight-asian="normal" style:font-weight-complex="normal"/>
    </style:style>
    <style:style style:name="T283" style:family="text">
      <style:text-properties fo:font-weight="normal" officeooo:rsid="10ae0c43" style:font-weight-asian="normal" style:font-weight-complex="normal"/>
    </style:style>
    <style:style style:name="T284" style:family="text">
      <style:text-properties fo:font-weight="normal" officeooo:rsid="10aff95f" style:font-weight-asian="normal" style:font-weight-complex="normal"/>
    </style:style>
    <style:style style:name="T285" style:family="text">
      <style:text-properties fo:font-weight="normal" officeooo:rsid="10b070ed" style:font-weight-asian="normal" style:font-weight-complex="normal"/>
    </style:style>
    <style:style style:name="T286" style:family="text">
      <style:text-properties fo:font-weight="normal" officeooo:rsid="10b31b11" style:font-weight-asian="normal" style:font-weight-complex="normal"/>
    </style:style>
    <style:style style:name="T287" style:family="text">
      <style:text-properties fo:font-weight="normal" officeooo:rsid="10b0e6b0" style:font-weight-asian="normal" style:font-weight-complex="normal"/>
    </style:style>
    <style:style style:name="T288" style:family="text">
      <style:text-properties fo:font-weight="normal" officeooo:rsid="10b62ccd" style:font-weight-asian="normal" style:font-weight-complex="normal"/>
    </style:style>
    <style:style style:name="T289" style:family="text">
      <style:text-properties fo:font-weight="normal" officeooo:rsid="10b7f2f3" style:font-weight-asian="normal" style:font-weight-complex="normal"/>
    </style:style>
    <style:style style:name="T290" style:family="text">
      <style:text-properties fo:font-weight="normal" officeooo:rsid="10c3d95c" style:font-weight-asian="normal" style:font-weight-complex="normal"/>
    </style:style>
    <style:style style:name="T291" style:family="text">
      <style:text-properties fo:font-weight="normal" officeooo:rsid="10d12096" style:font-weight-asian="normal" style:font-weight-complex="normal"/>
    </style:style>
    <style:style style:name="T292" style:family="text">
      <style:text-properties fo:font-weight="normal" officeooo:rsid="10c45e40" style:font-weight-asian="normal" style:font-weight-complex="normal"/>
    </style:style>
    <style:style style:name="T293" style:family="text">
      <style:text-properties fo:font-weight="normal" officeooo:rsid="10c6cc22" style:font-weight-asian="normal" style:font-weight-complex="normal"/>
    </style:style>
    <style:style style:name="T294" style:family="text">
      <style:text-properties fo:font-weight="normal" officeooo:rsid="10c558a0" style:font-weight-asian="normal" style:font-weight-complex="normal"/>
    </style:style>
    <style:style style:name="T295" style:family="text">
      <style:text-properties fo:font-weight="normal" officeooo:rsid="10c6ff0e" style:font-weight-asian="normal" style:font-weight-complex="normal"/>
    </style:style>
    <style:style style:name="T296" style:family="text">
      <style:text-properties fo:font-weight="normal" officeooo:rsid="10c8a913" style:font-weight-asian="normal" style:font-weight-complex="normal"/>
    </style:style>
    <style:style style:name="T297" style:family="text">
      <style:text-properties fo:font-weight="normal" officeooo:rsid="10f18a39" style:font-weight-asian="normal" style:font-weight-complex="normal"/>
    </style:style>
    <style:style style:name="T298" style:family="text">
      <style:text-properties fo:font-weight="normal" officeooo:rsid="10d5c776" style:font-weight-asian="normal" style:font-weight-complex="normal"/>
    </style:style>
    <style:style style:name="T299" style:family="text">
      <style:text-properties fo:font-weight="normal" officeooo:rsid="10f2252f" style:font-weight-asian="normal" style:font-weight-complex="normal"/>
    </style:style>
    <style:style style:name="T300" style:family="text">
      <style:text-properties fo:font-weight="normal" officeooo:rsid="10f4ca1d" style:font-weight-asian="normal" style:font-weight-complex="normal"/>
    </style:style>
    <style:style style:name="T301" style:family="text">
      <style:text-properties fo:font-weight="normal" officeooo:rsid="10f37d7c" style:font-weight-asian="normal" style:font-weight-complex="normal"/>
    </style:style>
    <style:style style:name="T302" style:family="text">
      <style:text-properties fo:font-weight="normal" officeooo:rsid="1106d133" style:font-weight-asian="normal" style:font-weight-complex="normal"/>
    </style:style>
    <style:style style:name="T303" style:family="text">
      <style:text-properties fo:font-weight="normal" officeooo:rsid="110868f9" style:font-weight-asian="normal" style:font-weight-complex="normal"/>
    </style:style>
    <style:style style:name="T304" style:family="text">
      <style:text-properties officeooo:rsid="0da7970a"/>
    </style:style>
    <style:style style:name="T305" style:family="text">
      <style:text-properties officeooo:rsid="0dad97cd"/>
    </style:style>
    <style:style style:name="T306" style:family="text">
      <style:text-properties officeooo:rsid="0dcaa774"/>
    </style:style>
    <style:style style:name="T307" style:family="text">
      <style:text-properties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308" style:family="text">
      <style:text-properties style:font-name="Liberation Serif" fo:font-style="normal" fo:font-weight="normal" style:font-name-asian="Droid Sans Fallback" style:font-style-asian="normal" style:font-weight-asian="normal" style:font-name-complex="FreeSans" style:font-style-complex="normal" style:font-weight-complex="normal"/>
    </style:style>
    <style:style style:name="T309" style:family="text">
      <style:text-properties style:font-name="Liberation Serif" fo:font-style="normal" fo:font-weight="normal" officeooo:rsid="0dd8d7d0" style:font-name-asian="Droid Sans Fallback" style:font-style-asian="normal" style:font-weight-asian="normal" style:font-name-complex="FreeSans" style:font-style-complex="normal" style:font-weight-complex="normal"/>
    </style:style>
    <style:style style:name="T310" style:family="text">
      <style:text-properties style:font-name="Liberation Serif" fo:font-style="normal" fo:font-weight="normal" officeooo:rsid="0dd16319" style:font-name-asian="Droid Sans Fallback" style:font-style-asian="normal" style:font-weight-asian="normal" style:font-name-complex="FreeSans" style:font-style-complex="normal" style:font-weight-complex="normal"/>
    </style:style>
    <style:style style:name="T311" style:family="text">
      <style:text-properties style:font-name="Liberation Serif" fo:font-style="normal" fo:font-weight="normal" officeooo:rsid="0dd6fdf3" style:font-name-asian="Droid Sans Fallback" style:font-style-asian="normal" style:font-weight-asian="normal" style:font-name-complex="FreeSans" style:font-style-complex="normal" style:font-weight-complex="normal"/>
    </style:style>
    <style:style style:name="T312" style:family="text">
      <style:text-properties style:font-name="Liberation Serif" fo:font-style="italic" fo:font-weight="normal" style:font-name-asian="Droid Sans Fallback" style:font-style-asian="italic" style:font-weight-asian="normal" style:font-name-complex="FreeSans" style:font-style-complex="italic" style:font-weight-complex="normal"/>
    </style:style>
    <style:style style:name="T313" style:family="text">
      <style:text-properties style:font-name="Liberation Serif" fo:font-style="italic" fo:font-weight="normal" officeooo:rsid="0dd16319" style:font-name-asian="Droid Sans Fallback" style:font-style-asian="italic" style:font-weight-asian="normal" style:font-name-complex="FreeSans" style:font-style-complex="italic" style:font-weight-complex="normal"/>
    </style:style>
    <style:style style:name="T314" style:family="text">
      <style:text-properties style:font-name="Liberation Serif" fo:font-style="italic" fo:font-weight="normal" officeooo:rsid="0dd6fdf3" style:font-name-asian="Droid Sans Fallback" style:font-style-asian="italic" style:font-weight-asian="normal" style:font-name-complex="FreeSans" style:font-style-complex="italic" style:font-weight-complex="normal"/>
    </style:style>
    <style:style style:name="T315" style:family="text">
      <style:text-properties style:font-name="Liberation Serif" fo:font-style="italic" fo:font-weight="normal" officeooo:rsid="0dd8d7d0" style:font-name-asian="Droid Sans Fallback" style:font-style-asian="italic" style:font-weight-asian="normal" style:font-name-complex="FreeSans" style:font-style-complex="italic" style:font-weight-complex="normal"/>
    </style:style>
    <style:style style:name="T316" style:family="text">
      <style:text-properties officeooo:rsid="10312de6"/>
    </style:style>
    <style:style style:name="T317" style:family="text">
      <style:text-properties officeooo:rsid="103448a3"/>
    </style:style>
    <style:style style:name="T318" style:family="text">
      <style:text-properties officeooo:rsid="1037b602"/>
    </style:style>
    <style:style style:name="T319" style:family="text">
      <style:text-properties officeooo:rsid="103cebe1"/>
    </style:style>
    <style:style style:name="T320" style:family="text">
      <style:text-properties fo:font-weight="bold" style:font-weight-asian="bold" style:font-weight-complex="bold"/>
    </style:style>
    <style:style style:name="T321" style:family="text">
      <style:text-properties fo:font-weight="bold" officeooo:rsid="103cebe1" style:font-weight-asian="bold" style:font-weight-complex="bold"/>
    </style:style>
    <style:style style:name="T322" style:family="text">
      <style:text-properties officeooo:rsid="103c8167"/>
    </style:style>
    <style:style style:name="T323" style:family="text">
      <style:text-properties officeooo:rsid="1042c129"/>
    </style:style>
    <style:style style:name="T324" style:family="text">
      <style:text-properties officeooo:rsid="104b5d29"/>
    </style:style>
    <style:style style:name="T325" style:family="text">
      <style:text-properties officeooo:rsid="10487986"/>
    </style:style>
    <style:style style:name="T326" style:family="text">
      <style:text-properties officeooo:rsid="0d7ca905"/>
    </style:style>
    <style:style style:name="T327" style:family="text">
      <style:text-properties officeooo:rsid="0d815c3a"/>
    </style:style>
    <style:style style:name="T328" style:family="text">
      <style:text-properties officeooo:rsid="0d85cecb"/>
    </style:style>
    <style:style style:name="T329" style:family="text">
      <style:text-properties officeooo:rsid="10526173"/>
    </style:style>
    <style:style style:name="T330" style:family="text">
      <style:text-properties officeooo:rsid="0dde91c0"/>
    </style:style>
    <style:style style:name="T331" style:family="text">
      <style:text-properties officeooo:rsid="1059120d"/>
    </style:style>
    <style:style style:name="T332" style:family="text">
      <style:text-properties officeooo:rsid="105a91be"/>
    </style:style>
    <style:style style:name="T333" style:family="text">
      <style:text-properties officeooo:rsid="106b4317"/>
    </style:style>
    <style:style style:name="T334" style:family="text">
      <style:text-properties officeooo:rsid="106fc56e"/>
    </style:style>
    <style:style style:name="T335" style:family="text">
      <style:text-properties officeooo:rsid="1071add2"/>
    </style:style>
    <style:style style:name="T336" style:family="text">
      <style:text-properties officeooo:rsid="106ca26f"/>
    </style:style>
    <style:style style:name="T337" style:family="text">
      <style:text-properties officeooo:rsid="108f8202"/>
    </style:style>
    <style:style style:name="T338" style:family="text">
      <style:text-properties officeooo:rsid="106e851b"/>
    </style:style>
    <style:style style:name="T339" style:family="text">
      <style:text-properties officeooo:rsid="106f9e30"/>
    </style:style>
    <style:style style:name="T340" style:family="text">
      <style:text-properties officeooo:rsid="107433cd"/>
    </style:style>
    <style:style style:name="T341" style:family="text">
      <style:text-properties officeooo:rsid="1076668d"/>
    </style:style>
    <style:style style:name="T342" style:family="text">
      <style:text-properties officeooo:rsid="10847412"/>
    </style:style>
    <style:style style:name="T343" style:family="text">
      <style:text-properties officeooo:rsid="10782920"/>
    </style:style>
    <style:style style:name="T344" style:family="text">
      <style:text-properties officeooo:rsid="107c7a77"/>
    </style:style>
    <style:style style:name="T345" style:family="text">
      <style:text-properties officeooo:rsid="107e6f8c"/>
    </style:style>
    <style:style style:name="T346" style:family="text">
      <style:text-properties officeooo:rsid="10809553"/>
    </style:style>
    <style:style style:name="T347" style:family="text">
      <style:text-properties officeooo:rsid="1087ef9e"/>
    </style:style>
    <style:style style:name="T348" style:family="text">
      <style:text-properties officeooo:rsid="106a025f"/>
    </style:style>
    <style:style style:name="T349" style:family="text">
      <style:text-properties officeooo:rsid="10892592"/>
    </style:style>
    <style:style style:name="T350" style:family="text">
      <style:text-properties officeooo:rsid="1094afc9"/>
    </style:style>
    <style:style style:name="T351" style:family="text">
      <style:text-properties officeooo:rsid="108c7c54"/>
    </style:style>
    <style:style style:name="T352" style:family="text">
      <style:text-properties officeooo:rsid="10917db4"/>
    </style:style>
    <style:style style:name="T353" style:family="text">
      <style:text-properties officeooo:rsid="109c6093"/>
    </style:style>
    <style:style style:name="T354" style:family="text">
      <style:text-properties officeooo:rsid="109e4ad9"/>
    </style:style>
    <style:style style:name="T355" style:family="text">
      <style:text-properties officeooo:rsid="10a0796d"/>
    </style:style>
    <style:style style:name="T356" style:family="text">
      <style:text-properties officeooo:rsid="10b7f2f3"/>
    </style:style>
    <style:style style:name="T357" style:family="text">
      <style:text-properties officeooo:rsid="10a80089"/>
    </style:style>
    <style:style style:name="T358" style:family="text">
      <style:text-properties officeooo:rsid="10b070ed"/>
    </style:style>
    <style:style style:name="T359" style:family="text">
      <style:text-properties officeooo:rsid="10b20107"/>
    </style:style>
    <style:style style:name="T360" style:family="text">
      <style:text-properties officeooo:rsid="10b197c5"/>
    </style:style>
    <style:style style:name="T361" style:family="text">
      <style:text-properties officeooo:rsid="10b31b11"/>
    </style:style>
    <style:style style:name="T362" style:family="text">
      <style:text-properties officeooo:rsid="10b0a174"/>
    </style:style>
    <style:style style:name="T363" style:family="text">
      <style:text-properties officeooo:rsid="10b4bc36"/>
    </style:style>
    <style:style style:name="T364" style:family="text">
      <style:text-properties officeooo:rsid="10c45e40"/>
    </style:style>
    <style:style style:name="T365" style:family="text">
      <style:text-properties officeooo:rsid="10d12096"/>
    </style:style>
    <style:style style:name="T366" style:family="text">
      <style:text-properties officeooo:rsid="10c6cc22"/>
    </style:style>
    <style:style style:name="T367" style:family="text">
      <style:text-properties officeooo:rsid="10d2e3ad"/>
    </style:style>
    <style:style style:name="T368" style:family="text">
      <style:text-properties officeooo:rsid="10c8a913"/>
    </style:style>
    <style:style style:name="T369" style:family="text">
      <style:text-properties officeooo:rsid="10c1b5a7"/>
    </style:style>
    <style:style style:name="T370" style:family="text">
      <style:text-properties officeooo:rsid="10f2252f"/>
    </style:style>
    <style:style style:name="T371" style:family="text">
      <style:text-properties officeooo:rsid="10d68561"/>
    </style:style>
    <style:style style:name="T372" style:family="text">
      <style:text-properties officeooo:rsid="10f536c5"/>
    </style:style>
    <style:style style:name="T373" style:family="text">
      <style:text-properties officeooo:rsid="1110e4b7"/>
    </style:style>
    <style:style style:name="T374" style:family="text">
      <style:text-properties officeooo:rsid="11129132"/>
    </style:style>
    <style:style style:name="T375" style:family="text">
      <style:text-properties officeooo:rsid="10efa2cf"/>
    </style:style>
    <style:style style:name="T376" style:family="text">
      <style:text-properties officeooo:rsid="10f8b416"/>
    </style:style>
    <style:style style:name="T377" style:family="text">
      <style:text-properties officeooo:rsid="0de3dfc7"/>
    </style:style>
    <style:style style:name="T378" style:family="text">
      <style:text-properties officeooo:rsid="10faeeb2"/>
    </style:style>
    <style:style style:name="T379" style:family="text">
      <style:text-properties officeooo:rsid="10fdb094"/>
    </style:style>
    <style:style style:name="T380" style:family="text">
      <style:text-properties officeooo:rsid="110868f9"/>
    </style:style>
    <style:style style:name="T381" style:family="text">
      <style:text-properties officeooo:rsid="111800dd"/>
    </style:style>
    <style:style style:name="T382" style:family="text">
      <style:text-properties officeooo:rsid="110b66e8"/>
    </style:style>
    <style:style style:name="T383" style:family="text">
      <style:text-properties officeooo:rsid="1104f615"/>
    </style:style>
    <style:style style:name="T384" style:family="text">
      <style:text-properties officeooo:rsid="1106d133"/>
    </style:style>
    <style:style style:name="T385" style:family="text">
      <style:text-properties officeooo:rsid="11089b60"/>
    </style:style>
    <style:style style:name="T386" style:family="text">
      <style:text-properties officeooo:rsid="11099906"/>
    </style:style>
    <style:style style:name="T387" style:family="text">
      <style:text-properties officeooo:rsid="10bf3a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8"><text:bookmark-start text:name="__DdeLink__12680_1283846921"/></text:p>
      <text:h text:style-name="P272" text:outline-level="1"/>
      <text:h text:style-name="P272" text:outline-level="1"/>
      <text:h text:style-name="P272" text:outline-level="1"><text:bookmark-start text:name="__RefHeading___Toc8683_1644692597"/><text:span text:style-name="T1">-</text:span>Book <text:span text:style-name="T2">4</text:span><text:bookmark-end text:name="__DdeLink__12680_1283846921"/><text:span text:style-name="T2">-</text:span><text:bookmark-end text:name="__RefHeading___Toc8683_1644692597"/></text:h>
      <text:h text:style-name="P271" text:outline-level="1"><text:bookmark-start text:name="__RefHeading___Toc93262_620566188"/>Adventuring<text:bookmark-end text:name="__RefHeading___Toc93262_620566188"/></text:h>
      <text:p text:style-name="P269"/>
      <text:h text:style-name="P1" text:outline-level="2"><text:bookmark-start text:name="__RefHeading___Toc125670_1251292261"/>Life on the Roads<text:bookmark-end text:name="__RefHeading___Toc125670_1251292261"/></text:h>
      <text:p text:style-name="P6">Adventurers constantly face dangers and hurdle while on the road. <text:s/><text:span text:style-name="T3">There</text:span> can <text:span text:style-name="T3">be all kinds of obstacles standing in the way of the </text:span><text:span text:style-name="T5">characters</text:span><text:span text:style-name="T94">. <text:s/>It can be as simple as a big tree blocking a road</text:span><text:span text:style-name="T95"> or a more serious problem like wide river blocking the escape from a group of strong enemies. <text:s/>One thing is for certain, the life on an adventurer is not one of </text:span><text:span text:style-name="T96">comfort.</text:span></text:p>
      <text:h text:style-name="P274" text:outline-level="3"><text:bookmark-start text:name="__RefHeading___Toc125672_1251292261"/>Encumbrance<text:bookmark-end text:name="__RefHeading___Toc125672_1251292261"/></text:h>
      <text:p text:style-name="P7">Adventurers need a lot of things while out on the road or deep in a dungeon. <text:s/>Unfortunately, what one can carry is limited. </text:p>
      <text:p text:style-name="P7"><text:span text:style-name="T225">Every object has an encumbrance rating; this is a representation of how cumbersome the object is. <text:s/>Encumbrance represent both the weight and the size of an object.</text:span> </text:p>
      <text:p text:style-name="P7">Each <text:span text:style-name="T4">character</text:span><text:span text:style-name="T93"> has a encumbrance limit; this is the amount of material they can carry without any penalty. <text:s/></text:span><text:span text:style-name="T97">This limit depends on the </text:span><text:span text:style-name="T6">power</text:span><text:span text:style-name="T97"> and </text:span><text:span text:style-name="T6">constitution</text:span><text:span text:style-name="T97"> of the </text:span><text:span text:style-name="T6">character</text:span><text:span text:style-name="T97"> as well as on their </text:span><text:span text:style-name="T6">size</text:span><text:span text:style-name="T97">.</text:span></text:p>
      <text:p text:style-name="P8"><text:span text:style-name="T4">Micro</text:span><text:span text:style-name="T93"> </text:span><text:span text:style-name="T4">characters</text:span><text:span text:style-name="T93"> can carry their </text:span><text:span text:style-name="T4">power</text:span><text:span text:style-name="T93"> plus their </text:span><text:span text:style-name="T4">constitution,</text:span><text:span text:style-name="T93"> multiplied by half.</text:span></text:p>
      <text:p text:style-name="P8"><text:span text:style-name="T4">Mini</text:span><text:span text:style-name="T93"> </text:span><text:span text:style-name="T4">characters</text:span><text:span text:style-name="T93"> can carry their </text:span><text:span text:style-name="T4">power</text:span><text:span text:style-name="T93"> plus their </text:span><text:span text:style-name="T4">constitution</text:span><text:span text:style-name="T93">.</text:span></text:p>
      <text:p text:style-name="P8"><text:span text:style-name="T4">Small</text:span><text:span text:style-name="T93"> </text:span><text:span text:style-name="T4">characters</text:span><text:span text:style-name="T93"> can carry their </text:span><text:span text:style-name="T4">power</text:span><text:span text:style-name="T93"> plus their </text:span><text:span text:style-name="T4">constitution,</text:span><text:span text:style-name="T93"> multiplied by one and a half.</text:span></text:p>
      <text:p text:style-name="P8"><text:span text:style-name="T4">Medium</text:span><text:span text:style-name="T93"> </text:span><text:span text:style-name="T4">characters</text:span><text:span text:style-name="T93"> can carry their </text:span><text:span text:style-name="T4">power</text:span><text:span text:style-name="T93"> plus their </text:span><text:span text:style-name="T4">constitution,</text:span><text:span text:style-name="T93"> multiplied by two.</text:span></text:p>
      <text:p text:style-name="P8"><text:span text:style-name="T4">Large</text:span><text:span text:style-name="T93"> </text:span><text:span text:style-name="T4">characters</text:span><text:span text:style-name="T93"> can carry their </text:span><text:span text:style-name="T4">power</text:span><text:span text:style-name="T93"> plus their </text:span><text:span text:style-name="T4">constitution,</text:span><text:span text:style-name="T93"> multiplied by two and a half.</text:span></text:p>
      <text:p text:style-name="P8"><text:span text:style-name="T4">Huge</text:span><text:span text:style-name="T93"> and larger </text:span><text:span text:style-name="T4">characters</text:span><text:span text:style-name="T93"> can carry their </text:span><text:span text:style-name="T4">power</text:span><text:span text:style-name="T93"> plus their </text:span><text:span text:style-name="T4">constitution,</text:span><text:span text:style-name="T93"> multiplied by three.</text:span></text:p>
      <text:p text:style-name="P8"><text:span text:style-name="T93">A </text:span><text:span text:style-name="T4">character </text:span><text:span text:style-name="T93">carrying between their encumbrance limit and one and a half time their encumbrance limit suffer from a 1 die malus to all their </text:span><text:span text:style-name="T4">power </text:span><text:span text:style-name="T93">and </text:span><text:span text:style-name="T4">agility</text:span><text:span text:style-name="T93"> test.</text:span></text:p>
      <text:p text:style-name="P8"><text:span text:style-name="T93">A </text:span><text:span text:style-name="T4">character</text:span><text:span text:style-name="T93"> carrying between one and half time and two times their encumbrance limit suffer from a 2 dice malus to all their </text:span><text:span text:style-name="T4">power </text:span><text:span text:style-name="T93">and</text:span><text:span text:style-name="T4"> agility</text:span><text:span text:style-name="T93"> test and have their movement speed cut in half. <text:s/></text:span></text:p>
      <text:p text:style-name="P9"><text:span text:style-name="T93">A </text:span><text:span text:style-name="T4">character </text:span><text:span text:style-name="T93">carrying between two and three times their encumbrance limit have their movement speed reduced to 2 metres per round and can not do any </text:span><text:span text:style-name="T4">power</text:span><text:span text:style-name="T93"> or </text:span><text:span text:style-name="T4">agility </text:span><text:span text:style-name="T93">test.</text:span></text:p>
      <text:p text:style-name="P10">Characters<text:span text:style-name="T93"> cannot carry more than 3 times their encumbrance limit.</text:span></text:p>
      <text:h text:style-name="P275" text:outline-level="3"><text:bookmark-start text:name="__RefHeading___Toc125674_1251292261"/>Running<text:bookmark-end text:name="__RefHeading___Toc125674_1251292261"/></text:h>
      <text:p text:style-name="P9">There is many reason to run while adventuring. <text:s/>It can be running from someone or after someone, running to charge an enemy, running to reach something in a timely manner, the circumstances for running abound.</text:p>
      <text:p text:style-name="P13">Running is divided in 3 <text:span text:style-name="T226">types depending on the size and scope of the actions.</text:span>.</text:p>
      <text:p text:style-name="P292">Sprint</text:p>
      <text:p text:style-name="P13">Sprint is for the short bursts of running happening in a round. <text:s/></text:p>
      <text:p text:style-name="P13">Sprint is done by a <text:span text:style-name="T4">running open-ended test</text:span><text:span text:style-name="T93">. <text:s/>For every </text:span><text:span text:style-name="T4">MoS </text:span><text:span text:style-name="T93">the </text:span><text:span text:style-name="T4">character</text:span><text:span text:style-name="T154"> can add half their movement speed to their movement.</text:span></text:p>
      <text:p text:style-name="P13"><text:span text:style-name="T154">Example: A </text:span><text:span text:style-name="T43">character </text:span><text:span text:style-name="T154">with a </text:span><text:span text:style-name="T43">movement speed</text:span><text:span text:style-name="T154"> of 9 metres decide to run. <text:s/>The player make a </text:span><text:span text:style-name="T43">running </text:span><text:span text:style-name="T154">test and obtained 3 </text:span><text:span text:style-name="T43">successes</text:span><text:span text:style-name="T154">. <text:s/>The </text:span><text:span text:style-name="T43">character </text:span><text:span text:style-name="T154">can </text:span><text:soft-page-break/><text:span text:style-name="T154">therefore move </text:span><text:span text:style-name="T155">23 metres (9 metres + (3 * 4.5 metres) = 22.5, rounded to 23 metres).</text:span></text:p>
      <text:p text:style-name="P293">Chase</text:p>
      <text:p text:style-name="P14">Chase is for the situations where a <text:span text:style-name="T4">character </text:span><text:span text:style-name="T93">try to catch up to another in sight and when the exact position </text:span><text:span text:style-name="T98">is not that important for the gameplay.</text:span></text:p>
      <text:p text:style-name="P15"><text:span text:style-name="T93">The </text:span><text:span text:style-name="T4">GM</text:span><text:span text:style-name="T93"> should gives a number of </text:span><text:span text:style-name="T4">MoSes</text:span><text:span text:style-name="T93"> head start for the </text:span><text:span text:style-name="T4">character</text:span><text:span text:style-name="T93"> being chased. <text:s/>A good rules of thumb is 1 per 10 metres of distance from the character chasing. <text:s/>If the chased </text:span><text:span text:style-name="T4">character</text:span><text:span text:style-name="T93"> start running before the chaser, the </text:span><text:span text:style-name="T4">GM</text:span><text:span text:style-name="T93"> can add one </text:span><text:span text:style-name="T4">running </text:span><text:span text:style-name="T93">test to their advantage. <text:s/></text:span></text:p>
      <text:p text:style-name="P15"><text:span text:style-name="T93">Once the chase is initiated, each player do a </text:span><text:span text:style-name="T4">running versus</text:span><text:span text:style-name="T93"> </text:span><text:span text:style-name="T4">rolling</text:span><text:span text:style-name="T93"> </text:span><text:span text:style-name="T4">test</text:span><text:span text:style-name="T93">. <text:s/>Every time the chased</text:span><text:span text:style-name="T4"> character</text:span><text:span text:style-name="T93"> scores </text:span><text:span text:style-name="T4">hits</text:span><text:span text:style-name="T93">, they increase the distance between them and the chaser. <text:s/>If the chaser scores </text:span><text:span text:style-name="T4">hits</text:span><text:span text:style-name="T93">, they distance is reduced. <text:s/></text:span></text:p>
      <text:p text:style-name="P16">If the chaser rolls a complete failure, they lose sight of the target and the chase is over.</text:p>
      <text:p text:style-name="P15"><text:span text:style-name="T93">If the </text:span><text:span text:style-name="T99">total number of </text:span><text:span text:style-name="T7">MoSes</text:span><text:span text:style-name="T99"> obtained by the chaser is equal or greater to the number of </text:span><text:span text:style-name="T7">MoSes</text:span><text:span text:style-name="T99"> obtained by the chased </text:span><text:span text:style-name="T7">character</text:span><text:span text:style-name="T99"> plus their head</text:span><text:span text:style-name="T100"> </text:span><text:span text:style-name="T99">start</text:span><text:span text:style-name="T101">, the chaser catch up with his target. </text:span></text:p>
      <text:p text:style-name="P20"><text:span text:style-name="T93">No </text:span><text:span text:style-name="T4">character </text:span><text:span text:style-name="T93">can make more running roll for a chase than their </text:span><text:span text:style-name="T4">constitution </text:span><text:span text:style-name="T93">score.</text:span></text:p>
      <text:p text:style-name="P293">Pursuit</text:p>
      <text:p text:style-name="P21"><text:span text:style-name="T96">P</text:span><text:span text:style-name="T93">ursuit is for the situation where a party is trying to catch up to another party without having a visual on them. <text:s/>Pursuit can last many hours or even days.</text:span></text:p>
      <text:p text:style-name="P22"><text:span text:style-name="T93">Pursuit is done as a </text:span><text:span text:style-name="T4">versus composed test</text:span><text:span text:style-name="T93"> between the pursuer and the pursued. <text:s/>The pursuer make a roll for </text:span><text:span text:style-name="T4">running</text:span><text:span text:style-name="T93">, </text:span><text:span text:style-name="T4">tracking</text:span><text:span text:style-name="T93"> and </text:span><text:span text:style-name="T4">resist fatigue</text:span><text:span text:style-name="T93"> and total the number of </text:span><text:span text:style-name="T4">MoSes</text:span><text:span text:style-name="T93">. <text:s/>The pursued roll for</text:span><text:span text:style-name="T102"> </text:span><text:span text:style-name="T8">navigation</text:span><text:span text:style-name="T93">, </text:span><text:span text:style-name="T4">running</text:span><text:span text:style-name="T93"> and </text:span><text:span text:style-name="T4">resist fatigue</text:span><text:span text:style-name="T93">. <text:s/></text:span><text:span text:style-name="T102">The pursued can decide to replace both </text:span><text:span text:style-name="T8">navigation</text:span><text:span text:style-name="T102"> and </text:span><text:span text:style-name="T8">running </text:span><text:span text:style-name="T102">with </text:span><text:span text:style-name="T8">stealth</text:span><text:span text:style-name="T102"> if they decide to cover their tracks. <text:s/>If they do so, the </text:span><text:span text:style-name="T8">tracking</text:span><text:span text:style-name="T102"> </text:span><text:span text:style-name="T8">MoSes</text:span><text:span text:style-name="T102"> of the pursuer are halved. </text:span></text:p>
      <text:p text:style-name="P23"><text:span text:style-name="T102">T</text:span><text:span text:style-name="T93">he </text:span><text:span text:style-name="T4">GM</text:span><text:span text:style-name="T93"> determine a head start for the pursued in hours.</text:span></text:p>
      <text:p text:style-name="P24"><text:span text:style-name="T93">If the pursuer's </text:span><text:span text:style-name="T4">MoSes</text:span><text:span text:style-name="T93"> are equal to those of the pursued the distance between the two remain the same.</text:span></text:p>
      <text:p text:style-name="P24"><text:span text:style-name="T93">If the pursuer scores </text:span><text:span text:style-name="T4">hits</text:span><text:span text:style-name="T93">, the distance between the two parties is reduced. <text:s/></text:span><text:span text:style-name="T103">Every </text:span><text:span text:style-name="T9">hit</text:span><text:span text:style-name="T103"> allows the pursued to reduced the head start by 2 hours.</text:span></text:p>
      <text:p text:style-name="P23"><text:span text:style-name="T93">If the pursued scores </text:span><text:span text:style-name="T4">hits</text:span><text:span text:style-name="T93">, the distance is increased. <text:s/>Every </text:span><text:span text:style-name="T4">hit</text:span><text:span text:style-name="T93"> increase the head start by 2 hours.</text:span></text:p>
      <text:p text:style-name="P23"><text:span text:style-name="T93">If the pursuer have a </text:span><text:span text:style-name="T4">complete failure</text:span><text:span text:style-name="T93"> they lose tracks of their target.</text:span></text:p>
      <text:h text:style-name="P291" text:outline-level="3"><text:bookmark-start text:name="__RefHeading___Toc38122_197869381"/>Climbing<text:bookmark-end text:name="__RefHeading___Toc38122_197869381"/></text:h>
      <text:p text:style-name="P25">When you can't go around an obstacle, nor under, nor through, going over can seem to be the solution. <text:s/>In order to do so you need <text:span text:style-name="T4">climbing</text:span><text:span text:style-name="T93">. <text:s/></text:span></text:p>
      <text:p text:style-name="P25"><text:span text:style-name="T4">MoSes</text:span><text:span text:style-name="T93"> on a </text:span><text:span text:style-name="T4">climbing </text:span><text:span text:style-name="T93">test represent the distance climbed with the roll. <text:s/>Different types of surfaces represent different level of challenge to climb. <text:s/>Here are a few of the most common time of climbing and how they affect the rolls.</text:span></text:p>
      <text:p text:style-name="P165"><text:span text:style-name="T93">Tree: </text:span><text:span text:style-name="T158">The </text:span><text:span text:style-name="T46">character</text:span><text:span text:style-name="T158"> can climb 1 metre per </text:span><text:span text:style-name="T46">MoS</text:span><text:span text:style-name="T158">.</text:span></text:p>
      <text:p text:style-name="P165"><text:span text:style-name="T93">Rough natural cliff</text:span><text:span text:style-name="T4">: </text:span><text:span text:style-name="T158">1 MoS is needed not to fall. <text:s/>For every 2 </text:span><text:span text:style-name="T46">MoSes</text:span><text:span text:style-name="T158"> the </text:span><text:span text:style-name="T46">character</text:span><text:span text:style-name="T158"> can climb 1 metre.</text:span></text:p>
      <text:p text:style-name="P165"><text:span text:style-name="T93">Smooth Cliff or Rough Wall</text:span><text:span text:style-name="T4">: </text:span><text:span text:style-name="T158">1 </text:span><text:span text:style-name="T46">MoS</text:span><text:span text:style-name="T158"> is needed not to fall. <text:s/>For every 3 </text:span><text:span text:style-name="T46">MoSes</text:span><text:span text:style-name="T158"> the </text:span><text:span text:style-name="T46">character</text:span><text:span text:style-name="T157"> can climb 1 metre.</text:span></text:p>
      <text:p text:style-name="P165"><text:soft-page-break/><text:span text:style-name="T154">Smooth Wall:</text:span><text:span text:style-name="T157"> <text:s/>1 </text:span><text:span text:style-name="T45">MoS</text:span><text:span text:style-name="T157"> is needed not to fall. <text:s/>For every 4 </text:span><text:span text:style-name="T45">MoSes</text:span><text:span text:style-name="T157"> the </text:span><text:span text:style-name="T45">character</text:span><text:span text:style-name="T157"> can climb 1 metre.</text:span></text:p>
      <text:p text:style-name="P252"><text:span text:style-name="T157">Complete failure makes the </text:span><text:span text:style-name="T45">character</text:span><text:span text:style-name="T157"> fall and receive fall damage as described below.</text:span></text:p>
      <text:p text:style-name="P253"><text:span text:style-name="T157">A wet surface, strong winds or other adverse conditions can add to the number of </text:span><text:span text:style-name="T45">MoSes</text:span><text:span text:style-name="T157"> needed not to fall.</text:span></text:p>
      <text:h text:style-name="P291" text:outline-level="3"><text:bookmark-start text:name="__RefHeading___Toc38124_197869381"/>Jumping<text:bookmark-end text:name="__RefHeading___Toc38124_197869381"/></text:h>
      <text:p text:style-name="P26">Whether a <text:span text:style-name="T4">character</text:span><text:span text:style-name="T93"> wants to </text:span><text:span text:style-name="T104">traverse </text:span><text:span text:style-name="T93">a chasm or just want </text:span><text:span text:style-name="T104">to get</text:span><text:span text:style-name="T93"> on top of a table</text:span><text:span text:style-name="T104"> quickly, jumping is bound to happen while adventuring.</text:span></text:p>
      <text:p text:style-name="P294">Horizontal Jumping</text:p>
      <text:p text:style-name="P27">The distance a <text:span text:style-name="T4">character</text:span><text:span text:style-name="T93"> can jump horizontally depends on the movement used before the jump.</text:span></text:p>
      <text:p text:style-name="P166"><text:span text:style-name="T93">No movement used:</text:span><text:span text:style-name="T158"> Can jump 1 metre plus 1 metre for every 3 </text:span><text:span text:style-name="T46">MoSes</text:span><text:span text:style-name="T158">.</text:span></text:p>
      <text:p text:style-name="P166"><text:span text:style-name="T93">Half movement used:</text:span><text:span text:style-name="T158"> Can jump 1 metre plus 1 metre for every 2 </text:span><text:span text:style-name="T46">MoSes</text:span><text:span text:style-name="T158">.</text:span></text:p>
      <text:p text:style-name="P166"><text:span text:style-name="T93">All movement used:</text:span><text:span text:style-name="T158"> Can jump 1 metre plus 1 metre for every </text:span><text:span text:style-name="T46">MoS</text:span><text:span text:style-name="T158">.</text:span></text:p>
      <text:p text:style-name="P166"><text:span text:style-name="T93">All movement used plus running:</text:span><text:span text:style-name="T158"> Can jump 1 metre plus 1 metre for every </text:span><text:span text:style-name="T46">MoS</text:span><text:span text:style-name="T159">. <text:s/>Can add 1 die to the </text:span><text:span text:style-name="T47">jumping dice pool</text:span><text:span text:style-name="T159"> for every </text:span><text:span text:style-name="T47">MoS</text:span><text:span text:style-name="T159"> used for </text:span><text:span text:style-name="T47">running</text:span><text:span text:style-name="T159">.</text:span></text:p>
      <text:p text:style-name="P294">Vertical Jumping</text:p>
      <text:p text:style-name="P28">A <text:span text:style-name="T4">character </text:span><text:span text:style-name="T93">can jumps vertically half a metre plus half a metre for every 3 </text:span><text:span text:style-name="T4">MoSes</text:span><text:span text:style-name="T93">. </text:span></text:p>
      <text:h text:style-name="P276" text:outline-level="3"><text:bookmark-start text:name="__RefHeading___Toc38126_197869381"/>Moving Heavy Objects<text:bookmark-end text:name="__RefHeading___Toc38126_197869381"/></text:h>
      <text:p text:style-name="P29">Placing heavy objects in the way of a <text:span text:style-name="T4">character</text:span><text:span text:style-name="T93"> can be a good way to slow them down. <text:s/>Blocking a road with a big tree, lowering down a portcullis, rolling a boulder in front of the entrance of a cave, all those situations require to move heavy objects.</text:span></text:p>
      <text:p text:style-name="P295">Lifting</text:p>
      <text:p text:style-name="P29">A <text:span text:style-name="T4">character </text:span><text:span text:style-name="T93">can lift 45kg plus 45kg per </text:span><text:span text:style-name="T4">MoS</text:span><text:span text:style-name="T93">.</text:span></text:p>
      <text:p text:style-name="P296">Pushing</text:p>
      <text:p text:style-name="P30"><text:span text:style-name="T93">For a flat object </text:span><text:span text:style-name="T105">or an object which cannot roll, the </text:span><text:span text:style-name="T10">character</text:span><text:span text:style-name="T105"> can push 45kg + 45kg per </text:span><text:span text:style-name="T10">MoS</text:span><text:span text:style-name="T105">.</text:span></text:p>
      <text:p text:style-name="P31"><text:span text:style-name="T93">For an object which can roll, the </text:span><text:span text:style-name="T4">character</text:span><text:span text:style-name="T93"> can push 90kg plus 90kg per </text:span><text:span text:style-name="T4">MoS</text:span><text:span text:style-name="T93">.</text:span></text:p>
      <text:h text:style-name="P291" text:outline-level="3"><text:bookmark-start text:name="__RefHeading___Toc38128_197869381"/>Swimming<text:bookmark-end text:name="__RefHeading___Toc38128_197869381"/></text:h>
      <text:p text:style-name="P32">When a <text:span text:style-name="T4">character </text:span><text:span text:style-name="T93">end up in water, no test is needed to stay afloat. <text:s/>To move around in water with speed, a </text:span><text:span text:style-name="T4">swimming</text:span><text:span text:style-name="T93"> test maybe asked by the </text:span><text:span text:style-name="T4">GM</text:span><text:span text:style-name="T93">. <text:s/>The </text:span><text:span text:style-name="T4">character</text:span><text:span text:style-name="T93"> can move half their </text:span><text:span text:style-name="T4">movement speed</text:span><text:span text:style-name="T93"> plus 1 metre per </text:span><text:span text:style-name="T4">MoS</text:span><text:span text:style-name="T93">. </text:span></text:p>
      <text:p text:style-name="P32"><text:span text:style-name="T93">If the </text:span><text:span text:style-name="T4">character </text:span><text:span text:style-name="T93">is in running water, the current might takes them in a direction at a certain number of metre per rounds. <text:s/>This can work for or against the </text:span><text:span text:style-name="T4">characters</text:span><text:span text:style-name="T93">.</text:span></text:p>
      <text:p text:style-name="P32"><text:span text:style-name="T93">If the </text:span><text:span text:style-name="T4">character</text:span><text:span text:style-name="T93"> carry a lot of material, the </text:span><text:span text:style-name="T4">GM</text:span><text:span text:style-name="T93"> can ask for a test to stay afloat. <text:s/>1 </text:span><text:span text:style-name="T4">MoS</text:span><text:span text:style-name="T93"> would be needed if the </text:span><text:span text:style-name="T4">character</text:span><text:span text:style-name="T93"> carry more than half their </text:span><text:span text:style-name="T4">maximum encumbrance</text:span><text:span text:style-name="T93">, 2 </text:span><text:span text:style-name="T4">MoSes</text:span><text:span text:style-name="T93"> if they carry more than their </text:span><text:span text:style-name="T4">maximum encumbrance</text:span><text:span text:style-name="T93">, 3 </text:span><text:span text:style-name="T4">MoSes</text:span><text:span text:style-name="T93"> if they carry more than one and a half times their </text:span><text:span text:style-name="T4">maximum encumbrance</text:span><text:span text:style-name="T93">, etc.</text:span></text:p>
      <text:h text:style-name="P277" text:outline-level="3"><text:bookmark-start text:name="__RefHeading___Toc38130_197869381"/><text:soft-page-break/>Falling<text:bookmark-end text:name="__RefHeading___Toc38130_197869381"/></text:h>
      <text:p text:style-name="P33">Falling is bound to happen while adventuring. <text:s/>It could be from a dangerous pit trap or simply from clumsiness. <text:s/></text:p>
      <text:p text:style-name="P33">The damage taken from falling depends on the height of the fall and on the size of the creature.</text:p>
      <text:p text:style-name="P33">For every metre fallen <text:span text:style-name="T227">after the first one, </text:span>one dice of damage should be rolled. <text:s text:c="2"/>The type of dice to be rolled is a function of the size of the <text:span text:style-name="T4">character</text:span><text:span text:style-name="T93">:</text:span></text:p>
      <text:p text:style-name="P167"><text:span text:style-name="T93">Micro:</text:span><text:span text:style-name="T158"> d4</text:span></text:p>
      <text:p text:style-name="P167"><text:span text:style-name="T93">Mini:</text:span><text:span text:style-name="T158"> d4</text:span></text:p>
      <text:p text:style-name="P167"><text:span text:style-name="T93">Small:</text:span><text:span text:style-name="T158"> d6</text:span></text:p>
      <text:p text:style-name="P167"><text:span text:style-name="T93">Medium: </text:span><text:span text:style-name="T158">d8</text:span></text:p>
      <text:p text:style-name="P167"><text:span text:style-name="T93">Large:</text:span><text:span text:style-name="T158"> d10</text:span></text:p>
      <text:p text:style-name="P167"><text:span text:style-name="T93">Huge and larger:</text:span><text:span text:style-name="T158"> d1</text:span><text:span text:style-name="T160">2</text:span></text:p>
      <text:p text:style-name="P254"><text:span text:style-name="T158">The type of damage is </text:span><text:span text:style-name="T46">bludgeoning</text:span><text:span text:style-name="T158"> and is reduced by protection worn by the </text:span><text:span text:style-name="T46">character</text:span><text:span text:style-name="T158">.</text:span></text:p>
      <text:p text:style-name="P297">Acrobatics</text:p>
      <text:p text:style-name="P33">A falling <text:span text:style-name="T4">character </text:span><text:span text:style-name="T93">can make an </text:span><text:span text:style-name="T4">acrobatics</text:span><text:span text:style-name="T93"> test to try to land and reduce damage taken. <text:s/>For every </text:span><text:span text:style-name="T4">MoS</text:span><text:span text:style-name="T93"> on this test, </text:span><text:span text:style-name="T106">the dice pool for falling damage is reduced by one.</text:span></text:p>
      <text:h text:style-name="P278" text:outline-level="3"><text:bookmark-start text:name="__RefHeading___Toc38132_197869381"/>Camping<text:bookmark-end text:name="__RefHeading___Toc38132_197869381"/></text:h>
      <text:p text:style-name="P34">When making camp for a long rest, a few step are needed <text:span text:style-name="T228">to have a fully benefit from a good night of sleep.</text:span></text:p>
      <text:p text:style-name="P298">Sheltering</text:p>
      <text:p text:style-name="P35">Sheltering is preparing a camp for the night, to grant minimum comfort to the sleeping <text:span text:style-name="T4">characters</text:span><text:span text:style-name="T93">. <text:s/>It includes making a fire and creating a temporary shelter.</text:span></text:p>
      <text:p text:style-name="P35"><text:span text:style-name="T93">For every </text:span><text:span text:style-name="T4">MoS</text:span><text:span text:style-name="T93"> on a </text:span><text:span text:style-name="T4">step-back rolling test</text:span><text:span text:style-name="T93">, one </text:span><text:span text:style-name="T4">character </text:span><text:span text:style-name="T93">can be sheltered. <text:s/>Every roll takes 1 hour.</text:span></text:p>
      <text:p text:style-name="P35"><text:span text:style-name="T93">Sheltered </text:span><text:span text:style-name="T4">characters</text:span><text:span text:style-name="T93"> gain twice as much </text:span><text:span text:style-name="T4">spirit points</text:span><text:span text:style-name="T93"> from sleeping.</text:span></text:p>
      <text:p text:style-name="P298">Getting Food<text:span text:style-name="T229"> and Cooking</text:span></text:p>
      <text:p text:style-name="P36">When sleeping in the wild<text:span text:style-name="T230">, a </text:span><text:span text:style-name="T11">character</text:span><text:span text:style-name="T107"> can make a </text:span><text:span text:style-name="T12">f</text:span><text:span text:style-name="T11">oraging &amp; </text:span><text:span text:style-name="T12">h</text:span><text:span text:style-name="T11">unting</text:span><text:span text:style-name="T12"> </text:span><text:span text:style-name="T11">step-back rolling test</text:span><text:span text:style-name="T107">. <text:s/></text:span><text:span text:style-name="T108">Each roll takes one hour. <text:s/>Every </text:span><text:span text:style-name="T13">MoS</text:span><text:span text:style-name="T108"> can feed one person.</text:span></text:p>
      <text:p text:style-name="P37"><text:span text:style-name="T93">A </text:span><text:span text:style-name="T4">character</text:span><text:span text:style-name="T93"> can take foraged food and make a feast out of it.</text:span><text:span text:style-name="T109"> <text:s/>For every </text:span><text:span text:style-name="T12">MoS</text:span><text:span text:style-name="T109"> on a c</text:span><text:span text:style-name="T12">ooking</text:span><text:span text:style-name="T109"> </text:span><text:span text:style-name="T12">step-back rolling test</text:span><text:span text:style-name="T109">, 2 portions of food are expended and one person is fed</text:span><text:span text:style-name="T110">. <text:s/>Every </text:span><text:span text:style-name="T14">character</text:span><text:span text:style-name="T110"> fed can make a </text:span><text:span text:style-name="T14">confidence &amp; ego</text:span><text:span text:style-name="T110"> test </text:span><text:span text:style-name="T111">and regain 1 </text:span><text:span text:style-name="T15">spirit points</text:span><text:span text:style-name="T111"> per </text:span><text:span text:style-name="T15">MoS</text:span><text:span text:style-name="T111">.</text:span><text:span text:style-name="T112"> <text:s/></text:span><text:span text:style-name="T16">Hits</text:span><text:span text:style-name="T112"> on the </text:span><text:span text:style-name="T16">cooking </text:span><text:span text:style-name="T112">test</text:span><text:span text:style-name="T16"> </text:span><text:span text:style-name="T112">can be distributed amongst the participant of the feast and added to the result of their </text:span><text:span text:style-name="T16">confidence &amp; ego </text:span><text:span text:style-name="T112">test.</text:span></text:p>
      <text:p text:style-name="P299">Merrymaking</text:p>
      <text:p text:style-name="P38">One or more <text:span text:style-name="T4">character</text:span><text:span text:style-name="T93"> can participate in merrymaking. <text:s/>To do so, they roll any speciality of </text:span><text:span text:style-name="T4">arts &amp; performance</text:span><text:span text:style-name="T93"> as a </text:span><text:span text:style-name="T4">step-back rolling open-ended test</text:span><text:span text:style-name="T17">. <text:s/></text:span><text:span text:style-name="T113">For every </text:span><text:span text:style-name="T17">MoS</text:span><text:span text:style-name="T113">, one participant or spectator of the</text:span><text:span text:style-name="T156"> </text:span><text:span text:style-name="T44">merrymaking</text:span><text:span text:style-name="T156"> can regain 2 </text:span><text:span text:style-name="T44">spirit points.</text:span></text:p>
      <text:p text:style-name="P298">Standing Guard</text:p>
      <text:p text:style-name="P39">Camping in the wild is not always the safest thing to do. <text:s/>For that reason, a party will often have somebody standing guard.</text:p>
      <text:p text:style-name="P39">At the start of a guard watch, the <text:span text:style-name="T93">player must make a </text:span><text:span text:style-name="T4">perception &amp; vigilance</text:span><text:span text:style-name="T93"> test and a </text:span><text:span text:style-name="T4">resist fatigue</text:span><text:span text:style-name="T93"> test. <text:s/>For every hour spent on watch, one </text:span><text:span text:style-name="T4">MoS</text:span><text:span text:style-name="T93"> is subtracted from the </text:span><text:span text:style-name="T4">resist fatigue</text:span><text:span text:style-name="T93"> or </text:span><text:span text:style-name="T4">perception &amp; vigilance</text:span><text:span text:style-name="T93"> test. <text:s/></text:span></text:p>
      <text:p text:style-name="P39"><text:soft-page-break/><text:span text:style-name="T114">If </text:span><text:span text:style-name="T18">character </text:span><text:span text:style-name="T114">tries to sneak on the party, their </text:span><text:span text:style-name="T18">stealth</text:span><text:span text:style-name="T114"> is compared to the current </text:span><text:span text:style-name="T18">perception &amp; vigilance</text:span><text:span text:style-name="T114"> of the watch.</text:span></text:p>
      <text:p text:style-name="P300">Sleeping</text:p>
      <text:p text:style-name="P40">This is usually the main reason to make camp. <text:s/>After 6 hours of sleep, a <text:span text:style-name="T4">character</text:span><text:span text:style-name="T93"> can make a </text:span><text:span text:style-name="T4">natural healing</text:span><text:span text:style-name="T93"> test</text:span><text:span text:style-name="T115"> for every lines of injury with a difficulty</text:span><text:span text:style-name="T19"> level</text:span><text:span text:style-name="T115"> equals to the number of </text:span><text:span text:style-name="T19">injury boxes</text:span><text:span text:style-name="T115"> ticked on that line. <text:s/>If the test is successful, one </text:span><text:span text:style-name="T19">injury box</text:span><text:span text:style-name="T115"> on that line is unchecked. <text:s/>For every hits, one additional box on the same line can be unchecked. </text:span></text:p>
      <text:p text:style-name="P41"><text:span text:style-name="T93">If the </text:span><text:span text:style-name="T4">character</text:span><text:span text:style-name="T93"> is uninjured (after any </text:span><text:span text:style-name="T4">natural healing </text:span><text:span text:style-name="T93">test), they can regain half their </text:span><text:span text:style-name="T4">constitution</text:span><text:span text:style-name="T93"> worth of </text:span><text:span text:style-name="T4">spirit points</text:span><text:span text:style-name="T93">. </text:span></text:p>
      <text:h text:style-name="P279" text:outline-level="3"><text:bookmark-start text:name="__RefHeading___Toc125676_1251292261"/>Travelling<text:bookmark-end text:name="__RefHeading___Toc125676_1251292261"/></text:h>
      <text:p text:style-name="P42">Being on the road is generally to get somewhere. <text:s/></text:p>
      <text:p text:style-name="P42"><text:span text:style-name="T231">To abstract long travel, the party can do a </text:span><text:span text:style-name="T20">navigation </text:span><text:span text:style-name="T116">test</text:span><text:span text:style-name="T117"> with a </text:span><text:span text:style-name="T21">difficulty level</text:span><text:span text:style-name="T117"> equals to the number of days the trip should take. <text:s/>For every missing </text:span><text:span text:style-name="T21">MoS</text:span><text:span text:style-name="T117">, the trip takes an extra day. <text:s/></text:span><text:span text:style-name="T118">This test </text:span><text:span text:style-name="T119">can be assisted. <text:s/></text:span><text:span text:style-name="T120">Circumstances can modify the </text:span><text:span text:style-name="T22">difficulty level </text:span><text:span text:style-name="T120">of this test; following a road, a stream or a coast will halved the </text:span><text:span text:style-name="T22">difficulty level</text:span><text:span text:style-name="T120"> while crossing a desert or a forest will double it.</text:span></text:p>
      <text:p text:style-name="P43"><text:span text:style-name="T93">Each</text:span><text:span text:style-name="T4"> character</text:span><text:span text:style-name="T93"> must also do a </text:span><text:span text:style-name="T4">resist fatigue</text:span><text:span text:style-name="T93"> test with a </text:span><text:span text:style-name="T4">difficulty level</text:span><text:span text:style-name="T93"> equals to the actual number of days travelled. <text:s/></text:span><text:span text:style-name="T121">For every missing </text:span><text:span text:style-name="T23">MoS</text:span><text:span text:style-name="T121">, 2 </text:span><text:span text:style-name="T23">spirit point</text:span><text:span text:style-name="T121"> is lost.</text:span></text:p>
      <text:p text:style-name="P44"><text:span text:style-name="T93">The </text:span><text:span text:style-name="T4">GM </text:span><text:span text:style-name="T93">can decide to interrupt the travel with one or more encounters. <text:s/></text:span></text:p>
      <text:p text:style-name="P301">Maps</text:p>
      <text:p text:style-name="P45">Each maps come with a precision score. <text:s/>If the party possesses a map of the region they are travelling in, they can add to their navigation test the precision score of the map.</text:p>
      <text:h text:style-name="P275" text:outline-level="3"><text:bookmark-start text:name="__RefHeading___Toc125678_1251292261"/><text:span text:style-name="T232">Hiding and </text:span>Sneaking Around<text:bookmark-end text:name="__RefHeading___Toc125678_1251292261"/></text:h>
      <text:p text:style-name="P46">When a <text:span text:style-name="T4">character</text:span><text:span text:style-name="T93"> desire to </text:span><text:span text:style-name="T122">hide</text:span><text:span text:style-name="T93">, a </text:span><text:span text:style-name="T4">stealth open-ended test</text:span><text:span text:style-name="T93"> is made. <text:s/></text:span><text:span text:style-name="T122">S</text:span><text:span text:style-name="T4">tealth</text:span><text:span text:style-name="T93"> test</text:span><text:span text:style-name="T122">s</text:span><text:span text:style-name="T93"> are opposed by </text:span><text:span text:style-name="T4">perception &amp; vigilance</text:span><text:span text:style-name="T93"> test</text:span><text:span text:style-name="T122">s</text:span><text:span text:style-name="T93">. In case of a tie, the hidden </text:span><text:span text:style-name="T4">character </text:span><text:span text:style-name="T93">remains hidden if the opponent is not actively looking for hidden </text:span><text:span text:style-name="T4">character</text:span><text:span text:style-name="T93"> but is discover if the opponent is actively looking.</text:span></text:p>
      <text:p text:style-name="P17">Example: A thief hiding from unaware passer by will have the advantage and win tie. <text:s/>If a guard on duty then pass, the guard will have the advantage and win the tie.</text:p>
      <text:p text:style-name="P47"><text:span text:style-name="T93">If a hidden </text:span><text:span text:style-name="T4">character</text:span><text:span text:style-name="T93"> try to move without being seen, the</text:span><text:span text:style-name="T4"> MoS</text:span><text:span text:style-name="T93"> from their </text:span><text:span text:style-name="T4">stealth </text:span><text:span text:style-name="T93">test is reduced by 1 every time they move half their </text:span><text:span text:style-name="T4">movement speed</text:span><text:span text:style-name="T93">. <text:s/>Once they are done moving, they can make another </text:span><text:span text:style-name="T4">stealth</text:span><text:span text:style-name="T93"> test to hide in their new position if they so desire.</text:span></text:p>
      <text:p text:style-name="P47"><text:span text:style-name="T93">Example: A thief roll to hide from a guard and score</text:span><text:span text:style-name="T123"> </text:span><text:span text:style-name="T93"><text:s/>4 </text:span><text:span text:style-name="T4">MoSes</text:span><text:span text:style-name="T93">. <text:s/>The </text:span><text:span text:style-name="T4">GM </text:span><text:span text:style-name="T93">rolls for the guard secretly and scores 2 </text:span><text:span text:style-name="T4">MoSes</text:span><text:span text:style-name="T93">. <text:s/>The thief then wants to move 9 metres to a new hiding spot, their whole </text:span><text:span text:style-name="T4">movement speed</text:span><text:span text:style-name="T93">. <text:s/>The stealth score of the thief is therefore reduced by 2 and equals the result of the guard. <text:s/>Since the guard is actively looking for intruder, they win the tie. <text:s/>The thief is caught.</text:span></text:p>
      <text:p text:style-name="P48"><text:span text:style-name="T93">The </text:span><text:span text:style-name="T4">GM </text:span><text:span text:style-name="T93">can decide to grant environmental bonus and malus</text:span><text:span text:style-name="T124"> to either the </text:span><text:span text:style-name="T24">character</text:span><text:span text:style-name="T124"> hiding or to those spotting them. </text:span></text:p>
      <text:h text:style-name="P280" text:outline-level="3"><text:bookmark-start text:name="__RefHeading___Toc125682_1251292261"/><text:soft-page-break/>Extreme Weather<text:bookmark-end text:name="__RefHeading___Toc125682_1251292261"/></text:h>
      <text:p text:style-name="P49"><text:span text:style-name="T234">A</text:span><text:span text:style-name="T233">dventuring can often bring </text:span><text:span text:style-name="T46">character</text:span><text:span text:style-name="T158"> in location with extreme weather conditions. <text:s/>Being in such inhospitable environments can take a toll on the spirit of an adventurer.</text:span></text:p>
      <text:p text:style-name="P49"><text:span text:style-name="T158">The longer a </text:span><text:span text:style-name="T46">character</text:span><text:span text:style-name="T158"> spends in extreme weather </text:span><text:span text:style-name="T161">the more they are likely to suffer from exposure. <text:s/>There is 3 levels of extreme weather for cold and 3 levels for warmth. <text:s/></text:span></text:p>
      <text:p text:style-name="P50"><text:span text:style-name="T158">A </text:span><text:span text:style-name="T46">character</text:span><text:span text:style-name="T158"> spending a prolonged time in extreme weather must make either a </text:span><text:span text:style-name="T46">resist cold</text:span><text:span text:style-name="T158"> or </text:span><text:span text:style-name="T46">resist heat</text:span><text:span text:style-name="T158"> test. <text:s/>The </text:span><text:span text:style-name="T46">difficulty level </text:span><text:span text:style-name="T158">of this test depends on the time spent and the level of weather. <text:s/>The </text:span><text:span text:style-name="T46">difficulty </text:span><text:span text:style-name="T158">is cumulative. <text:s/>For every missing </text:span><text:span text:style-name="T46">MoS,</text:span><text:span text:style-name="T158"> the </text:span><text:span text:style-name="T46">character</text:span><text:span text:style-name="T158"> lose 1 </text:span><text:span text:style-name="T46">spirit point</text:span><text:span text:style-name="T158">, for every 2 missing </text:span><text:span text:style-name="T46">MoSes</text:span><text:span text:style-name="T158">, the </text:span><text:span text:style-name="T46">character </text:span><text:span text:style-name="T158">suffer a minor injury.</text:span></text:p>
      <text:p text:style-name="P251"><text:span text:style-name="T221">Cold:</text:span><text:span text:style-name="T162"> Below 10</text:span><text:span text:style-name="T158">º</text:span><text:span text:style-name="T162"> Celsius; </text:span><text:span text:style-name="T48">Difficulty level </text:span><text:span text:style-name="T163">1 per 2 hours.</text:span></text:p>
      <text:p text:style-name="P251"><text:span text:style-name="T222">Freezing:</text:span><text:span text:style-name="T163"> Below 0</text:span><text:span text:style-name="T158">º</text:span><text:span text:style-name="T163"> Celsius; </text:span><text:span text:style-name="T48">Difficulty level</text:span><text:span text:style-name="T163"> 1 per hour.</text:span></text:p>
      <text:p text:style-name="P251"><text:span text:style-name="T222">Frigid:</text:span><text:span text:style-name="T163"> Below </text:span><text:span text:style-name="T164">-</text:span><text:span text:style-name="T163">15</text:span><text:span text:style-name="T158">º</text:span><text:span text:style-name="T163"> Celsius; </text:span><text:span text:style-name="T48">Difficulty level</text:span><text:span text:style-name="T163"> 1 per ½ hour.</text:span></text:p>
      <text:p text:style-name="P251"><text:span text:style-name="T222">Hot:</text:span><text:span text:style-name="T163"> Above 30</text:span><text:span text:style-name="T158">º</text:span><text:span text:style-name="T163"> Celsius; </text:span><text:span text:style-name="T48">Difficulty level </text:span><text:span text:style-name="T163">1 per 2 hours.</text:span></text:p>
      <text:p text:style-name="P251"><text:span text:style-name="T222">Scorching:</text:span><text:span text:style-name="T163"> Above 40</text:span><text:span text:style-name="T158">º</text:span><text:span text:style-name="T163"> Celsius; </text:span><text:span text:style-name="T48">Difficulty level </text:span><text:span text:style-name="T163">1 per hour.</text:span></text:p>
      <text:p text:style-name="P251"><text:span text:style-name="T222">Blistering:</text:span><text:span text:style-name="T163"> Above 50</text:span><text:span text:style-name="T158">º</text:span><text:span text:style-name="T163"> Celsius; </text:span><text:span text:style-name="T48">Difficulty level</text:span><text:span text:style-name="T163"> 1 per ½ hour.</text:span></text:p>
      <text:p text:style-name="P263"><text:span text:style-name="T158">Example: A </text:span><text:span text:style-name="T46">character </text:span><text:span text:style-name="T158">is in cold temperature for 2 hours. <text:s/>They must make a test with a </text:span><text:span text:style-name="T46">difficulty level</text:span><text:span text:style-name="T158"> of 1. <text:s/>After an other 2 hours, another test is required with a </text:span><text:span text:style-name="T46">difficulty level</text:span><text:span text:style-name="T158"> of 2. <text:s/>The temperature then drop to freezing. <text:s/>After 1 hour a new test is needed with a difficulty level of 3.</text:span></text:p>
      <text:p text:style-name="P266"/>
      <text:h text:style-name="P2" text:outline-level="2"><text:bookmark-start text:name="__RefHeading___Toc125684_1251292261"/>Cities<text:span text:style-name="T304">, </text:span>Towns<text:span text:style-name="T304"> and Civilization</text:span><text:bookmark-end text:name="__RefHeading___Toc125684_1251292261"/></text:h>
      <text:p text:style-name="P53">In some case, civilization represent a comforting respite, in other, it can be more dangerous than the most remote wilderness. <text:s/>Some <text:span text:style-name="T4">characters</text:span><text:span text:style-name="T93"> will thrive in such environment while others will try to spend as little time as possible in cities and towns.</text:span></text:p>
      <text:h text:style-name="P281" text:outline-level="3"><text:bookmark-start text:name="__RefHeading___Toc125686_1251292261"/>Commerce<text:bookmark-end text:name="__RefHeading___Toc125686_1251292261"/></text:h>
      <text:p text:style-name="P54">Commerce is often the heart of civilization<text:span text:style-name="T305">. <text:s/>Characters need gears and equipment to go on adventures and need to unload treasure they gained on previous endeavour, therefore, they will have to deal with merchants.</text:span></text:p>
      <text:p text:style-name="P302">Appraising</text:p>
      <text:p text:style-name="P55">Before trying to sell an object, it is useful to estimate its price. <text:s/>To do so, an <text:span text:style-name="T4">appraise</text:span><text:span text:style-name="T93"> test is made. <text:s/>This test can be </text:span><text:span text:style-name="T4">assisted, halved</text:span><text:span text:style-name="T93">. <text:s/>The difficulty</text:span><text:span text:style-name="T4"> level</text:span><text:span text:style-name="T93"> for this test depends on the rarity of the objects:</text:span></text:p>
      <text:p text:style-name="P168"><text:span text:style-name="T93">Common every day </text:span><text:span text:style-name="T125">item</text:span><text:span text:style-name="T93">s:</text:span><text:span text:style-name="T158"> 0 (Food items, regular clothes, farming tools, utensils, etc)</text:span></text:p>
      <text:p text:style-name="P168"><text:span text:style-name="T93">Specialised </text:span><text:span text:style-name="T125">item</text:span><text:span text:style-name="T93">s:</text:span><text:span text:style-name="T158"> 1 (Weapons, armour, traps,</text:span><text:span text:style-name="T165"> musical instruments,</text:span><text:span text:style-name="T158"> etc)</text:span></text:p>
      <text:p text:style-name="P168"><text:span text:style-name="T93">Luxurious common </text:span><text:span text:style-name="T125">item</text:span><text:span text:style-name="T93">s:</text:span><text:span text:style-name="T158"> 2 (Fancy clothes, decorated utensils</text:span><text:span text:style-name="T166"> or tools, etc)</text:span></text:p>
      <text:p text:style-name="P169"><text:span text:style-name="T93">Luxurious specialised </text:span><text:span text:style-name="T125">item</text:span><text:span text:style-name="T93">s:</text:span><text:span text:style-name="T158"> 3 (Decorated weapons or armour,</text:span><text:span text:style-name="T165"> decorated musical instruments,</text:span><text:span text:style-name="T158"> etc)</text:span></text:p>
      <text:p text:style-name="P170"><text:span text:style-name="T93">Art objects:</text:span><text:span text:style-name="T158"> 4 (Sculpture, painting, tapestry, etc)</text:span></text:p>
      <text:p text:style-name="P170"><text:span text:style-name="T93">Identified magical items:</text:span><text:span text:style-name="T158"> 5 (magical weapons, magical armour, magical musical instruments, etc)</text:span></text:p>
      <text:p text:style-name="P255"><text:span text:style-name="T158">It is impossible to </text:span><text:span text:style-name="T46">appraise</text:span><text:span text:style-name="T158"> an unidentified magical item. <text:s/></text:span><text:span text:style-name="T167">Magic user can identify a magical items with the </text:span><text:span text:style-name="T49">identify </text:span><text:span text:style-name="T167">spell.</text:span></text:p>
      <text:p text:style-name="P256"><text:span text:style-name="T158">For every missing </text:span><text:span text:style-name="T46">MoS</text:span><text:span text:style-name="T158"> on an </text:span><text:span text:style-name="T46">appraise</text:span><text:span text:style-name="T158"> test, the </text:span><text:span text:style-name="T46">character</text:span><text:span text:style-name="T158"> underestimate the value of the object</text:span><text:span text:style-name="T168"> they want to sell</text:span><text:span text:style-name="T158"> (unless they have the greed trait which make them overestimate the price)</text:span><text:span text:style-name="T168"> or overestimate the value of an object they want to acquire (again, inverted if greedy).</text:span></text:p>
      <text:p text:style-name="P171"><text:span text:style-name="T126">1</text:span><text:span text:style-name="T93"> missing MoS:</text:span><text:span text:style-name="T158"> </text:span><text:span text:style-name="T168">Off </text:span><text:span text:style-name="T158">by ¼</text:span></text:p>
      <text:p text:style-name="P171"><text:span text:style-name="T126">2</text:span><text:span text:style-name="T93"> missing MoS:</text:span><text:span text:style-name="T158"> </text:span><text:span text:style-name="T168">Off </text:span><text:span text:style-name="T158">by ½</text:span></text:p>
      <text:p text:style-name="P171"><text:span text:style-name="T126">3</text:span><text:span text:style-name="T93"> missing MoS:</text:span><text:span text:style-name="T158"> </text:span><text:span text:style-name="T168">Off </text:span><text:span text:style-name="T158">by ¾</text:span></text:p>
      <text:p text:style-name="P171"><text:span text:style-name="T126">4</text:span><text:span text:style-name="T93"> </text:span><text:span text:style-name="T126">or more </text:span><text:span text:style-name="T93">missing MoS: </text:span><text:span text:style-name="T158">Believe the object to be worthless</text:span><text:span text:style-name="T168"> or invaluable.</text:span></text:p>
      <text:p text:style-name="P257"><text:span text:style-name="T168">I</text:span><text:span text:style-name="T158">f a lot of item is to be </text:span><text:span text:style-name="T46">appraised</text:span><text:span text:style-name="T158">, the </text:span><text:span text:style-name="T46">difficulty level </text:span><text:span text:style-name="T158">is of the rarest object. </text:span></text:p>
      <text:p text:style-name="P303">Haggling</text:p>
      <text:p text:style-name="P56">Ounce a <text:span text:style-name="T4">character</text:span><text:span text:style-name="T93"> has an idea, good or bad, of the price of an item, they can try to </text:span><text:span text:style-name="T127">haggle for it</text:span><text:span text:style-name="T93">. <text:s/></text:span><text:span text:style-name="T127">Haggling</text:span><text:span text:style-name="T128"> is done by a </text:span><text:span text:style-name="T25">charm </text:span><text:span text:style-name="T26">&amp;</text:span><text:span text:style-name="T25"> persuasion</text:span><text:span text:style-name="T128"> </text:span><text:span text:style-name="T25">opposed</text:span><text:span text:style-name="T128"> </text:span><text:span text:style-name="T27">test</text:span><text:span text:style-name="T129">. <text:s/>Each </text:span><text:span text:style-name="T27">character </text:span><text:span text:style-name="T129">must have a estimated value of the objects. <text:s/>The rolls will determine the final price of the transaction the two party agree upon.</text:span><text:span text:style-name="T169"> <text:s/></text:span></text:p>
      <text:p text:style-name="P234"><text:span text:style-name="T220">In case of tie</text:span><text:span text:style-name="T158">, the final price is halfway through both estimated value</text:span><text:span text:style-name="T170">s</text:span><text:span text:style-name="T158">.</text:span></text:p>
      <text:p text:style-name="P234"><text:span text:style-name="T220">If the seller scores 1 </text:span><text:span text:style-name="T90">hit</text:span><text:span text:style-name="T158">, the final price is about ¾ towards </text:span><text:span text:style-name="T171">the highest of both estimate</text:span><text:span text:style-name="T170">s</text:span><text:span text:style-name="T171">.</text:span></text:p>
      <text:p text:style-name="P235"><text:span text:style-name="T220">If the seller scores 2 </text:span><text:span text:style-name="T90">hits</text:span><text:span text:style-name="T158">, the final price equals the highest of both estimate</text:span><text:span text:style-name="T170">s</text:span><text:span text:style-name="T158">.</text:span></text:p>
      <text:p text:style-name="P236"><text:span text:style-name="T220">If the seller scores 3 </text:span><text:span text:style-name="T90">hits</text:span><text:span text:style-name="T158">, the final price equals 1½ time the highest estimates.</text:span></text:p>
      <text:p text:style-name="P236"><text:soft-page-break/><text:span text:style-name="T220">If the seller scores 4 </text:span><text:span text:style-name="T90">hits </text:span><text:span text:style-name="T220">or more</text:span><text:span text:style-name="T158">, the final price equals 2 time the highest estimates.</text:span></text:p>
      <text:p text:style-name="P236"><text:span text:style-name="T220">If the buyer scores 1 </text:span><text:span text:style-name="T90">hits</text:span><text:span text:style-name="T158">, the final price</text:span><text:span text:style-name="T169"> is about ¾ towards </text:span><text:span text:style-name="T171">the </text:span><text:span text:style-name="T158">lowest</text:span><text:span text:style-name="T171"> of both estimate</text:span><text:span text:style-name="T158">s</text:span><text:span text:style-name="T171">.</text:span></text:p>
      <text:p text:style-name="P234"><text:span text:style-name="T223">If the </text:span><text:span text:style-name="T224">buyer</text:span><text:span text:style-name="T223"> scores </text:span><text:span text:style-name="T224">2</text:span><text:span text:style-name="T223"> </text:span><text:span text:style-name="T91">hit</text:span><text:span text:style-name="T92">s</text:span><text:span text:style-name="T171">, the final price </text:span><text:span text:style-name="T170">equals </text:span><text:span text:style-name="T171">the </text:span><text:span text:style-name="T170">low</text:span><text:span text:style-name="T171">est of both estimate.</text:span></text:p>
      <text:p text:style-name="P234"><text:span text:style-name="T223">If the </text:span><text:span text:style-name="T224">buyer</text:span><text:span text:style-name="T223"> scores </text:span><text:span text:style-name="T224">3</text:span><text:span text:style-name="T223"> </text:span><text:span text:style-name="T91">hit</text:span><text:span text:style-name="T92">s</text:span><text:span text:style-name="T171">, the final price </text:span><text:span text:style-name="T170">equals ¾ of the low</text:span><text:span text:style-name="T171">est of both estimate.</text:span></text:p>
      <text:p text:style-name="P234"><text:span text:style-name="T223">If the </text:span><text:span text:style-name="T224">buyer</text:span><text:span text:style-name="T223"> scores </text:span><text:span text:style-name="T224">4</text:span><text:span text:style-name="T223"> </text:span><text:span text:style-name="T91">hit</text:span><text:span text:style-name="T92">s</text:span><text:span text:style-name="T224"> or more</text:span><text:span text:style-name="T171">, the final price </text:span><text:span text:style-name="T170">equals ½ of the low</text:span><text:span text:style-name="T171">est of both estimate</text:span><text:span text:style-name="T170">s</text:span><text:span text:style-name="T171">.</text:span></text:p>
      <text:p text:style-name="P57"><text:span text:style-name="T158">Although it is customary, no </text:span><text:span text:style-name="T46">character</text:span><text:span text:style-name="T158"> is ever forced to haggle; they can decide to simply pay the asking price or sell for what is offered.</text:span></text:p>
      <text:p text:style-name="P19">If more than one objects is purchased, the appraisal and the haggling should only be done ounce for the lot.</text:p>
      <text:h text:style-name="P282" text:outline-level="3"><text:bookmark-start text:name="__RefHeading___Toc125688_1251292261"/>Inns<text:bookmark-end text:name="__RefHeading___Toc125688_1251292261"/></text:h>
      <text:p text:style-name="P58">Having a comfortable bed for the night can be one of the most so<text:span text:style-name="T306">o</text:span>t<text:span text:style-name="T306">h</text:span>ing thing after many night on the road. <text:s/>Having a long rest in a inn triple the amount of <text:span text:style-name="T4">spirit point</text:span><text:span text:style-name="T93"> gained (half </text:span><text:span text:style-name="T4">constitution</text:span><text:span text:style-name="T93"> times 3). <text:s/>If the inn is particularly sumptuous, the </text:span><text:span text:style-name="T4">spirit </text:span><text:span text:style-name="T93">gained from a long rest is quadrupled.</text:span></text:p>
      <text:h text:style-name="P282" text:outline-level="3"><text:bookmark-start text:name="__RefHeading___Toc125690_1251292261"/>Taverns<text:bookmark-end text:name="__RefHeading___Toc125690_1251292261"/></text:h>
      <text:p text:style-name="P59">Spending time in a tavern, drinking, eating and singing, can be a <text:span text:style-name="T130">good way for </text:span><text:span text:style-name="T28">characters</text:span><text:span text:style-name="T130"> to relax and take their mind of the hardship of adventuring. <text:s/>One must be careful with alcohol though, abusing it will affect their </text:span><text:span text:style-name="T28">attributes</text:span><text:span text:style-name="T130">.</text:span></text:p>
      <text:p text:style-name="P60"><text:span text:style-name="T93">Alcoholic beverages does not all have the same alcohol content</text:span><text:span text:style-name="T131">; it will require a different amount of different drinks to consume one portion of alcohol.</text:span></text:p>
      <text:p text:style-name="P172"><text:span text:style-name="T93">Beer, Cider and Ale:</text:span><text:span text:style-name="T158"> ½ litre represent one portion of alcohol.</text:span></text:p>
      <text:p text:style-name="P172"><text:span text:style-name="T93">Wine:</text:span><text:span text:style-name="T158"> ¼ litre represent one portion of alcohol.</text:span></text:p>
      <text:p text:style-name="P172"><text:span text:style-name="T93">Spirit:</text:span><text:span text:style-name="T158"> </text:span><text:span text:style-name="T307">⅛</text:span><text:span text:style-name="T308"> litre represent one portion of alcohol.</text:span></text:p>
      <text:p text:style-name="P258"><text:span text:style-name="T308">When a </text:span><text:span text:style-name="T312">character </text:span><text:span text:style-name="T308">has been drinking, whenever it is relevant to know how affected they have been, a </text:span><text:span text:style-name="T312">resist poison</text:span><text:span text:style-name="T308"> test should be made. <text:s/>The </text:span><text:span text:style-name="T312">difficulty level </text:span><text:span text:style-name="T308">of this test is equals to the number of portion of alcohol the </text:span><text:span text:style-name="T312">character</text:span><text:span text:style-name="T308"> drank. <text:s/>For every missing </text:span><text:span text:style-name="T312">MoS</text:span><text:span text:style-name="T308">, the </text:span><text:span text:style-name="T312">character</text:span><text:span text:style-name="T308"> lose 1 points of </text:span><text:span text:style-name="T312">agility</text:span><text:span text:style-name="T308">, </text:span><text:span text:style-name="T312">power</text:span><text:span text:style-name="T308">, </text:span><text:span text:style-name="T312">erudition</text:span><text:span text:style-name="T308"> and </text:span><text:span text:style-name="T312">sagacity</text:span><text:span text:style-name="T308"> and gain 1 rank in </text:span><text:span text:style-name="T312">confidence &amp; ego</text:span><text:span text:style-name="T308">. <text:s/>Those modifications are temporary and will disappear as the </text:span><text:span text:style-name="T312">character </text:span><text:span text:style-name="T308">sober up.</text:span></text:p>
      <text:p text:style-name="P259"><text:span text:style-name="T308">To sober up, a </text:span><text:span text:style-name="T312">character</text:span><text:span text:style-name="T308"> must first stop drinking. <text:s/>Whenever it is relevant to know up much to sobered up, the player can roll a </text:span><text:span text:style-name="T312">resist poison</text:span><text:span text:style-name="T308"> test with a </text:span><text:span text:style-name="T312">difficulty level</text:span><text:span text:style-name="T308"> equals to the number of portion of alcohol consumed minus 1 per</text:span><text:span text:style-name="T309"> </text:span><text:span text:style-name="T308">hour since the last drink. <text:s/>For every </text:span><text:span text:style-name="T312">hit</text:span><text:span text:style-name="T310">, the </text:span><text:span text:style-name="T313">character</text:span><text:span text:style-name="T310"> regain 1 point of </text:span><text:span text:style-name="T313">agility</text:span><text:span text:style-name="T310">, </text:span><text:span text:style-name="T313">power</text:span><text:span text:style-name="T310">, </text:span><text:span text:style-name="T313">erudition</text:span><text:span text:style-name="T310"> and </text:span><text:span text:style-name="T313">sagacity</text:span><text:span text:style-name="T310"> and lose 1 rank of </text:span><text:span text:style-name="T313">confidence &amp; ego</text:span><text:span text:style-name="T310">, until the effect of the alcohol are dissipated.</text:span></text:p>
      <text:p text:style-name="P260"><text:span text:style-name="T310">E</text:span><text:span text:style-name="T308">xample: </text:span><text:span text:style-name="T311">A </text:span><text:span text:style-name="T314">character</text:span><text:span text:style-name="T311"> drank 1 litres of beer and half a litre of spirit, making it 6 portions. <text:s/>They rolled a </text:span><text:span text:style-name="T314">resist poison </text:span><text:span text:style-name="T311">test and scored 3 </text:span><text:span text:style-name="T314">MoSes</text:span><text:span text:style-name="T311">, missing 3 to reach the </text:span><text:span text:style-name="T314">difficulty level</text:span><text:span text:style-name="T311">. <text:s/>Their </text:span><text:span text:style-name="T314">agility</text:span><text:span text:style-name="T311">, </text:span><text:span text:style-name="T314">power</text:span><text:span text:style-name="T311">, </text:span><text:span text:style-name="T314">erudition</text:span><text:span text:style-name="T311"> and </text:span><text:span text:style-name="T314">sagacity</text:span><text:span text:style-name="T311"> is reduced by 3 and their </text:span><text:span text:style-name="T314">confidence &amp; ego</text:span><text:span text:style-name="T311"> is increase by the same amount. <text:s/></text:span></text:p>
      <text:p text:style-name="P261"><text:span text:style-name="T308">4 hours after the last drink, it is relevant to know how drunk the </text:span><text:span text:style-name="T312">character</text:span><text:span text:style-name="T308"> is. <text:s/>The </text:span><text:span text:style-name="T312">difficulty </text:span><text:span text:style-name="T308">of a </text:span><text:span text:style-name="T312">resist poison </text:span><text:span text:style-name="T308">test is now </text:span><text:span text:style-name="T309">2</text:span><text:span text:style-name="T308"> (6-</text:span><text:span text:style-name="T309">4</text:span><text:span text:style-name="T308">). <text:s/></text:span><text:span text:style-name="T309">They scores 3 </text:span><text:span text:style-name="T315">MoSes</text:span><text:span text:style-name="T309">, giving them 1 </text:span><text:span text:style-name="T315">hit</text:span><text:span text:style-name="T309">. <text:s/>The </text:span><text:span text:style-name="T315">character</text:span><text:span text:style-name="T309"> regain 1 </text:span><text:soft-page-break/><text:span text:style-name="T309">point of </text:span><text:span text:style-name="T312">agility</text:span><text:span text:style-name="T308">, </text:span><text:span text:style-name="T312">power</text:span><text:span text:style-name="T308">, </text:span><text:span text:style-name="T312">erudition</text:span><text:span text:style-name="T308"> and </text:span><text:span text:style-name="T312">sagacity</text:span><text:span text:style-name="T308"> </text:span><text:span text:style-name="T309">and lose 1 rank of </text:span><text:span text:style-name="T315">confidence &amp; ego</text:span><text:span text:style-name="T309">. </text:span></text:p>
      <text:h text:style-name="P282" text:outline-level="3"><text:bookmark-start text:name="__RefHeading___Toc125692_1251292261"/>Pickpocketing<text:bookmark-end text:name="__RefHeading___Toc125692_1251292261"/></text:h>
      <text:p text:style-name="P61">Sometime, acquiring something in a legitimate way is impossible or unpleasant; in those <text:span text:style-name="T316">situations</text:span> a <text:span text:style-name="T4">character</text:span><text:span text:style-name="T93"> can try to pickpocket the holder of the desire items.</text:span></text:p>
      <text:p text:style-name="P61"><text:span text:style-name="T93">To pickpocket, a </text:span><text:span text:style-name="T4">character</text:span><text:span text:style-name="T93"> must see the item to be stolen. <text:s/>The thief makes a </text:span><text:span text:style-name="T4">sleight of hand</text:span><text:span text:style-name="T93"> test against a </text:span><text:span text:style-name="T4">perception &amp; vigilance</text:span><text:span text:style-name="T93"> test from the target. <text:s/>In case of a tie the target detect the attempt, unless they are being actively distracted by a third </text:span><text:span text:style-name="T4">character</text:span><text:span text:style-name="T93">. </text:span></text:p>
      <text:p text:style-name="P61"><text:span text:style-name="T93">Half the object encumbrance</text:span><text:span text:style-name="T132"> (rounded down)</text:span><text:span text:style-name="T93"> is added to the </text:span><text:span text:style-name="T4">perception &amp; vigilance</text:span><text:span text:style-name="T93"> roll of the target.</text:span></text:p>
      <text:p text:style-name="P62"><text:span text:style-name="T93">Example: A thief tries to steal a dagger from a noble. <text:s/>A accomplice of the thief make a scene to distract the noble, giving the advantage to the thief. <text:s/>The noble rolls </text:span><text:span text:style-name="T4">perception &amp; vigilance </text:span><text:span text:style-name="T93">and obtained 2 </text:span><text:span text:style-name="T4">MoSes</text:span><text:span text:style-name="T93">. <text:s/>The dagger has an encumbrance of 1 and ½ rounded down equals 0 so, no bonus is added. <text:s/>The thief must roll 2 or more </text:span><text:span text:style-name="T4">MoSes</text:span><text:span text:style-name="T93"> on a </text:span><text:span text:style-name="T4">sleight of hand </text:span><text:span text:style-name="T93">test to be successful. <text:s/>They roll 1 </text:span><text:span text:style-name="T4">MoS</text:span><text:span text:style-name="T93">; the thief get caught!</text:span></text:p>
      <text:h text:style-name="P282" text:outline-level="3"><text:bookmark-start text:name="__RefHeading___Toc125694_1251292261"/>Picking Locks<text:bookmark-end text:name="__RefHeading___Toc125694_1251292261"/></text:h>
      <text:p text:style-name="P63">Locks are made to keep people out but they can't keep everybody out, there will always be those who can pick locks.</text:p>
      <text:p text:style-name="P63">Every locks have a <text:span text:style-name="T4">difficulty level </text:span><text:span text:style-name="T93">associated with them.</text:span></text:p>
      <text:p text:style-name="P173"><text:span text:style-name="T93">Easy locks:</text:span><text:span text:style-name="T158"> Between 1 and 5</text:span></text:p>
      <text:p text:style-name="P173"><text:span text:style-name="T93">Moderate locks: </text:span><text:span text:style-name="T158">Between 6 and 10</text:span></text:p>
      <text:p text:style-name="P173"><text:span text:style-name="T93">Hard locks:</text:span><text:span text:style-name="T158"> Between 11 and 15</text:span></text:p>
      <text:p text:style-name="P173"><text:span text:style-name="T93">Extreme locks:</text:span><text:span text:style-name="T158"> Over 16</text:span></text:p>
      <text:p text:style-name="P262"><text:span text:style-name="T158">To pick a lock, a </text:span><text:span text:style-name="T46">character </text:span><text:span text:style-name="T158">must make a </text:span><text:span text:style-name="T46">sleight of hand first-fail rolling test </text:span><text:span text:style-name="T158">against the </text:span><text:span text:style-name="T46">difficulty level </text:span><text:span text:style-name="T158">of the lock. <text:s/>Each roll take 1 round.</text:span><text:span text:style-name="T172"> <text:s/></text:span></text:p>
      <text:p text:style-name="P264"><text:span text:style-name="T172">A </text:span><text:span text:style-name="T50">character</text:span><text:span text:style-name="T172"> must have a lockpick to attempt to pick a lock. <text:s/>In case of a </text:span><text:span text:style-name="T50">complete failure</text:span><text:span text:style-name="T172"> on one of the rolls, the lockpick breaks.</text:span></text:p>
      <text:h text:style-name="P283" text:outline-level="3"><text:bookmark-start text:name="__RefHeading___Toc88786_323286652"/>Diseases<text:bookmark-end text:name="__RefHeading___Toc88786_323286652"/></text:h>
      <text:p text:style-name="P64">Cities, with their high population density, are <text:span text:style-name="T317">the perfect environment for the spread of diseases.</text:span></text:p>
      <text:p text:style-name="P65">When exposed to a contagious disease, a <text:span text:style-name="T4">character</text:span><text:span text:style-name="T93"> must make a </text:span><text:span text:style-name="T4">natural healing</text:span><text:span text:style-name="T93"> test to resist contracting this disease. <text:s/>The </text:span><text:span text:style-name="T4">difficulty level</text:span><text:span text:style-name="T93"> depend on the disease.</text:span><text:span text:style-name="T133"> <text:s/>It is noted as the </text:span><text:span text:style-name="T29">contagiousness</text:span><text:span text:style-name="T133">. </text:span></text:p>
      <text:p text:style-name="P65"><text:span text:style-name="T93">If the test is failed, the </text:span><text:span text:style-name="T4">character</text:span><text:span text:style-name="T93"> become afflicted by the disease. <text:s/></text:span><text:span text:style-name="T134">When suffering from a disease, a </text:span><text:span text:style-name="T30">character</text:span><text:span text:style-name="T134"> can do a </text:span><text:span text:style-name="T30">natural healing step-back rolling test</text:span><text:span text:style-name="T134"> with one roll per day to try to recover from the disease. <text:s/>An ally can assist the recovery with </text:span><text:span text:style-name="T30">medicine </text:span><text:span text:style-name="T134">test. <text:s/>The </text:span><text:span text:style-name="T30">MoSes</text:span><text:span text:style-name="T134"> are added to the </text:span><text:span text:style-name="T30">natural healing</text:span><text:span text:style-name="T134"> test. <text:s/>Each </text:span><text:span text:style-name="T30">medicine</text:span><text:span text:style-name="T134"> roll take one hour. <text:s/>Only one roll per day can be made.</text:span><text:span text:style-name="T133"> <text:s/>The </text:span><text:span text:style-name="T29">difficulty level</text:span><text:span text:style-name="T133"> to recover from the disease is noted as </text:span><text:span text:style-name="T29">recovery</text:span><text:span text:style-name="T133">.</text:span></text:p>
      <text:p text:style-name="P304">Flu</text:p>
      <text:p text:style-name="P66">The flu is a very common disease. <text:s/>Most of the time the flu is not too serious but <text:span text:style-name="T318">it will drain the spirit of a </text:span><text:span text:style-name="T29">character</text:span><text:span text:style-name="T133">. <text:s/></text:span></text:p>
      <text:p text:style-name="P174"><text:span text:style-name="T93">Contagiousness:</text:span><text:span text:style-name="T158"> 4</text:span></text:p>
      <text:p text:style-name="P174"><text:span text:style-name="T93">Recovery: </text:span><text:span text:style-name="T158">21</text:span></text:p>
      <text:p text:style-name="P175"><text:span text:style-name="T93">Detection difficulty:</text:span><text:span text:style-name="T158"> 1</text:span></text:p>
      <text:p text:style-name="P174"><text:soft-page-break/><text:span text:style-name="T93">Effect:</text:span><text:span text:style-name="T158"> The </text:span><text:span text:style-name="T46">character</text:span><text:span text:style-name="T158"> cannot recover </text:span><text:span text:style-name="T46">spirit</text:span><text:span text:style-name="T158"> from sleeping. <text:s/>All other </text:span><text:span text:style-name="T46">spirit</text:span><text:span text:style-name="T158"> recovery is halved.</text:span></text:p>
      <text:p text:style-name="P305">Leprosy</text:p>
      <text:p text:style-name="P67">A terrible disease causing <text:span text:style-name="T319">muscle atrophy, skin insensitivity, blindness and decay of the cartilaginous tissue. <text:s/>The symptom of the disease takes years but the symptom are irreversible through natural means.</text:span></text:p>
      <text:p text:style-name="P237"><text:span text:style-name="T321">Contagiousness:</text:span><text:span text:style-name="T235"> 1</text:span></text:p>
      <text:p text:style-name="P237"><text:span text:style-name="T321">Recovery:</text:span><text:span text:style-name="T235"> Once contracted, there is no recovery.</text:span></text:p>
      <text:p text:style-name="P175"><text:span text:style-name="T135">Detection difficulty:</text:span><text:span text:style-name="T173"> </text:span><text:span text:style-name="T158">1</text:span></text:p>
      <text:p text:style-name="P237"><text:span text:style-name="T321">Effect:</text:span><text:span text:style-name="T235"> Every </text:span><text:span text:style-name="T51">resist pain</text:span><text:span text:style-name="T173"> and </text:span><text:span text:style-name="T51">insult &amp; intimidation</text:span><text:span text:style-name="T173"> test have their </text:span><text:span text:style-name="T51">MoSes</text:span><text:span text:style-name="T173"> doubled. <text:s/></text:span><text:span text:style-name="T51">Charm &amp; persuasion</text:span><text:span text:style-name="T173"> test have their </text:span><text:span text:style-name="T51">MoSes</text:span><text:span text:style-name="T173"> halved. <text:s/>Every year, the </text:span><text:span text:style-name="T51">agility</text:span><text:span text:style-name="T173"> and </text:span><text:span text:style-name="T51">power</text:span><text:span text:style-name="T173"> of the </text:span><text:span text:style-name="T51">character</text:span><text:span text:style-name="T173"> are reduced by 1. <text:s/></text:span><text:span text:style-name="T319"><text:s/>Every year, the </text:span><text:span text:style-name="T31">character</text:span><text:span text:style-name="T135"> must do a </text:span><text:span text:style-name="T31">natural healing </text:span><text:span text:style-name="T135">test with a </text:span><text:span text:style-name="T31">difficulty level</text:span><text:span text:style-name="T135"> of 1. <text:s/>In case of a failure on this test, the </text:span><text:span text:style-name="T31">character </text:span><text:span text:style-name="T135">becomes blind.</text:span></text:p>
      <text:p text:style-name="P306">Plague</text:p>
      <text:p text:style-name="P68">Known as the black death, the plague can decimate a city in a matter of weeks. <text:s/></text:p>
      <text:p text:style-name="P174">Contagiousness:<text:span text:style-name="T233"> 5</text:span></text:p>
      <text:p text:style-name="P174">Recovery:<text:span text:style-name="T233"> </text:span><text:span text:style-name="T236">25</text:span></text:p>
      <text:p text:style-name="P175"><text:span text:style-name="T136">Detection difficulty:</text:span><text:span text:style-name="T174"> </text:span><text:span text:style-name="T158">3</text:span></text:p>
      <text:p text:style-name="P176">Effect:<text:span text:style-name="T233"> At the start of every day, one </text:span><text:span text:style-name="T46">injury box</text:span><text:span text:style-name="T158"> must be ticked. <text:s/>Every </text:span><text:span text:style-name="T46">natural healing</text:span><text:span text:style-name="T158"> test to recover from injuries have their </text:span><text:span text:style-name="T46">MoSes</text:span><text:span text:style-name="T158"> halved.</text:span></text:p>
      <text:p text:style-name="P307">Pox</text:p>
      <text:p text:style-name="P69">The pox main negative effect is the itchy blisters <text:span text:style-name="T322">covering the bodies. </text:span></text:p>
      <text:p text:style-name="P177">Contagiousness:<text:span text:style-name="T233"> 2</text:span></text:p>
      <text:p text:style-name="P177">Recovery:<text:span text:style-name="T233"> 15</text:span></text:p>
      <text:p text:style-name="P175"><text:span text:style-name="T93">Detection difficulty:</text:span><text:span text:style-name="T158"> 1</text:span></text:p>
      <text:p text:style-name="P177">Effect:<text:span text:style-name="T233"> Every </text:span><text:span text:style-name="T46">charm &amp; persuasion</text:span><text:span text:style-name="T158"> test have their </text:span><text:span text:style-name="T46">MoSes</text:span><text:span text:style-name="T158"> halved. <text:s/>Every non constitution based </text:span><text:span text:style-name="T46">rolling test</text:span><text:span text:style-name="T158"> receive -1 </text:span><text:span text:style-name="T46">MoS</text:span><text:span text:style-name="T158"> on every roll.</text:span></text:p>
      <text:p text:style-name="P305">Syphilis</text:p>
      <text:p text:style-name="P70">A sexually transmitted disease, the syphilis will overtime drive a <text:span text:style-name="T4">character </text:span><text:span text:style-name="T93">insane.</text:span></text:p>
      <text:p text:style-name="P178"><text:span text:style-name="T93">Contagiousness: </text:span><text:span text:style-name="T158">3, must have sexual intercourse with a carrier.</text:span></text:p>
      <text:p text:style-name="P178"><text:span text:style-name="T93">Recovery:</text:span><text:span text:style-name="T158"> </text:span><text:span text:style-name="T173">Once contracted, there is no recovery.</text:span></text:p>
      <text:p text:style-name="P175"><text:span text:style-name="T135">Detection difficulty:</text:span><text:span text:style-name="T173"> </text:span><text:span text:style-name="T158">5</text:span></text:p>
      <text:p text:style-name="P178"><text:span text:style-name="T135">E</text:span><text:span text:style-name="T93">ffect:</text:span><text:span text:style-name="T158"> Every </text:span><text:span text:style-name="T46">erudition</text:span><text:span text:style-name="T158">, </text:span><text:span text:style-name="T46">persona</text:span><text:span text:style-name="T158"> and </text:span><text:span text:style-name="T46">sagacity</text:span><text:span text:style-name="T158"> based test receive -1 </text:span><text:span text:style-name="T46">MoS</text:span><text:span text:style-name="T158"> for every year the </text:span><text:span text:style-name="T46">character</text:span><text:span text:style-name="T158"> has been afflicted with syphilis. </text:span></text:p>
      <text:h text:style-name="P284" text:outline-level="3"><text:bookmark-start text:name="__RefHeading___Toc93264_620566188"/>Poison<text:bookmark-end text:name="__RefHeading___Toc93264_620566188"/></text:h>
      <text:p text:style-name="P71">When <text:span text:style-name="T323">a </text:span><text:span text:style-name="T32">character</text:span><text:span text:style-name="T137"> want to cause harm to someone but would rather avoid direct confrontation</text:span><text:span text:style-name="T138">, they can use poison. </text:span></text:p>
      <text:p text:style-name="P72"><text:span text:style-name="T93">A poisoned </text:span><text:span text:style-name="T4">character</text:span><text:span text:style-name="T93"> can do a </text:span><text:span text:style-name="T4">resist poison step-back rolling test</text:span><text:span text:style-name="T93"> to shrug off the effect. <text:s/>Each poison have a</text:span><text:span text:style-name="T4"> frequency</text:span><text:span text:style-name="T93"> at which the target can roll for</text:span><text:span text:style-name="T4"> </text:span><text:span text:style-name="T93">their </text:span><text:span text:style-name="T4">resist poison</text:span><text:span text:style-name="T93"> test and where the effect is going to be applied. <text:s/></text:span><text:span text:style-name="T139">Each poison also have a </text:span><text:span text:style-name="T33">difficulty level</text:span><text:span text:style-name="T139"> to be attained to shrug it off.</text:span></text:p>
      <text:p text:style-name="P164"><text:soft-page-break/><text:span text:style-name="T140">For example, a</text:span><text:span text:style-name="T139"> </text:span><text:span text:style-name="T33">character </text:span><text:span text:style-name="T139">is poisoned with</text:span><text:span text:style-name="T140"> slow acting poison with a </text:span><text:span text:style-name="T34">frequency</text:span><text:span text:style-name="T140"> of 1 day</text:span><text:span text:style-name="T139"> and a </text:span><text:span text:style-name="T33">difficulty level</text:span><text:span text:style-name="T139"> of 8. <text:s/>After 1 day of the poison being administrated, the </text:span><text:span text:style-name="T33">character</text:span><text:span text:style-name="T139"> makes a </text:span><text:span text:style-name="T33">resist poison</text:span><text:span text:style-name="T139"> test and scored 3 </text:span><text:span text:style-name="T33">MoSes</text:span><text:span text:style-name="T139">. <text:s/>Since the </text:span><text:span text:style-name="T33">difficulty level </text:span><text:span text:style-name="T139">is not met, the effect of the poison is applied. <text:s/>The next day, the </text:span><text:span text:style-name="T33">character</text:span><text:span text:style-name="T139"> gets to roll again and score 2 </text:span><text:span text:style-name="T33">MoSes</text:span><text:span text:style-name="T139">, for a total of 5. <text:s/>Still, the </text:span><text:span text:style-name="T33">difficulty level</text:span><text:span text:style-name="T139"> is not met so the effect is applied a second time. <text:s/>On the third day, the </text:span><text:span text:style-name="T33">character</text:span><text:span text:style-name="T139"> rolls 3 </text:span><text:span text:style-name="T33">MoSes</text:span><text:span text:style-name="T139">, for a total of 8. <text:s/>The </text:span><text:span text:style-name="T33">difficulty level </text:span><text:span text:style-name="T139">is met, the poison lose it's effectiveness.</text:span></text:p>
      <text:p text:style-name="P73"><text:span text:style-name="T139">P</text:span><text:span text:style-name="T93">oison can be administrated orally or through the bloodstream, usually by coating a blade.</text:span></text:p>
      <text:p text:style-name="P308">Long <text:span text:style-name="T324">Boiled</text:span> Slug Spit</text:p>
      <text:p text:style-name="P73">This<text:span text:style-name="T325"> fast acting</text:span> poison will make the target feels nauseous and <text:span text:style-name="T325">tired. <text:s/></text:span></text:p>
      <text:p text:style-name="P179">Frequency:<text:span text:style-name="T233"> 1 round</text:span></text:p>
      <text:p text:style-name="P179">Recovery: <text:span text:style-name="T233">6</text:span></text:p>
      <text:p text:style-name="P175"><text:span text:style-name="T93">Detection difficulty:</text:span><text:span text:style-name="T158"> 2</text:span></text:p>
      <text:p text:style-name="P179">Effect:<text:span text:style-name="T233"> -2 </text:span><text:span text:style-name="T46">spirit points</text:span><text:span text:style-name="T158">.</text:span></text:p>
      <text:p text:style-name="P309">Strangler</text:p>
      <text:p text:style-name="P74">This unreliable poison will prevent a <text:span text:style-name="T4">character </text:span><text:span text:style-name="T93">from breathing and drop them dead without leaving any trace.</text:span></text:p>
      <text:p text:style-name="P180">Frequency:<text:span text:style-name="T233"> 1 hours</text:span></text:p>
      <text:p text:style-name="P180">Recovery: <text:span text:style-name="T233">9</text:span></text:p>
      <text:p text:style-name="P175"><text:span text:style-name="T93">Detection difficulty:</text:span><text:span text:style-name="T158"> 5</text:span></text:p>
      <text:p text:style-name="P180">Effect: <text:span text:style-name="T233">Can roll 1d4 for every hour the poison has been administrated. <text:s/>If 1 </text:span><text:span text:style-name="T46">MoS</text:span><text:span text:style-name="T158"> is scored, the </text:span><text:span text:style-name="T46">character </text:span><text:span text:style-name="T158">choke to death. Losses are added to the </text:span><text:span text:style-name="T46">recovery</text:span><text:span text:style-name="T158"> of the victim.</text:span></text:p>
      <text:p text:style-name="P309">Black Bile</text:p>
      <text:p text:style-name="P75">This poison will have its target die slowly in a painful death.</text:p>
      <text:p text:style-name="P181">Frequency:<text:span text:style-name="T233"> 1 hours</text:span></text:p>
      <text:p text:style-name="P181">Recovery:<text:span text:style-name="T233"> 20</text:span></text:p>
      <text:p text:style-name="P175"><text:span text:style-name="T93">Detection difficulty:</text:span><text:span text:style-name="T158"> 1</text:span></text:p>
      <text:p text:style-name="P181">Effect:<text:span text:style-name="T233"> Receive 1d8 poisonous damage.</text:span></text:p>
      <text:p text:style-name="P310">Mind Veil</text:p>
      <text:p text:style-name="P76">This poison target the mind of the victim, making their brain completely non-functional.</text:p>
      <text:p text:style-name="P182">Frequency:<text:span text:style-name="T233"> 1 day</text:span></text:p>
      <text:p text:style-name="P182">Recovery:<text:span text:style-name="T233"> 12</text:span></text:p>
      <text:p text:style-name="P175"><text:span text:style-name="T93">Detection difficulty:</text:span><text:span text:style-name="T158"> 4</text:span></text:p>
      <text:p text:style-name="P182">Effect:<text:span text:style-name="T233"> </text:span><text:span text:style-name="T46">Erudition</text:span><text:span text:style-name="T158">, </text:span><text:span text:style-name="T46">persona</text:span><text:span text:style-name="T158"> and </text:span><text:span text:style-name="T46">sagacity</text:span><text:span text:style-name="T158"> are reduced by 2.</text:span></text:p>
      <text:p text:style-name="P311">Constrictor</text:p>
      <text:p text:style-name="P77">This poison have the muscles of the target contract and become hard as rock.</text:p>
      <text:p text:style-name="P183">Frequency:<text:span text:style-name="T233"> 1 hour</text:span></text:p>
      <text:p text:style-name="P183">Recovery:<text:span text:style-name="T233"> 15</text:span></text:p>
      <text:p text:style-name="P175"><text:span text:style-name="T93">Detection difficulty:</text:span><text:span text:style-name="T158"> 3</text:span></text:p>
      <text:p text:style-name="P183">Effect:<text:span text:style-name="T233"> </text:span><text:span text:style-name="T46">Agility</text:span><text:span text:style-name="T158"> and </text:span><text:span text:style-name="T46">Power</text:span><text:span text:style-name="T158"> are reduce by 2.</text:span></text:p>
      <text:p text:style-name="P265"/>
      <text:p text:style-name="P269"/>
      <text:h text:style-name="P3" text:outline-level="2"><text:bookmark-start text:name="__RefHeading___Toc115962_1958929371"/>Delving into Caves and Dungeons<text:bookmark-end text:name="__RefHeading___Toc115962_1958929371"/></text:h>
      <text:p text:style-name="P78">Whether it is to find long lost treasure or to fight some villains and monster who took residence there, adventurers are often drawn to all kind of deep caves and forgotten ruins. <text:s/></text:p>
      <text:h text:style-name="P285" text:outline-level="3"><text:bookmark-start text:name="__RefHeading___Toc93266_620566188"/>Low Light and Darkness<text:bookmark-end text:name="__RefHeading___Toc93266_620566188"/></text:h>
      <text:p text:style-name="P79">Being in low light or in darkness can be a factor in many situations, from fighting to simply finding your way.</text:p>
      <text:p text:style-name="P11">Characters<text:span text:style-name="T93"> are considered in low light if they are outside at night on a full night moon, if they are in a cave with a candle, or</text:span><text:span text:style-name="T141"> in</text:span><text:span text:style-name="T93"> similar situations.</text:span></text:p>
      <text:p text:style-name="P11">Characters<text:span text:style-name="T93"> are considered in darkness if they are outside, on a cloudy moonless night, in a cave without a light or </text:span><text:span text:style-name="T141">in </text:span><text:span text:style-name="T93">similar situations. <text:s/></text:span></text:p>
      <text:p text:style-name="P164"><text:span text:style-name="T326">Every test relying on sight made while in low light receive -1 </text:span><text:span text:style-name="T35">MoS</text:span><text:span text:style-name="T142">. <text:s/>This malus is </text:span><text:span text:style-name="T143">increased</text:span><text:span text:style-name="T142"> to -2 </text:span><text:span text:style-name="T35">MoSes</text:span><text:span text:style-name="T142"> if in darkness.</text:span></text:p>
      <text:p text:style-name="P312">Torches, Lanterns and Candles</text:p>
      <text:p text:style-name="P80">When venturing in the dark it is a good idea <text:span text:style-name="T327">to bring a light source. <text:s/>Each type of light source have their own characteristic.</text:span></text:p>
      <text:p text:style-name="P184">Candles:<text:span text:style-name="T233"> Typical candles last for 5 hours and give low light </text:span><text:span text:style-name="T237">to up to a 5 metre radius. <text:s/>They </text:span><text:span text:style-name="T238">are blown</text:span><text:span text:style-name="T239"> out</text:span><text:span text:style-name="T238"> fairly easily and can't stay lit in the rain.</text:span></text:p>
      <text:p text:style-name="P185">Torches:<text:span text:style-name="T233"> </text:span><text:span text:style-name="T238">They last for about 1 hours and give light to a radius of 5 metres and low light for an additional 5 metres.</text:span><text:span text:style-name="T240"> <text:s/>They cannot stay lit in heavy rain.</text:span></text:p>
      <text:p text:style-name="P186">Lantern:<text:span text:style-name="T233"> Lantern last for up to 5 hours. <text:s/>They function on oil and can be recharged. <text:s/>They give light to a radius of up to 5 metres plus an additional 5 metres of low light.</text:span></text:p>
      <text:p text:style-name="P186"><text:span text:style-name="T328">Bullseye</text:span> Lantern:<text:span text:style-name="T233"> </text:span><text:span text:style-name="T234">Bullseye lantern last for up to 5 hours. <text:s/>They function on oil and can be recharged. <text:s/>They emit a cone of light 10 metres long plus an additional 5 metres of low light.</text:span></text:p>
      <text:h text:style-name="P282" text:outline-level="3"><text:bookmark-start text:name="__RefHeading___Toc115964_1958929371"/>Traps<text:bookmark-end text:name="__RefHeading___Toc115964_1958929371"/></text:h>
      <text:p text:style-name="P81">When lock<text:span text:style-name="T329">s</text:span> are not enough, traps can be used to punish would be intruders.</text:p>
      <text:p text:style-name="P81">Every laid traps come with <text:span text:style-name="T329">three</text:span> <text:span text:style-name="T4">difficulty level</text:span>; the first one is to detect the trap, the second one to<text:span text:style-name="T329"> understand</text:span> it<text:span text:style-name="T329"> and the last to disarm it</text:span>.</text:p>
      <text:p text:style-name="P313"><text:span text:style-name="T330">Spotting</text:span> Traps</text:p>
      <text:p text:style-name="P82">Traps can be spotted by a <text:span text:style-name="T4">perception &amp; vigilance</text:span><text:span text:style-name="T93"> test against the </text:span><text:span text:style-name="T36">detection</text:span><text:span text:style-name="T93"> </text:span><text:span text:style-name="T4">difficulty </text:span><text:span text:style-name="T93">of the trap</text:span><text:span text:style-name="T144">. <text:s/>This </text:span><text:span text:style-name="T37">difficulty</text:span><text:span text:style-name="T144"> often comes from a </text:span><text:span text:style-name="T37">stealth</text:span><text:span text:style-name="T144"> test from the person who laid the trap</text:span><text:span text:style-name="T93">. <text:s/>If the </text:span><text:span text:style-name="T4">character</text:span><text:span text:style-name="T93"> is actively looking for a trap, they have the advantage, if not, on a tie they fail to detect the trap. <text:s/>This </text:span><text:span text:style-name="T4">perception &amp; vigilance</text:span><text:span text:style-name="T93"> test is not a free action; if the </text:span><text:span text:style-name="T4">character </text:span><text:span text:style-name="T93">is doing something else requiring a roll, the number of dice used is subtracted from the </text:span><text:span text:style-name="T4">perception &amp; vigilance</text:span><text:span text:style-name="T93"> roll.</text:span></text:p>
      <text:p text:style-name="P314">Disarming Traps</text:p>
      <text:p text:style-name="P82">Once a trap is detected, a <text:span text:style-name="T4">character</text:span><text:span text:style-name="T93"> can try to disarm it. <text:s/></text:span><text:span text:style-name="T145">They must first understand the trap. <text:s/></text:span><text:span text:style-name="T93">To do, they must roll a </text:span><text:span text:style-name="T4">mechanics</text:span><text:span text:style-name="T93"> </text:span><text:span text:style-name="T36">step-back</text:span><text:span text:style-name="T4"> rolling test</text:span><text:span text:style-name="T93"> against the trap's </text:span><text:span text:style-name="T36">complexity</text:span><text:span text:style-name="T93">. <text:s/>Each roll takes one round.</text:span><text:span text:style-name="T145"> <text:s/></text:span></text:p>
      <text:p text:style-name="P82"><text:span text:style-name="T145">Once they understood the trap they can actually try to disarm it. <text:s/>Each trap has a way of being </text:span><text:soft-page-break/><text:span text:style-name="T145">disarmed</text:span><text:span text:style-name="T38">;</text:span><text:span text:style-name="T146"> the </text:span><text:span text:style-name="T38">skill</text:span><text:span text:style-name="T146"> to be used and the </text:span><text:span text:style-name="T38">difficulty level</text:span><text:span text:style-name="T146"> will be detailed in the trap description. <text:s/>The disarm process is always a </text:span><text:span text:style-name="T38">first-fail rolling test</text:span><text:span text:style-name="T146">. <text:s/>In case of failure, the trap is sprung and get the </text:span><text:span text:style-name="T38">character</text:span><text:span text:style-name="T146"> trying to disarm it.</text:span></text:p>
      <text:p text:style-name="P315">Pit Trap</text:p>
      <text:p text:style-name="P83">A simple hole in the ground covered with leaves and branches or frail planks of wood.</text:p>
      <text:p text:style-name="P187">Detection:<text:span text:style-name="T233"> </text:span><text:span text:style-name="T46">Stealth </text:span><text:span text:style-name="T158">-1 </text:span><text:span text:style-name="T46">MoS</text:span></text:p>
      <text:p text:style-name="P187"><text:span text:style-name="T93">Complexity:</text:span><text:span text:style-name="T158"> 0</text:span></text:p>
      <text:p text:style-name="P187"><text:span text:style-name="T93">Disarm:</text:span><text:span text:style-name="T158"> </text:span><text:span text:style-name="T52">Lifting &amp; </text:span><text:span text:style-name="T53">p</text:span><text:span text:style-name="T52">ushing</text:span><text:span text:style-name="T175">, </text:span><text:span text:style-name="T52">difficulty level</text:span><text:span text:style-name="T175"> 6</text:span></text:p>
      <text:p text:style-name="P238"><text:span text:style-name="T93">Effect:</text:span><text:span text:style-name="T158"> </text:span><text:span text:style-name="T176">To be effective, the trap must be at least 1 metres deep. <text:s/>Any </text:span><text:span text:style-name="T54">character</text:span><text:span text:style-name="T176"> falling inside suffer fall damage. </text:span></text:p>
      <text:p text:style-name="P239"><text:span text:style-name="T158">Spike can be placed at the bottom of the pit,</text:span><text:span text:style-name="T177"> doubling the number of dice rolled for damage and changing the type to </text:span><text:span text:style-name="T55">piercing</text:span><text:span text:style-name="T177">. <text:s/></text:span></text:p>
      <text:p text:style-name="P316">Bear Trap</text:p>
      <text:p text:style-name="P84">Steel toothed jaws that will bite anyone stepping on them.</text:p>
      <text:p text:style-name="P188">Detection:<text:span text:style-name="T233"> </text:span><text:span text:style-name="T46">stealth</text:span></text:p>
      <text:p text:style-name="P240">Complexity:<text:span text:style-name="T233"> 2</text:span></text:p>
      <text:p text:style-name="P240">Disarm:<text:span text:style-name="T233"> </text:span><text:span text:style-name="T46">Sleight of </text:span><text:span text:style-name="T53">h</text:span><text:span text:style-name="T46">and</text:span><text:span text:style-name="T233">, </text:span><text:span text:style-name="T46">difficulty level </text:span><text:span text:style-name="T233">3</text:span></text:p>
      <text:p text:style-name="P240">Effect: <text:span text:style-name="T233">The </text:span><text:span text:style-name="T46">character</text:span><text:span text:style-name="T233"> receive 2d8 </text:span><text:span text:style-name="T46">piercing damage</text:span><text:span text:style-name="T233">. <text:s/>If the bear trap is linked to a chain, the </text:span><text:span text:style-name="T46">character</text:span><text:span text:style-name="T233"> is restrained by this chain.</text:span></text:p>
      <text:p text:style-name="P317"><text:span text:style-name="T331">Spring Propelled</text:span> Dart<text:span text:style-name="T332">s</text:span></text:p>
      <text:p text:style-name="P85">Dissimulated in small hole in a wall, statue or furniture, those darts will automatically be shot at any <text:span text:style-name="T4">character</text:span><text:span text:style-name="T93"> triggering the trap.</text:span></text:p>
      <text:p text:style-name="P189">Detection: <text:span text:style-name="T56">Stealth</text:span></text:p>
      <text:p text:style-name="P241">Complexity: <text:span text:style-name="T233">6</text:span></text:p>
      <text:p text:style-name="P241">Disarm: <text:span text:style-name="T46">Sleight of hand</text:span><text:span text:style-name="T233">,</text:span><text:span text:style-name="T46"> difficulty level</text:span><text:span text:style-name="T233"> 6</text:span></text:p>
      <text:p text:style-name="P241">Effect:<text:span text:style-name="T233"> Darts fly in direction of the </text:span><text:span text:style-name="T46">character</text:span><text:span text:style-name="T233"> triggering the trap. <text:s/></text:span><text:span text:style-name="T241">This has the effect of a range attack against the character. <text:s/>The attack is of 3d8, any </text:span><text:span text:style-name="T57">hits</text:span><text:span text:style-name="T241"> cause 1d6 </text:span><text:span text:style-name="T57">piercing</text:span><text:span text:style-name="T241"> damage.</text:span></text:p>
      <text:p text:style-name="P317">Poisonous Needle</text:p>
      <text:p text:style-name="P85">Hidden directly in a lock, the poisonous needle will stab anyone trying to pick the lock without disabling the trap first.</text:p>
      <text:p text:style-name="P190">Detection:<text:span text:style-name="T233"> 4</text:span></text:p>
      <text:p text:style-name="P190">Complexity:<text:span text:style-name="T233"> 8</text:span></text:p>
      <text:p text:style-name="P190">Disarm: <text:span text:style-name="T46">Sleight of hand</text:span><text:span text:style-name="T158">, </text:span><text:span text:style-name="T46">difficulty level</text:span><text:span text:style-name="T158"> 8</text:span></text:p>
      <text:p text:style-name="P190"><text:span text:style-name="T93">Effect:</text:span><text:span text:style-name="T158"> The needle prick the </text:span><text:span text:style-name="T46">character</text:span><text:span text:style-name="T158"> triggering the trap and </text:span><text:span text:style-name="T178">inflict them with a poison, most often the black bile.</text:span></text:p>
      <text:p text:style-name="P318">Moving Walls</text:p>
      <text:p text:style-name="P86">Once triggered, this trap will make the walls a room move towards each other, eventually crushing anyone in the room.</text:p>
      <text:p text:style-name="P242">Detection:<text:span text:style-name="T233"> </text:span><text:span text:style-name="T56">Stealth</text:span></text:p>
      <text:p text:style-name="P243">Complexity: <text:span text:style-name="T233">3</text:span></text:p>
      <text:p text:style-name="P243">Disarm:<text:span text:style-name="T233"> 6</text:span></text:p>
      <text:p text:style-name="P243">Effect:<text:span text:style-name="T233"> Ounce the trap is sprung, all the door of the room get locked and the wall start moving at a speed of 1 metre per round. <text:s/>Ounce the wall </text:span><text:span text:style-name="T242">start moving, it is too late to disarm the trap. <text:s/></text:span><text:span text:style-name="T243">At this point, the only hope of the </text:span><text:span text:style-name="T58">characters </text:span><text:span text:style-name="T243">is too unlock one of the door and escape.</text:span></text:p>
      <text:h text:style-name="P286" text:outline-level="3"><text:bookmark-start text:name="__RefHeading___Toc115966_1958929371"/><text:soft-page-break/>Narrow Bridges and Ledges<text:bookmark-end text:name="__RefHeading___Toc115966_1958929371"/></text:h>
      <text:p text:style-name="P51"><text:span text:style-name="T234"><text:s/></text:span><text:span text:style-name="T244">Getting around in a cave or a dungeon in ruined is not always a simple affair. <text:s/>Deep chasm, wild river, pungent ooze or flowing lava can all be found in those inhospitable environments. <text:s/>To avoid or cross those obs</text:span><text:span text:style-name="T245">tacles, adventurers sometime have no better option than a narrow bridge or ledge.</text:span></text:p>
      <text:p text:style-name="P52"><text:span text:style-name="T245">T</text:span><text:span text:style-name="T233">o move on such a narrow surface, an </text:span><text:span text:style-name="T46">acrobatics first-fail rolling test</text:span><text:span text:style-name="T158"> is required. <text:s/>For every </text:span><text:span text:style-name="T46">MoS</text:span><text:span text:style-name="T158"> on this test, the </text:span><text:span text:style-name="T46">character </text:span><text:span text:style-name="T158">can move 1 metre. <text:s/>In case of the failure, the </text:span><text:span text:style-name="T46">character </text:span><text:span text:style-name="T158">falls.</text:span><text:span text:style-name="T179"> <text:s/>Each roll takes 1 round.</text:span></text:p>
      <text:p text:style-name="P87"><text:span text:style-name="T158">A wet</text:span><text:span text:style-name="T180"> or slippery</text:span><text:span text:style-name="T158"> surface will subtract 1 </text:span><text:span text:style-name="T46">MoS</text:span><text:span text:style-name="T158"> per roll.</text:span></text:p>
      <text:p text:style-name="P12"/>
      <text:p text:style-name="P267"/>
      <text:h text:style-name="P4" text:outline-level="2"><text:bookmark-start text:name="__RefHeading___Toc125698_1251292261"/>Equipment<text:bookmark-end text:name="__RefHeading___Toc125698_1251292261"/></text:h>
      <text:p text:style-name="P88">Adventuring is a risky business and one would be a fool to undertake such an occupation without the proper equipment. <text:s/></text:p>
      <text:p text:style-name="P89">One can never know for sure what will be needed while questing<text:span text:style-name="T333">, there is some staples you should never venture without but there is only so much that can be carried; choices have to be made.</text:span></text:p>
      <text:h text:style-name="P287" text:outline-level="3"><text:bookmark-start text:name="__RefHeading___Toc125700_1251292261"/>Weapons<text:bookmark-end text:name="__RefHeading___Toc125700_1251292261"/></text:h>
      <text:p text:style-name="P90">Even if one hope to never have to use it, it would be unwise to adventure without at least one weapon.</text:p>
      <text:p text:style-name="P319">Balanced Kni<text:span text:style-name="T334">fe</text:span></text:p>
      <text:p text:style-name="P91">Carrying a knife is useful in so many situations, a balanced knife has the advantage of being easily throw<text:span text:style-name="T335">n</text:span>.</text:p>
      <text:p text:style-name="P191">Skill:<text:span text:style-name="T336"> </text:span><text:span text:style-name="T59">Brawling </text:span><text:span text:style-name="T181">/</text:span><text:span text:style-name="T59"> Throwing</text:span></text:p>
      <text:p text:style-name="P191">Range:<text:span text:style-name="T336"> </text:span><text:span text:style-name="T246">Close / Far (5m)</text:span></text:p>
      <text:p text:style-name="P191">Damage:<text:span text:style-name="T336"> </text:span><text:span text:style-name="T59">Power</text:span><text:span text:style-name="T60"> </text:span><text:span text:style-name="T182">+ 2</text:span></text:p>
      <text:p text:style-name="P244">Damage Type:<text:span text:style-name="T233"> </text:span><text:span text:style-name="T46">Piercing</text:span><text:span text:style-name="T233"> / </text:span><text:span text:style-name="T46">Cutting</text:span></text:p>
      <text:p text:style-name="P191">Encumbrance:<text:span text:style-name="T246"> 1</text:span></text:p>
      <text:p text:style-name="P191">Price:<text:span text:style-name="T246"> 1sp</text:span><text:span text:style-name="T247"> 2cp</text:span></text:p>
      <text:p text:style-name="P320">Bayonet</text:p>
      <text:p text:style-name="P110">A spike fitted at the end of a <text:span text:style-name="T337">musket</text:span> used when out of ammo or when forced to melee combat.</text:p>
      <text:p text:style-name="P191">Skill:<text:span text:style-name="T248"> </text:span><text:span text:style-name="T61">Polearms</text:span></text:p>
      <text:p text:style-name="P191">Range:<text:span text:style-name="T248"> </text:span><text:span text:style-name="T61">Medium</text:span></text:p>
      <text:p text:style-name="P191">Damage:<text:span text:style-name="T248"> </text:span><text:span text:style-name="T61">Power </text:span><text:span text:style-name="T183">+ 2</text:span></text:p>
      <text:p text:style-name="P192"><text:span text:style-name="T93">Damage Type:</text:span><text:span text:style-name="T158"> </text:span><text:span text:style-name="T46">Piercing</text:span></text:p>
      <text:p text:style-name="P191">Encumbrance:<text:span text:style-name="T248"> 1</text:span></text:p>
      <text:p text:style-name="P191">Price:<text:span text:style-name="T248"> </text:span><text:span text:style-name="T249">5sp</text:span></text:p>
      <text:p text:style-name="P321">Blunderbuss</text:p>
      <text:p text:style-name="P92">Invented by the goblins, this firearms sacrifice accuracy for reloading speed.</text:p>
      <text:p text:style-name="P191">Skill:<text:span text:style-name="T250"> </text:span><text:span text:style-name="T62">Ctossbows &amp; Firearms</text:span><text:span text:style-name="T63"> (Agility)</text:span><text:span text:style-name="T184"> -1 </text:span><text:span text:style-name="T62">MoS</text:span></text:p>
      <text:p text:style-name="P191">Range:<text:span text:style-name="T250"> Far (15m)</text:span></text:p>
      <text:p text:style-name="P191">Damage:<text:span text:style-name="T338"> </text:span><text:span text:style-name="T250">d20</text:span></text:p>
      <text:p text:style-name="P193">Damage Type:<text:span text:style-name="T233"> </text:span><text:span text:style-name="T46">Piercing</text:span></text:p>
      <text:p text:style-name="P191">Encumbrance:<text:span text:style-name="T338"> </text:span><text:span text:style-name="T250">7</text:span></text:p>
      <text:p text:style-name="P191">Special:<text:span text:style-name="T338"> </text:span><text:span text:style-name="T250">Fine Motor Reload (1</text:span><text:span text:style-name="T251">/1</text:span><text:span text:style-name="T250">), Unreliable</text:span></text:p>
      <text:p text:style-name="P191">Price:<text:span text:style-name="T250"> 2gp</text:span></text:p>
      <text:p text:style-name="P319">Buckler</text:p>
      <text:p text:style-name="P93">The smallest of shield, bucklers are a good choice for the adventurers desiring some protection without taking on too much encumbrance. </text:p>
      <text:p text:style-name="P191">Skill:<text:span text:style-name="T250"> </text:span><text:span text:style-name="T62">1-handed swords</text:span><text:span text:style-name="T184"> / </text:span><text:span text:style-name="T62">1-handed axes &amp; maces</text:span></text:p>
      <text:p text:style-name="P191">Range:<text:span text:style-name="T338"> </text:span><text:span text:style-name="T250">Close</text:span></text:p>
      <text:p text:style-name="P191">Damage:<text:span text:style-name="T252"> </text:span><text:span text:style-name="T64">Power</text:span></text:p>
      <text:p text:style-name="P194">Damage Type:<text:span text:style-name="T233"> </text:span><text:span text:style-name="T46">Bludgeoning</text:span></text:p>
      <text:p text:style-name="P191">Encumbrance:<text:span text:style-name="T252"> 2</text:span></text:p>
      <text:p text:style-name="P191">Special:<text:span text:style-name="T252"> Shield Defence (1)</text:span></text:p>
      <text:p text:style-name="P191">Price:<text:span text:style-name="T339"> </text:span><text:span text:style-name="T252">10sp</text:span></text:p>
      <text:p text:style-name="P322">Club</text:p>
      <text:p text:style-name="P111">A simple large piece of hardwood, probably the oldest weapon ever designed, still in use today by people with little means.</text:p>
      <text:p text:style-name="P191">Skill:<text:span text:style-name="T253"> </text:span><text:span text:style-name="T65">1-handed axes &amp; clubs</text:span></text:p>
      <text:p text:style-name="P191"><text:soft-page-break/>Range:<text:span text:style-name="T253"> </text:span><text:span text:style-name="T185">Medium</text:span></text:p>
      <text:p text:style-name="P191">Damage:<text:span text:style-name="T253"> </text:span><text:span text:style-name="T65">Power </text:span><text:span text:style-name="T186">+ 2</text:span></text:p>
      <text:p text:style-name="P195"><text:span text:style-name="T93">Damage Type:</text:span><text:span text:style-name="T158"> </text:span><text:span text:style-name="T46">Bludgeoning</text:span></text:p>
      <text:p text:style-name="P191">Encumbrance:<text:span text:style-name="T253"> 7</text:span></text:p>
      <text:p text:style-name="P191">Price:<text:span text:style-name="T253"> 5cp</text:span></text:p>
      <text:p text:style-name="P319">Daggers and Kni<text:span text:style-name="T334">fe</text:span></text:p>
      <text:p text:style-name="P93">Carrying a knife or a dagger is very common. <text:s/>Those tools have a thousand and one utility, one of them being a weapon.<text:span text:style-name="T337"> <text:s/>Include roundel daggers, hunting knives, bollock daggers, tanto, etc.</text:span></text:p>
      <text:p text:style-name="P191">Skill:<text:span text:style-name="T247"> </text:span><text:span text:style-name="T60">Brawling</text:span></text:p>
      <text:p text:style-name="P191">Range:<text:span text:style-name="T247"> Close</text:span></text:p>
      <text:p text:style-name="P191">Damage:<text:span text:style-name="T334"> </text:span><text:span text:style-name="T60">Power</text:span><text:span text:style-name="T182"> + 2</text:span></text:p>
      <text:p text:style-name="P196"><text:span text:style-name="T93">Damage Type:</text:span><text:span text:style-name="T158"> </text:span><text:span text:style-name="T46">Piercing</text:span><text:span text:style-name="T158"> / </text:span><text:span text:style-name="T46">Cutting</text:span></text:p>
      <text:p text:style-name="P191">Encumbrance:<text:span text:style-name="T247"> 1</text:span></text:p>
      <text:p text:style-name="P191">Price:<text:span text:style-name="T247"> 1sp</text:span></text:p>
      <text:p text:style-name="P320">Firearms Stock</text:p>
      <text:p text:style-name="P110">The butt end of a firearm can be used as a bludgeoning weapon when forced to fight in melee.</text:p>
      <text:p text:style-name="P191">Skill:<text:span text:style-name="T39"> </text:span><text:span text:style-name="T61">Polearms</text:span></text:p>
      <text:p text:style-name="P191">Range:<text:span text:style-name="T248"> Medium</text:span></text:p>
      <text:p text:style-name="P191">Damage:<text:span text:style-name="T248"> </text:span><text:span text:style-name="T61">Power</text:span><text:span text:style-name="T183"> + 2</text:span></text:p>
      <text:p text:style-name="P192"><text:span text:style-name="T93">Damage Type:</text:span><text:span text:style-name="T158"> </text:span><text:span text:style-name="T46">Bludgeoning</text:span></text:p>
      <text:p text:style-name="P191">Encumbrance:<text:span text:style-name="T248"> N/A</text:span></text:p>
      <text:p text:style-name="P191">Price:<text:span text:style-name="T248"> N/A</text:span></text:p>
      <text:p text:style-name="P319">Flail</text:p>
      <text:p text:style-name="P93">Evolved from a farming tool, the flail found its place on the battlefield as specialized anti-armour weapon. </text:p>
      <text:p text:style-name="P191">Skill:<text:span text:style-name="T247"> </text:span><text:span text:style-name="T60">1-handed axes &amp; maces</text:span></text:p>
      <text:p text:style-name="P191">Range:<text:span text:style-name="T247"> Medium</text:span></text:p>
      <text:p text:style-name="P191">Damage:<text:span text:style-name="T334"> </text:span><text:span text:style-name="T60">Power</text:span><text:span text:style-name="T182"> + 6</text:span></text:p>
      <text:p text:style-name="P197">Damage Type:<text:span text:style-name="T233"> </text:span><text:span text:style-name="T46">Bludgeoning</text:span></text:p>
      <text:p text:style-name="P191">Encumbrance:<text:span text:style-name="T254"> 6</text:span></text:p>
      <text:p text:style-name="P191">Special:<text:span text:style-name="T335"> </text:span><text:span text:style-name="T254">Dangerous weapon</text:span></text:p>
      <text:p text:style-name="P191">Price:<text:span text:style-name="T254"> 2gp</text:span></text:p>
      <text:p text:style-name="P319">Great Sword</text:p>
      <text:p text:style-name="P94">Over 2 metres long, those huge blades are more polearms than swords.</text:p>
      <text:p text:style-name="P191">Skill:<text:span text:style-name="T66"> Polearms</text:span><text:span text:style-name="T187"> / </text:span><text:span text:style-name="T67">2-handed swords</text:span><text:span text:style-name="T187"> -1d</text:span></text:p>
      <text:p text:style-name="P191">Range:<text:span text:style-name="T340"> </text:span><text:span text:style-name="T255">Medium / Long</text:span></text:p>
      <text:p text:style-name="P191">Damage:<text:span text:style-name="T255"> </text:span><text:span text:style-name="T67">Power</text:span><text:span text:style-name="T187"> + 6</text:span></text:p>
      <text:p text:style-name="P198"><text:span text:style-name="T93">Damage Type:</text:span><text:span text:style-name="T158"> </text:span><text:span text:style-name="T46">Piercing</text:span><text:span text:style-name="T158"> / </text:span><text:span text:style-name="T46">Cutting</text:span></text:p>
      <text:p text:style-name="P191">Encumbrance:<text:span text:style-name="T255"> 8</text:span></text:p>
      <text:p text:style-name="P199"><text:span text:style-name="T340">Special:</text:span><text:span text:style-name="T255"> 2-Handed</text:span></text:p>
      <text:p text:style-name="P191">Price:<text:span text:style-name="T340"> </text:span><text:span text:style-name="T255">1gp 15sp</text:span></text:p>
      <text:p text:style-name="P321">Heavy Crossbow</text:p>
      <text:p text:style-name="P95">Those very powerful crossbow are so strong that they cannot be reloaded by hand; a windlass is needed to pull the string back. <text:s/>This make them very slow to operate but their deadliness compensate.</text:p>
      <text:p text:style-name="P191">Skill:<text:span text:style-name="T341"> </text:span><text:span text:style-name="T68">Crossbows &amp; </text:span><text:span text:style-name="T69">firearms</text:span><text:span text:style-name="T70"> (Agility)</text:span></text:p>
      <text:p text:style-name="P191">Range:<text:span text:style-name="T68"> </text:span><text:span text:style-name="T188">Far (50m)</text:span></text:p>
      <text:p text:style-name="P191">Damage:<text:span text:style-name="T256"> d20</text:span></text:p>
      <text:p text:style-name="P200">Damage Type:<text:span text:style-name="T233"> </text:span><text:span text:style-name="T69">P</text:span><text:span text:style-name="T46">iercing</text:span></text:p>
      <text:p text:style-name="P191">Encumbrance:<text:span text:style-name="T256"> 12</text:span></text:p>
      <text:p text:style-name="P191">Special:<text:span text:style-name="T341"> </text:span><text:span text:style-name="T256">Fine Motor Reload (1,1)</text:span><text:span text:style-name="T257">, 2-Handed</text:span></text:p>
      <text:p text:style-name="P191"><text:soft-page-break/>Price:<text:span text:style-name="T256"> 2gp</text:span></text:p>
      <text:p text:style-name="P323">Javelin</text:p>
      <text:p text:style-name="P112">A light pole with a sharp iron spike on one end, javelins are made to be thrown at a target.</text:p>
      <text:p text:style-name="P191">Skill:<text:span text:style-name="T258"> </text:span><text:span text:style-name="T71">Thrown</text:span><text:span text:style-name="T189"> / </text:span><text:span text:style-name="T71">Polearms </text:span><text:span text:style-name="T189">- 1d</text:span></text:p>
      <text:p text:style-name="P191">Range:<text:span text:style-name="T259"> Medium / Far (10m)</text:span></text:p>
      <text:p text:style-name="P191">Damage:<text:span text:style-name="T259"> </text:span><text:span text:style-name="T72">Power</text:span><text:span text:style-name="T190"> + 4</text:span></text:p>
      <text:p text:style-name="P201"><text:span text:style-name="T93">Damage Type:</text:span><text:span text:style-name="T158"> </text:span><text:span text:style-name="T46">Piercing</text:span></text:p>
      <text:p text:style-name="P191">Encumbrance:<text:span text:style-name="T259"> 5</text:span></text:p>
      <text:p text:style-name="P191">Price:<text:span text:style-name="T259"> 1sp</text:span></text:p>
      <text:p text:style-name="P322">Kanabo</text:p>
      <text:p text:style-name="P113">A large wooden club with metal studs or bands, requiring two hands to wield. A favourite of the trolls, <text:s/></text:p>
      <text:p text:style-name="P191">Skill:<text:span text:style-name="T260"> </text:span><text:span text:style-name="T73">Polearms</text:span></text:p>
      <text:p text:style-name="P191">Range:<text:span text:style-name="T260"> Medium</text:span></text:p>
      <text:p text:style-name="P191">Damage:<text:span text:style-name="T260"> </text:span><text:span text:style-name="T73">Power </text:span><text:span text:style-name="T191">+ 6</text:span></text:p>
      <text:p text:style-name="P202"><text:span text:style-name="T93">Damage Type:</text:span><text:span text:style-name="T158"> </text:span><text:span text:style-name="T46">Bludgeoning</text:span></text:p>
      <text:p text:style-name="P191">Encumbrance:<text:span text:style-name="T260"> 9</text:span></text:p>
      <text:p text:style-name="P199"><text:span text:style-name="T342">Special:</text:span><text:span text:style-name="T260"> 2-Handed</text:span></text:p>
      <text:p text:style-name="P191">Price:<text:span text:style-name="T260"> 1sp</text:span></text:p>
      <text:p text:style-name="P319">Large Shield</text:p>
      <text:p text:style-name="P96">Although very cumbersome, the large shield offer excellent protection against arrows and can definitely give an edge in melee.</text:p>
      <text:p text:style-name="P191">Skill:<text:span text:style-name="T261"> </text:span><text:span text:style-name="T74">1-handed axes &amp; maces </text:span><text:span text:style-name="T192">/</text:span><text:span text:style-name="T74"> 1-handed swords</text:span></text:p>
      <text:p text:style-name="P191">Range:<text:span text:style-name="T343"> M</text:span><text:span text:style-name="T192">edium</text:span></text:p>
      <text:p text:style-name="P191">Damage:<text:span text:style-name="T261"> </text:span><text:span text:style-name="T69">power </text:span><text:span text:style-name="T193">+ 2</text:span></text:p>
      <text:p text:style-name="P203"><text:span text:style-name="T93">Damage Type:</text:span><text:span text:style-name="T158"> </text:span><text:span text:style-name="T46">Bludgeoning</text:span></text:p>
      <text:p text:style-name="P191">Encumbrance:<text:span text:style-name="T262"> 2</text:span></text:p>
      <text:p text:style-name="P191">Special:<text:span text:style-name="T262"> Shield Defence (2), Hide Behind Shield</text:span></text:p>
      <text:p text:style-name="P191">Price:<text:span text:style-name="T262"> 1gp</text:span></text:p>
      <text:p text:style-name="P321">Light Crossbow</text:p>
      <text:p text:style-name="P97">Those crossbows are light enough to be reloaded by hand by a strong <text:span text:style-name="T4">character</text:span><text:span text:style-name="T93"> but are usually reloaded using a goat foot lever.</text:span></text:p>
      <text:p text:style-name="P191">Skill:<text:span text:style-name="T344"> </text:span><text:span text:style-name="T75">Crossbows &amp; firearms (Agility)</text:span></text:p>
      <text:p text:style-name="P191">Range:<text:span text:style-name="T263"> Far (</text:span><text:span text:style-name="T264">35m)</text:span></text:p>
      <text:p text:style-name="P191">Damage:<text:span text:style-name="T345"> </text:span><text:span text:style-name="T264">d12</text:span></text:p>
      <text:p text:style-name="P204">Damage Type:<text:span text:style-name="T233"> </text:span><text:span text:style-name="T46">Piercing</text:span></text:p>
      <text:p text:style-name="P191">Encumbrance:<text:span text:style-name="T264"> </text:span><text:span text:style-name="T265">8</text:span></text:p>
      <text:p text:style-name="P191">Special:<text:span text:style-name="T264"> Fine Motor Reload (1), Brute Strength Reload (2)</text:span><text:span text:style-name="T257">, 2-Handed</text:span></text:p>
      <text:p text:style-name="P191">Price:<text:span text:style-name="T345"> </text:span><text:span text:style-name="T264">1gp 10sp</text:span></text:p>
      <text:p text:style-name="P321">Longbow</text:p>
      <text:p text:style-name="P97">Those huge bows, measuring over 2 metres when unstrung, with a draw weight of over 100kg, are deadly in the hand of someone strong enough to draw them fully.</text:p>
      <text:p text:style-name="P191">Skill:<text:span text:style-name="T266"> </text:span><text:span text:style-name="T76">Bows</text:span></text:p>
      <text:p text:style-name="P191">Range:<text:span text:style-name="T266"> Far (50m)</text:span></text:p>
      <text:p text:style-name="P191">Damage:<text:span text:style-name="T346"> </text:span><text:span text:style-name="T76">Power</text:span><text:span text:style-name="T194"> + 6</text:span></text:p>
      <text:p text:style-name="P205">Damage Type:<text:span text:style-name="T233"> </text:span><text:span text:style-name="T46">Piercing</text:span></text:p>
      <text:p text:style-name="P191">Encumbrance:<text:span text:style-name="T346"> </text:span><text:span text:style-name="T266">8</text:span></text:p>
      <text:p text:style-name="P199"><text:span text:style-name="T346">Special:</text:span><text:span text:style-name="T266"> 2-Handed</text:span></text:p>
      <text:p text:style-name="P191">Price:<text:span text:style-name="T266"> 15sp</text:span></text:p>
      <text:p text:style-name="P319"><text:soft-page-break/>Mace</text:p>
      <text:p text:style-name="P98">Particularly efficient against heavy armour or against skeleton, this simple weapon is not to be taken lightly.</text:p>
      <text:p text:style-name="P191">Skill:<text:span text:style-name="T77"> 1-handed axes &amp; maces</text:span></text:p>
      <text:p text:style-name="P191">Range:<text:span text:style-name="T267"> Medium</text:span></text:p>
      <text:p text:style-name="P191">Damage:<text:span text:style-name="T268"> </text:span><text:span text:style-name="T78">Power</text:span><text:span text:style-name="T195"> + 4</text:span></text:p>
      <text:p text:style-name="P206"><text:span text:style-name="T93">Damage Type:</text:span><text:span text:style-name="T158"> </text:span><text:span text:style-name="T46">Bludgeoning</text:span></text:p>
      <text:p text:style-name="P191">Encumbrance:<text:span text:style-name="T268"> </text:span><text:span text:style-name="T253">5</text:span></text:p>
      <text:p text:style-name="P246"><text:span text:style-name="T320">Price:</text:span><text:span text:style-name="T253"> 15sp</text:span></text:p>
      <text:p text:style-name="P321">Musket</text:p>
      <text:p text:style-name="P99">A deadly weapon designed by the goblins, slow to load but one shot can be deadly.</text:p>
      <text:p text:style-name="P191">Skill:<text:span text:style-name="T269"> </text:span><text:span text:style-name="T79">Crossbows &amp; firearms</text:span><text:span text:style-name="T196"> (</text:span><text:span text:style-name="T79">Agility</text:span><text:span text:style-name="T196">)</text:span></text:p>
      <text:p text:style-name="P191">Range:<text:span text:style-name="T269"> Far (</text:span><text:span text:style-name="T251">35m</text:span><text:span text:style-name="T269">)</text:span></text:p>
      <text:p text:style-name="P191">Damage:<text:span text:style-name="T269"> d20</text:span></text:p>
      <text:p text:style-name="P207">Damage Type:<text:span text:style-name="T233"> </text:span><text:span text:style-name="T46">Piercing</text:span></text:p>
      <text:p text:style-name="P191">Encumbrance:<text:span text:style-name="T269"> 7</text:span></text:p>
      <text:p text:style-name="P191">Special:<text:span text:style-name="T269"> Fine Motor Reload (2/2)</text:span><text:span text:style-name="T251">, Unreliable</text:span><text:span text:style-name="T257">, 2-Handed</text:span></text:p>
      <text:p text:style-name="P191">Price:<text:span text:style-name="T269"> 2gp 10sp</text:span></text:p>
      <text:p text:style-name="P319">One Handed Axe</text:p>
      <text:p text:style-name="P100">Axe comes in many shapes and forms but all function similarly enough to be grouped together.<text:span text:style-name="T347"> Include bearded axes, boarding axes, tabarzin, etc.</text:span></text:p>
      <text:p text:style-name="P191">Skill:<text:span text:style-name="T251"> </text:span><text:span text:style-name="T80">1-handed axes &amp; maces</text:span></text:p>
      <text:p text:style-name="P191">Range:<text:span text:style-name="T251"> Medium</text:span></text:p>
      <text:p text:style-name="P191">Damage:<text:span text:style-name="T251"> </text:span><text:span text:style-name="T80">Power</text:span><text:span text:style-name="T197"> + 4</text:span></text:p>
      <text:p text:style-name="P208"><text:span text:style-name="T147">D</text:span><text:span text:style-name="T93">amage Type:</text:span><text:span text:style-name="T158"> </text:span><text:span text:style-name="T46">Cutting</text:span><text:span text:style-name="T158"> / </text:span><text:span text:style-name="T46">Bludgeoning </text:span><text:span text:style-name="T158">- 1</text:span></text:p>
      <text:p text:style-name="P191">Encumbrance:<text:span text:style-name="T251"> 5</text:span></text:p>
      <text:p text:style-name="P191">Special:<text:span text:style-name="T251"> Hook</text:span></text:p>
      <text:p text:style-name="P191">Price:<text:span text:style-name="T251"> 5sp</text:span></text:p>
      <text:p text:style-name="P321">One <text:span text:style-name="T348">H</text:span>anded <text:span text:style-name="T348">S</text:span>word</text:p>
      <text:p text:style-name="P101">Swords come in many shapes and forms but all function similarly enough to be grouped together. <text:s/>Include arming swords, scimitar, talwar, <text:span text:style-name="T349">etc.</text:span></text:p>
      <text:p text:style-name="P191">Skill:<text:span text:style-name="T270"> </text:span><text:span text:style-name="T81">1-handed swords</text:span></text:p>
      <text:p text:style-name="P191">Range:<text:span text:style-name="T270"> Medium</text:span></text:p>
      <text:p text:style-name="P191">Damage:<text:span text:style-name="T349"> </text:span><text:span text:style-name="T81">Power</text:span><text:span text:style-name="T198"> + 4</text:span></text:p>
      <text:p text:style-name="P208"><text:span text:style-name="T148">D</text:span><text:span text:style-name="T93">amage Type:</text:span><text:span text:style-name="T158"> </text:span><text:span text:style-name="T46">Piercing</text:span><text:span text:style-name="T158"> / </text:span><text:span text:style-name="T46">Cutting</text:span><text:span text:style-name="T158"> </text:span></text:p>
      <text:p text:style-name="P191">Encumbrance:<text:span text:style-name="T270"> </text:span><text:span text:style-name="T271">5</text:span></text:p>
      <text:p text:style-name="P191">Special:<text:span text:style-name="T271"> Half-Swording</text:span></text:p>
      <text:p text:style-name="P191">Price:<text:span text:style-name="T271"> 15sp</text:span></text:p>
      <text:p text:style-name="P324">Pistol</text:p>
      <text:p text:style-name="P114">A small one handed firearms, not as powerful or precise as a musket but much more portable.</text:p>
      <text:p text:style-name="P191">Skill:<text:span text:style-name="T272"> </text:span><text:span text:style-name="T82">Crossbows &amp; firearms </text:span><text:span text:style-name="T199">(</text:span><text:span text:style-name="T82">Agility</text:span><text:span text:style-name="T199">)</text:span></text:p>
      <text:p text:style-name="P191">Range:<text:span text:style-name="T350"> </text:span><text:span text:style-name="T272">Far (15m)</text:span></text:p>
      <text:p text:style-name="P191">Damage:<text:span text:style-name="T350"> </text:span><text:span text:style-name="T272">d12</text:span></text:p>
      <text:p text:style-name="P209">Damage Type: <text:span text:style-name="T46">Piercing</text:span></text:p>
      <text:p text:style-name="P191">Encumbrance:<text:span text:style-name="T272"> 3</text:span></text:p>
      <text:p text:style-name="P191">Special:<text:span text:style-name="T272"> Fine Motor Reload (2/2), Unreliable</text:span></text:p>
      <text:p text:style-name="P191">Price:<text:span text:style-name="T350"> </text:span><text:span text:style-name="T272">2gp</text:span></text:p>
      <text:p text:style-name="P321">Poleaxe</text:p>
      <text:p text:style-name="P102">A long haft armed at one end with an axe blade, an hammer face and a spike, the poleaxe is a very versatile and deadly weapon. <text:s/></text:p>
      <text:p text:style-name="P191">Skill:<text:span text:style-name="T40"> </text:span><text:span text:style-name="T83">Polearms</text:span></text:p>
      <text:p text:style-name="P191">Range:<text:span text:style-name="T271"> Long</text:span></text:p>
      <text:p text:style-name="P191"><text:soft-page-break/>Damage:<text:span text:style-name="T271"> </text:span><text:span text:style-name="T83">Power </text:span><text:span text:style-name="T200">+ 6</text:span></text:p>
      <text:p text:style-name="P208"><text:span text:style-name="T93">Damage Type:</text:span><text:span text:style-name="T158"> </text:span><text:span text:style-name="T46">Piercing</text:span><text:span text:style-name="T158"> / </text:span><text:span text:style-name="T46">Cutting</text:span><text:span text:style-name="T158"> / </text:span><text:span text:style-name="T46">Bludgeoning</text:span></text:p>
      <text:p text:style-name="P191">Encumbrance:<text:span text:style-name="T273"> 10</text:span></text:p>
      <text:p text:style-name="P191">Special:<text:span text:style-name="T273"> Lever, Hook</text:span><text:span text:style-name="T257">, </text:span><text:span text:style-name="T274">2-Handed</text:span></text:p>
      <text:p text:style-name="P191">Price:<text:span text:style-name="T351"> </text:span><text:span text:style-name="T273">1gp</text:span></text:p>
      <text:p text:style-name="P319">Quarterstaff</text:p>
      <text:p text:style-name="P103">A 2 metre long pole of hardwood, sometimes capped with iron, the quarterstaff might not look like much but can be deadly in the right hand.</text:p>
      <text:p text:style-name="P191">Skill:<text:span text:style-name="T275"> </text:span><text:span text:style-name="T84">Polearms</text:span></text:p>
      <text:p text:style-name="P191">Range:<text:span text:style-name="T275"> Medium / Long</text:span></text:p>
      <text:p text:style-name="P191">Damage:<text:span text:style-name="T275"> </text:span><text:span text:style-name="T84">Power</text:span><text:span text:style-name="T201"> + 2</text:span></text:p>
      <text:p text:style-name="P210"><text:span text:style-name="T93">Damage Type:</text:span><text:span text:style-name="T158"> </text:span><text:span text:style-name="T46">Bludgeoning</text:span></text:p>
      <text:p text:style-name="P191">Encumbrance:<text:span text:style-name="T275"> 8</text:span></text:p>
      <text:p text:style-name="P191">Special:<text:span text:style-name="T275"> Lever</text:span><text:span text:style-name="T257">, 2-Handed</text:span></text:p>
      <text:p text:style-name="P191">Price:<text:span text:style-name="T275"> 10sp</text:span></text:p>
      <text:p text:style-name="P321">Short Bow</text:p>
      <text:p text:style-name="P104">Designed for hunting, the short bow is strong enough to take down a beast but is not very efficient against armour.</text:p>
      <text:p text:style-name="P191">Skill:<text:span text:style-name="T249"> </text:span><text:span text:style-name="T85">Bows</text:span></text:p>
      <text:p text:style-name="P191">Range:<text:span text:style-name="T249"> Far (35m)</text:span></text:p>
      <text:p text:style-name="P191">Damage:<text:span text:style-name="T249"> </text:span><text:span text:style-name="T85">Power</text:span><text:span text:style-name="T185"> + 2</text:span></text:p>
      <text:p text:style-name="P211"><text:span text:style-name="T93">Damage Type: </text:span><text:span text:style-name="T46">Piercing</text:span></text:p>
      <text:p text:style-name="P191">Encumbrance:<text:span text:style-name="T249"> 6</text:span></text:p>
      <text:p text:style-name="P199">Special: <text:span text:style-name="T233">2-Handed</text:span></text:p>
      <text:p text:style-name="P191">Price:<text:span text:style-name="T249"> 5sp</text:span></text:p>
      <text:p text:style-name="P319">Sledgehammer</text:p>
      <text:p text:style-name="P105">A heavy piece of iron at the end of a shaft, the sledgehammer is not the gracious of weapon but nobody want to be hit by one.</text:p>
      <text:p text:style-name="P191">Skill:<text:span text:style-name="T274"> </text:span><text:span text:style-name="T86">Polearms</text:span></text:p>
      <text:p text:style-name="P191">Range:<text:span text:style-name="T274"> Medium</text:span></text:p>
      <text:p text:style-name="P191">Damage:<text:span text:style-name="T274"> </text:span><text:span text:style-name="T86">Power </text:span><text:span text:style-name="T202">+ 8</text:span></text:p>
      <text:p text:style-name="P212"><text:span text:style-name="T93">Damage Type: </text:span><text:span text:style-name="T46">Bludgeoning</text:span></text:p>
      <text:p text:style-name="P191">Encumbrance:<text:span text:style-name="T274"> 16</text:span></text:p>
      <text:p text:style-name="P199"><text:span text:style-name="T352">Special:</text:span><text:span text:style-name="T274"> 2-Handed</text:span></text:p>
      <text:p text:style-name="P191">Price:<text:span text:style-name="T274"> 1gp</text:span></text:p>
      <text:p text:style-name="P319">Sling</text:p>
      <text:p text:style-name="P105">A very portable weapon, a sling is a simple piece of rope with a pocket to throw rocks and bullets at high speed.</text:p>
      <text:p text:style-name="P191">Skill:<text:span text:style-name="T274"> </text:span><text:span text:style-name="T86">Slings</text:span></text:p>
      <text:p text:style-name="P191">Range:<text:span text:style-name="T257"> Far (10m)</text:span></text:p>
      <text:p text:style-name="P191">Damage:<text:span text:style-name="T257"> d6</text:span></text:p>
      <text:p text:style-name="P199">Damage Type:<text:span text:style-name="T233"> </text:span><text:span text:style-name="T46">Bludgeoning</text:span></text:p>
      <text:p text:style-name="P191">Encumbrance:<text:span text:style-name="T257"> 0</text:span></text:p>
      <text:p text:style-name="P191">Price:<text:span text:style-name="T257"> 5cp</text:span></text:p>
      <text:p text:style-name="P321">Spear</text:p>
      <text:p text:style-name="P106">A sharp blade at the end of a long pole<text:span text:style-name="T350">, spears can be used either in one or two hands or can be thrown.</text:span></text:p>
      <text:p text:style-name="P191">Skill:<text:span text:style-name="T272"> </text:span><text:span text:style-name="T82">Polearms </text:span><text:span text:style-name="T199">/</text:span><text:span text:style-name="T82"> Thrown </text:span><text:span text:style-name="T199">- 1d</text:span></text:p>
      <text:p text:style-name="P191">Range:<text:span text:style-name="T272"> Long</text:span><text:span text:style-name="T259"> /</text:span><text:span text:style-name="T272"> Medium</text:span><text:span text:style-name="T259"> / Far (5m)</text:span></text:p>
      <text:p text:style-name="P191">Damage:<text:span text:style-name="T272"> </text:span><text:span text:style-name="T82">Power</text:span><text:span text:style-name="T199"> +4 / </text:span><text:span text:style-name="T82">Power</text:span><text:span text:style-name="T199"> + 6 (2-Handed)</text:span></text:p>
      <text:p text:style-name="P209"><text:span text:style-name="T93">Damage Type:</text:span><text:span text:style-name="T158"> </text:span><text:span text:style-name="T46">Piercing </text:span><text:span text:style-name="T158">/ </text:span><text:span text:style-name="T46">Cutting</text:span></text:p>
      <text:p text:style-name="P191">Encumbrance:<text:span text:style-name="T272"> </text:span><text:span text:style-name="T276">9</text:span></text:p>
      <text:p text:style-name="P191"><text:soft-page-break/>Special:<text:span text:style-name="T272"> Lever</text:span></text:p>
      <text:p text:style-name="P191">Price:<text:span text:style-name="T272"> 2sp 3cp</text:span></text:p>
      <text:p text:style-name="P322">Spiked Mace</text:p>
      <text:p text:style-name="P115">Those maces have long sharp spike covering their heads. </text:p>
      <text:p text:style-name="P191">Skill:<text:span text:style-name="T259"> </text:span><text:span text:style-name="T72">1-handed axes &amp; maces</text:span></text:p>
      <text:p text:style-name="P191">Range:<text:span text:style-name="T259"> Medium</text:span></text:p>
      <text:p text:style-name="P191">Damage:<text:span text:style-name="T259"> </text:span><text:span text:style-name="T72">Power </text:span><text:span text:style-name="T190">+ 4</text:span></text:p>
      <text:p text:style-name="P201"><text:span text:style-name="T93">Damage Type:</text:span><text:span text:style-name="T158"> </text:span><text:span text:style-name="T46">Piercing</text:span><text:span text:style-name="T158"> / </text:span><text:span text:style-name="T46">Bludgeoning</text:span></text:p>
      <text:p text:style-name="P191">Encumbrance:<text:span text:style-name="T277"> 5</text:span></text:p>
      <text:p text:style-name="P191">Price:<text:span text:style-name="T277"> 1gp</text:span></text:p>
      <text:p text:style-name="P321">Tomahawk</text:p>
      <text:p text:style-name="P107">A light axe made to be used one handed or thrown.</text:p>
      <text:p text:style-name="P191">Skill:<text:span text:style-name="T278"> </text:span><text:span text:style-name="T87">1-handed axes &amp; maces</text:span><text:span text:style-name="T203"> / </text:span><text:span text:style-name="T87">thrown</text:span></text:p>
      <text:p text:style-name="P191">Range:<text:span text:style-name="T278"> Medium / Far (5m)</text:span></text:p>
      <text:p text:style-name="P191">Damage:<text:span text:style-name="T278"> </text:span><text:span text:style-name="T87">Power</text:span><text:span text:style-name="T203"> + 4</text:span></text:p>
      <text:p text:style-name="P213"><text:span text:style-name="T93">Damage Type:</text:span><text:span text:style-name="T158"> </text:span><text:span text:style-name="T46">Cutting</text:span><text:span text:style-name="T158"> / </text:span><text:span text:style-name="T46">Bludgeoning </text:span><text:span text:style-name="T158">- 2</text:span></text:p>
      <text:p text:style-name="P191">Encumbrance:<text:span text:style-name="T278"> 3</text:span></text:p>
      <text:p text:style-name="P191">Special:<text:span text:style-name="T278"> Hook</text:span></text:p>
      <text:p text:style-name="P191">Price:<text:span text:style-name="T278"> 10sp</text:span></text:p>
      <text:p text:style-name="P321">Two <text:span text:style-name="T348">H</text:span>anded <text:span text:style-name="T348">S</text:span>word</text:p>
      <text:p text:style-name="P108">Two handed s<text:span text:style-name="T347">words come in many shapes and forms but all function similarly enough to be grouped together. <text:s/>Include </text:span>lognswords, katanas, lang messer, etc.</text:p>
      <text:p text:style-name="P191">Skill:<text:span text:style-name="T353"> </text:span><text:span text:style-name="T88">2-handed swords</text:span></text:p>
      <text:p text:style-name="P191">Range:<text:span text:style-name="T279"> Medium</text:span></text:p>
      <text:p text:style-name="P191">Damage:<text:span text:style-name="T279"> </text:span><text:span text:style-name="T88">Power</text:span><text:span text:style-name="T204"> + 6</text:span></text:p>
      <text:p text:style-name="P214"><text:span text:style-name="T93">Damage Type:</text:span><text:span text:style-name="T158"> </text:span><text:span text:style-name="T46">Piercing</text:span><text:span text:style-name="T158"> / </text:span><text:span text:style-name="T46">Cutting</text:span></text:p>
      <text:p text:style-name="P191">Encumbrance:<text:span text:style-name="T279"> 6</text:span></text:p>
      <text:p text:style-name="P191">Special:<text:span text:style-name="T279"> Half-Swording, Murder Stroke</text:span><text:span text:style-name="T280">, 2-Handed</text:span></text:p>
      <text:p text:style-name="P191">Price:<text:span text:style-name="T279"> 1gp</text:span></text:p>
      <text:p text:style-name="P319">Warhammer</text:p>
      <text:p text:style-name="P109">A haft armed with on one side a hammer face, on the other a sharp spike.</text:p>
      <text:p text:style-name="P191">Skill:<text:span text:style-name="T280"> </text:span><text:span text:style-name="T89">1-handed axes and maces</text:span></text:p>
      <text:p text:style-name="P191">Range:<text:span text:style-name="T280"> Medium</text:span></text:p>
      <text:p text:style-name="P191">Damage:<text:span text:style-name="T280"> </text:span><text:span text:style-name="T89">Power</text:span><text:span text:style-name="T280"> + 4</text:span></text:p>
      <text:p text:style-name="P215">Damage Type: <text:span text:style-name="T46">Piercing </text:span><text:span text:style-name="T158">/ </text:span><text:span text:style-name="T46">Bludgeoning</text:span></text:p>
      <text:p text:style-name="P191">Encumbrance:<text:span text:style-name="T354"> </text:span><text:span text:style-name="T205">4</text:span></text:p>
      <text:p text:style-name="P191">Special:<text:span text:style-name="T280"> Hook</text:span></text:p>
      <text:p text:style-name="P191">Price:<text:span text:style-name="T354"> </text:span><text:span text:style-name="T280">15sp</text:span></text:p>
      <text:p text:style-name="P325">Weapon Specials</text:p>
      <text:p text:style-name="P116">Weapon specials are either restrictions, features or special attacks a weapon has.</text:p>
      <text:p text:style-name="P5">2-Handed</text:p>
      <text:p text:style-name="P116">The weapon require two hands to be used. <text:s/>If a <text:span text:style-name="T4">character </text:span><text:span text:style-name="T93">tries to use such a weapon one handed, 2 dice are subtracted from their attack dice pool.</text:span></text:p>
      <text:p text:style-name="P5">Brute Strength Reload</text:p>
      <text:p text:style-name="P116">The weapon can be reloaded by brute strength. <text:s/>A <text:span text:style-name="T4">lifting &amp; pushing </text:span><text:span text:style-name="T93">test will be needed, the </text:span><text:span text:style-name="T4">difficulty level</text:span><text:span text:style-name="T93"> will be noted in parenthesis next to the special name.</text:span></text:p>
      <text:p text:style-name="P5">Fine Motor Reload</text:p>
      <text:p text:style-name="P116">The weapon requires fine motor skill to be reloaded. <text:s/>One or more sleight of hand test will be needed. <text:s/>The <text:span text:style-name="T4">difficulty level</text:span><text:span text:style-name="T93"> of each test will be noted in parenthesis next to the special name.</text:span></text:p>
      <text:p text:style-name="P5"><text:soft-page-break/>Half<text:span text:style-name="T355">-</text:span>Swording</text:p>
      <text:p text:style-name="P116">The <text:span text:style-name="T4">character</text:span><text:span text:style-name="T93"> can grab the blade of the weapon with their off-hand and make atta</text:span><text:span text:style-name="T149">ck at close range without penalty. <text:s/>Such attacks cause </text:span><text:span text:style-name="T41">piercing </text:span><text:span text:style-name="T149">damage. <text:s/>Two hands are needed to perform this technique. </text:span></text:p>
      <text:p text:style-name="P5">Hide Behind Shield</text:p>
      <text:p text:style-name="P117">A <text:span text:style-name="T4">character</text:span><text:span text:style-name="T93"> can forego their action to hide behind their shield. <text:s/>While hiding, they are considered at ¾ cover. <text:s/>If they attack or perform any other action requiring them to roll, they lose the benefit of this special.</text:span></text:p>
      <text:p text:style-name="P5">Hook</text:p>
      <text:p text:style-name="P117">The <text:span text:style-name="T4">character</text:span><text:span text:style-name="T93"> can disarm an opponent with 3 </text:span><text:span text:style-name="T4">hits</text:span><text:span text:style-name="T93"> instead of 4.</text:span></text:p>
      <text:p text:style-name="P5">Lever</text:p>
      <text:p text:style-name="P118">The <text:span text:style-name="T4">character</text:span><text:span text:style-name="T93"> can use the haft of their weapon to trip the opponent. <text:s/></text:span>On a successful attack, they can spend 3 <text:span text:style-name="T4">hits</text:span><text:span text:style-name="T93"> to make their opponent </text:span><text:span text:style-name="T4">prone</text:span><text:span text:style-name="T93">. <text:s/>This attack can only be used at medium or close range.</text:span></text:p>
      <text:p text:style-name="P5">Murder Stroke</text:p>
      <text:p text:style-name="P118">The <text:span text:style-name="T4">character</text:span><text:span text:style-name="T93"> can grab their swords by the tip and hit their opponent with the pommel. <text:s/>This attack cause </text:span><text:span text:style-name="T4">power</text:span><text:span text:style-name="T93"> + 4 </text:span><text:span text:style-name="T4">bludgeoning</text:span><text:span text:style-name="T93"> damage.</text:span></text:p>
      <text:p text:style-name="P5">Shield Defence</text:p>
      <text:p text:style-name="P118">Once per round, the <text:span text:style-name="T4">character</text:span><text:span text:style-name="T93"> can negate a number of hits on their opponent attack equal to the value of the shield defence. <text:s/>This value is noted in parenthesis next to the special name, <text:s/>The shield defence cannot be divided between multiple attacks. </text:span></text:p>
      <text:p text:style-name="P5">Unreliable</text:p>
      <text:p text:style-name="P119">If the <text:span text:style-name="T4">character</text:span><text:span text:style-name="T93"> scores losses on an attack with the weapon, this one become unusable. <text:s/>It will remain so until the </text:span><text:span text:style-name="T4">character</text:span><text:span text:style-name="T93"> takes time to fix it. <text:s/>This will be done via a </text:span><text:span text:style-name="T4">sleight of hand step-back rolling test</text:span><text:span text:style-name="T93"> with a difficulty</text:span><text:span text:style-name="T4"> level </text:span><text:span text:style-name="T93">equals to twice the number of losses rolled on the attack. <text:s/>Each roll to fix the weapon takes 20 minutes.</text:span></text:p>
      <text:h text:style-name="P288" text:outline-level="3"><text:bookmark-start text:name="__RefHeading___Toc125702_1251292261"/>Armours<text:bookmark-end text:name="__RefHeading___Toc125702_1251292261"/></text:h>
      <text:p text:style-name="P120">One way to increase one's chance of survival while adventuring is to wear armour. <text:s/>Armour can be cumbersome and uncomfortable but it can be a literal life saver.</text:p>
      <text:p text:style-name="P121">Encumbrance is given for when the armour is worn and, in parenthesis, unworn.</text:p>
      <text:p text:style-name="P326">Arm Harness</text:p>
      <text:p text:style-name="P121">Protecting from the shoulder to the hand, the arm harness consist of articulated plates completely encasing the arms.</text:p>
      <text:p text:style-name="P216">Body Part:<text:span text:style-name="T233"> </text:span><text:span text:style-name="T281">Arms, hands</text:span></text:p>
      <text:p text:style-name="P216">Protection:<text:span text:style-name="T233"> </text:span><text:span text:style-name="T46">Piercing:</text:span><text:span text:style-name="T158"> </text:span><text:span text:style-name="T206">½</text:span><text:span text:style-name="T158"> </text:span><text:span text:style-name="T46">Cutting:</text:span><text:span text:style-name="T158"> </text:span><text:span text:style-name="T206">½</text:span><text:span text:style-name="T158"> </text:span><text:span text:style-name="T46">Bludgeoning:</text:span><text:span text:style-name="T158"> </text:span><text:span text:style-name="T206">½</text:span></text:p>
      <text:p text:style-name="P216"><text:span text:style-name="T93">Encumbrance:</text:span><text:span text:style-name="T158"> </text:span><text:span text:style-name="T206">2 (4)</text:span></text:p>
      <text:p text:style-name="P216"><text:span text:style-name="T93">Price:</text:span><text:span text:style-name="T158"> </text:span><text:span text:style-name="T206">4gp</text:span></text:p>
      <text:p text:style-name="P326">Arming Cap</text:p>
      <text:p text:style-name="P122">A padded coif made of multiple layer of linen. <text:s/>Often worn under a helmet, sometimes on its own.</text:p>
      <text:p text:style-name="P216">Body Part:<text:span text:style-name="T233"> </text:span><text:span text:style-name="T281">Head</text:span></text:p>
      <text:p text:style-name="P216">Protection:<text:span text:style-name="T233"> </text:span><text:span text:style-name="T46">Piercing:</text:span><text:span text:style-name="T158"> </text:span><text:span text:style-name="T207">0</text:span><text:span text:style-name="T158"> </text:span><text:span text:style-name="T46">Cutting:</text:span><text:span text:style-name="T158"> </text:span><text:span text:style-name="T207">0</text:span><text:span text:style-name="T158"> </text:span><text:span text:style-name="T46">Bludgeoning:</text:span><text:span text:style-name="T158"> </text:span><text:span text:style-name="T207">½</text:span></text:p>
      <text:p text:style-name="P216"><text:span text:style-name="T93">Encumbrance:</text:span><text:span text:style-name="T158"> </text:span><text:span text:style-name="T207">1 (1)</text:span></text:p>
      <text:p text:style-name="P216"><text:span text:style-name="T93">Price:</text:span><text:span text:style-name="T158"> </text:span><text:span text:style-name="T207">2sp</text:span></text:p>
      <text:p text:style-name="P326">Breastplate</text:p>
      <text:p text:style-name="P123">An harden shell protecting the torso of the wearer. <text:s/>One of the best piece or armour money can buy. <text:s/><text:soft-page-break/>Often worn on top of a maille hauberk and a gambesson.</text:p>
      <text:p text:style-name="P216">Body Part:<text:span text:style-name="T233"> </text:span><text:span text:style-name="T282">Torso</text:span></text:p>
      <text:p text:style-name="P216">Protection:<text:span text:style-name="T233"> </text:span><text:span text:style-name="T46">Piercing:</text:span><text:span text:style-name="T158"> </text:span><text:span text:style-name="T208">1</text:span><text:span text:style-name="T158"> </text:span><text:span text:style-name="T46">Cutting:</text:span><text:span text:style-name="T158"> </text:span><text:span text:style-name="T208">2</text:span><text:span text:style-name="T158"> </text:span><text:span text:style-name="T46">Bludgeoning:</text:span><text:span text:style-name="T158"> </text:span><text:span text:style-name="T208">1</text:span></text:p>
      <text:p text:style-name="P216"><text:span text:style-name="T93">Encumbrance:</text:span><text:span text:style-name="T158"> </text:span><text:span text:style-name="T209">5</text:span><text:span text:style-name="T208"> (</text:span><text:span text:style-name="T209">7</text:span><text:span text:style-name="T208">)</text:span></text:p>
      <text:p text:style-name="P216"><text:span text:style-name="T93">Price:</text:span><text:span text:style-name="T158"> </text:span><text:span text:style-name="T208">7gp</text:span></text:p>
      <text:p text:style-name="P326">Coat of Plates</text:p>
      <text:p text:style-name="P123">A leather jerkins with plates riveted on the inside. <text:s/>Often worn on top of a gambesson.</text:p>
      <text:p text:style-name="P216">Body Part:<text:span text:style-name="T233"> </text:span><text:span text:style-name="T282">Torso</text:span></text:p>
      <text:p text:style-name="P216">Protection:<text:span text:style-name="T233"> </text:span><text:span text:style-name="T46">Piercing:</text:span><text:span text:style-name="T158"> </text:span><text:span text:style-name="T208">½</text:span><text:span text:style-name="T158"> </text:span><text:span text:style-name="T46">Cutting:</text:span><text:span text:style-name="T158"> </text:span><text:span text:style-name="T208">2</text:span><text:span text:style-name="T158"> </text:span><text:span text:style-name="T46">Bludgeoning:</text:span><text:span text:style-name="T158"> </text:span><text:span text:style-name="T208">½</text:span></text:p>
      <text:p text:style-name="P216"><text:span text:style-name="T93">Encumbrance:</text:span><text:span text:style-name="T158"> </text:span><text:span text:style-name="T208">3 (</text:span><text:span text:style-name="T209">6</text:span><text:span text:style-name="T208">)</text:span></text:p>
      <text:p text:style-name="P216"><text:span text:style-name="T93">Price:</text:span><text:span text:style-name="T158"> </text:span><text:span text:style-name="T208">5gp</text:span></text:p>
      <text:p text:style-name="P326">Full Plate Suit</text:p>
      <text:p text:style-name="P123">The best protection money can buy, a full plate of suit completely encases the wearer in steel. <text:s/>This is the master piece of the <text:span text:style-name="T4">highlander</text:span><text:span text:style-name="T93">. <text:s/>It includes a breastplate, a arms harness, a leg harness, a closed helmet, a maille hauberk and a gambesson.</text:span></text:p>
      <text:p text:style-name="P216">Body Part:<text:span text:style-name="T233"> </text:span><text:span text:style-name="T282">Full body</text:span></text:p>
      <text:p text:style-name="P216">Protection:<text:span text:style-name="T233"> </text:span><text:span text:style-name="T46">Piercing:</text:span><text:span text:style-name="T158"> </text:span><text:span text:style-name="T210">4½</text:span><text:span text:style-name="T158"> </text:span><text:span text:style-name="T46">Cutting:</text:span><text:span text:style-name="T158"> </text:span><text:span text:style-name="T210">7</text:span><text:span text:style-name="T158"> </text:span><text:span text:style-name="T46">Bludgeoning:</text:span><text:span text:style-name="T158"> </text:span><text:span text:style-name="T210">4</text:span></text:p>
      <text:p text:style-name="P216"><text:span text:style-name="T93">Encumbrance:</text:span><text:span text:style-name="T158"> </text:span><text:span text:style-name="T210">22 (</text:span><text:span text:style-name="T211">31</text:span><text:span text:style-name="T210">)</text:span></text:p>
      <text:p text:style-name="P216"><text:span text:style-name="T93">Price:</text:span><text:span text:style-name="T158"> </text:span><text:span text:style-name="T210">20gp 14sp</text:span></text:p>
      <text:p text:style-name="P326">Gambesson</text:p>
      <text:p text:style-name="P124">A jacket made of multiple layers of linen stitch together. <text:s/>It is the most basic form of protection and is often worn under more expensive armour. <text:s/>It is also a good choice for situations where wearing metal armour would be too conspicuous. <text:s/></text:p>
      <text:p text:style-name="P216">Body Part:<text:span text:style-name="T233"> </text:span><text:span text:style-name="T283">Torso</text:span><text:span text:style-name="T284">, arms</text:span></text:p>
      <text:p text:style-name="P216">Protection:<text:span text:style-name="T233"> </text:span><text:span text:style-name="T46">Piercing:</text:span><text:span text:style-name="T158"> </text:span><text:span text:style-name="T212">½</text:span><text:span text:style-name="T158"> </text:span><text:span text:style-name="T46">Cutting:</text:span><text:span text:style-name="T158"> </text:span><text:span text:style-name="T212">1</text:span><text:span text:style-name="T158"> </text:span><text:span text:style-name="T46">Bludgeoning:</text:span><text:span text:style-name="T158"> </text:span><text:span text:style-name="T212">1</text:span></text:p>
      <text:p text:style-name="P216"><text:span text:style-name="T93">Encumbrance:</text:span><text:span text:style-name="T158"> </text:span><text:span text:style-name="T209">3</text:span><text:span text:style-name="T212"> (5)</text:span></text:p>
      <text:p text:style-name="P216"><text:span text:style-name="T93">Price:</text:span><text:span text:style-name="T158"> </text:span><text:span text:style-name="T212">2</text:span><text:span text:style-name="T213">gp 2sp</text:span></text:p>
      <text:p text:style-name="P339">Greaves</text:p>
      <text:p text:style-name="P125">A piece of metal <text:span text:style-name="T356">formed</text:span> to cover the shin of the wearer.</text:p>
      <text:p text:style-name="P216">Body Part:<text:span text:style-name="T233"> </text:span><text:span text:style-name="T284">Legs</text:span></text:p>
      <text:p text:style-name="P216">Protection:<text:span text:style-name="T233"> </text:span><text:span text:style-name="T46">Piercing:</text:span><text:span text:style-name="T158"> </text:span><text:span text:style-name="T211">½</text:span><text:span text:style-name="T158"> </text:span><text:span text:style-name="T46">Cutting:</text:span><text:span text:style-name="T158"> </text:span><text:span text:style-name="T213">½</text:span><text:span text:style-name="T158"> </text:span><text:span text:style-name="T46">Bludgeoning:</text:span><text:span text:style-name="T158"> </text:span><text:span text:style-name="T213">0</text:span></text:p>
      <text:p text:style-name="P216"><text:span text:style-name="T93">Encumbrance:</text:span><text:span text:style-name="T158"> </text:span><text:span text:style-name="T213">2 (3)</text:span></text:p>
      <text:p text:style-name="P216"><text:span text:style-name="T93">Price:</text:span><text:span text:style-name="T158"> </text:span><text:span text:style-name="T213">12sp</text:span></text:p>
      <text:p text:style-name="P326">Helmet<text:span text:style-name="T357">, </text:span>Closed</text:p>
      <text:p text:style-name="P125">Protecting one's head is a priority; the closed helmet is the best way to do it. <text:s/>Often worn over an arming cap. <text:s/>Closed helmet generally have a visor that can be raised, transforming the helmet into a <text:span text:style-name="T358">open face helmet or a semi-closed. <text:s/>Includes the sallet and bevor, the burgonet, the bascinet, etc.</text:span></text:p>
      <text:p text:style-name="P126">While wearing a close<text:span text:style-name="T359">d</text:span> helmet, the penalty from flanking and rearing are increased by 1<text:span text:style-name="T360"> and every </text:span><text:span text:style-name="T42">resist fatigue </text:span><text:span text:style-name="T150">test receive -1 </text:span><text:span text:style-name="T42">MoS</text:span><text:span text:style-name="T150">.</text:span></text:p>
      <text:p text:style-name="P216">Body Part:<text:span text:style-name="T233"> </text:span><text:span text:style-name="T285">Head</text:span><text:span text:style-name="T286">, face</text:span></text:p>
      <text:p text:style-name="P216">Protection:<text:span text:style-name="T233"> </text:span><text:span text:style-name="T46">Piercing:</text:span><text:span text:style-name="T158"> </text:span><text:span text:style-name="T214">1</text:span><text:span text:style-name="T158"> </text:span><text:span text:style-name="T46">Cutting:</text:span><text:span text:style-name="T158"> </text:span><text:span text:style-name="T214">1</text:span><text:span text:style-name="T158"> </text:span><text:span text:style-name="T46">Bludgeoning:</text:span><text:span text:style-name="T158"> </text:span><text:span text:style-name="T214">1</text:span></text:p>
      <text:p text:style-name="P216"><text:span text:style-name="T93">Encumbrance:</text:span><text:span text:style-name="T158"> </text:span><text:span text:style-name="T214">3 (5)</text:span></text:p>
      <text:p text:style-name="P216"><text:span text:style-name="T93">Price:</text:span><text:span text:style-name="T158"> </text:span><text:span text:style-name="T214">1gp 2sp</text:span></text:p>
      <text:p text:style-name="P326"><text:soft-page-break/>Helmet<text:span text:style-name="T357">, </text:span>Open Face</text:p>
      <text:p text:style-name="P127">When one's want to protect their head without sacrificing their vision, the open face helmet is a good option. <text:s/>Often worn over an arming cap. <text:s/>Includes kettle helmet, cervelliere, nasal helmet, etc.</text:p>
      <text:p text:style-name="P216">Body Part:<text:span text:style-name="T233"> </text:span><text:span text:style-name="T287">Head</text:span></text:p>
      <text:p text:style-name="P216">Protection:<text:span text:style-name="T233"> </text:span><text:span text:style-name="T46">Piercing:</text:span><text:span text:style-name="T158"> </text:span><text:span text:style-name="T215">0</text:span><text:span text:style-name="T158"> </text:span><text:span text:style-name="T46">Cutting:</text:span><text:span text:style-name="T158"> </text:span><text:span text:style-name="T215">1</text:span><text:span text:style-name="T158"> </text:span><text:span text:style-name="T46">Bludgeoning:</text:span><text:span text:style-name="T158"> </text:span><text:span text:style-name="T215">1</text:span></text:p>
      <text:p text:style-name="P216"><text:span text:style-name="T93">Encumbrance:</text:span><text:span text:style-name="T158"> </text:span><text:span text:style-name="T215">2 (3)</text:span></text:p>
      <text:p text:style-name="P216"><text:span text:style-name="T93">Price:</text:span><text:span text:style-name="T158"> </text:span><text:span text:style-name="T215">15sp</text:span></text:p>
      <text:p text:style-name="P326">Helmet<text:span text:style-name="T357">, </text:span>Semi Closed</text:p>
      <text:p text:style-name="P128">A compromise between the closed and open face helmet, the semi closed helmet protect the head and half the face but leave the mouth free for better breathing. <text:s/>Usually worn with an arming cap. <text:s/>Includes the spectacle helmet, the sallet without bevor<text:span text:style-name="T361">, etc.</text:span></text:p>
      <text:p text:style-name="P128"><text:span text:style-name="T362">While wearing a </text:span>semi-<text:span text:style-name="T362">close</text:span>d<text:span text:style-name="T362"> helmet, the penalty from flanking and rearing are increased by 1.</text:span></text:p>
      <text:p text:style-name="P216">Body Part:<text:span text:style-name="T233"> </text:span><text:span text:style-name="T286">Head, face</text:span></text:p>
      <text:p text:style-name="P216">Protection:<text:span text:style-name="T233"> </text:span><text:span text:style-name="T46">Piercing:</text:span><text:span text:style-name="T158"> </text:span><text:span text:style-name="T216">½</text:span><text:span text:style-name="T158"> </text:span><text:span text:style-name="T46">Cutting:</text:span><text:span text:style-name="T158"> </text:span><text:span text:style-name="T216">1</text:span><text:span text:style-name="T158"> </text:span><text:span text:style-name="T46">Bludgeoning:</text:span><text:span text:style-name="T158"> </text:span><text:span text:style-name="T216">1</text:span></text:p>
      <text:p text:style-name="P216"><text:span text:style-name="T93">Encumbrance:</text:span><text:span text:style-name="T158"> </text:span><text:span text:style-name="T216">3 (4)</text:span></text:p>
      <text:p text:style-name="P216"><text:span text:style-name="T93">Price:</text:span><text:span text:style-name="T158"> </text:span><text:span text:style-name="T216">19sp</text:span></text:p>
      <text:p text:style-name="P339">Leg Harness</text:p>
      <text:p text:style-name="P121">Protecting from the <text:span text:style-name="T363">thighs</text:span> to the <text:span text:style-name="T363">feet</text:span>, the <text:span text:style-name="T363">leg</text:span> harness consist of articulated plates completely encasing the <text:span text:style-name="T363">legs</text:span>.</text:p>
      <text:p text:style-name="P216">Body Part:<text:span text:style-name="T233"> </text:span><text:span text:style-name="T288">Legs, feet</text:span></text:p>
      <text:p text:style-name="P216">Protection:<text:span text:style-name="T233"> </text:span><text:span text:style-name="T46">Piercing:</text:span><text:span text:style-name="T158"> </text:span><text:span text:style-name="T209">½</text:span><text:span text:style-name="T158"> </text:span><text:span text:style-name="T46">Cutting:</text:span><text:span text:style-name="T158"> </text:span><text:span text:style-name="T209">½</text:span><text:span text:style-name="T158"> </text:span><text:span text:style-name="T46">Bludgeoning:</text:span><text:span text:style-name="T158"> </text:span><text:span text:style-name="T209">½</text:span></text:p>
      <text:p text:style-name="P216"><text:span text:style-name="T93">Encumbrance:</text:span><text:span text:style-name="T158"> </text:span><text:span text:style-name="T209">2 (4)</text:span></text:p>
      <text:p text:style-name="P216"><text:span text:style-name="T93">Price:</text:span><text:span text:style-name="T158"> </text:span><text:span text:style-name="T209">3gp</text:span></text:p>
      <text:p text:style-name="P326">Linothorax</text:p>
      <text:p text:style-name="P129">A linothorax consist of multiple layer of linen and leather glued together.</text:p>
      <text:p text:style-name="P216">Body Part:<text:span text:style-name="T233"> </text:span><text:span text:style-name="T288">Torso</text:span></text:p>
      <text:p text:style-name="P216">Protection:<text:span text:style-name="T233"> </text:span><text:span text:style-name="T46">Piercing:</text:span><text:span text:style-name="T158"> </text:span><text:span text:style-name="T211">1</text:span><text:span text:style-name="T158"> </text:span><text:span text:style-name="T46">Cutting:</text:span><text:span text:style-name="T158"> </text:span><text:span text:style-name="T209">1</text:span><text:span text:style-name="T158"> </text:span><text:span text:style-name="T46">Bludgeoning:</text:span><text:span text:style-name="T158"> </text:span><text:span text:style-name="T209">0</text:span></text:p>
      <text:p text:style-name="P216"><text:span text:style-name="T93">Encumbrance:</text:span><text:span text:style-name="T158"> </text:span><text:span text:style-name="T209">5 (6)</text:span></text:p>
      <text:p text:style-name="P216"><text:span text:style-name="T93">Price:</text:span><text:span text:style-name="T158"> </text:span><text:span text:style-name="T211">12sp</text:span></text:p>
      <text:p text:style-name="P326">Maille Hauberk</text:p>
      <text:p text:style-name="P130">A multitude of steel rings riveted together to form a tight mesh covering the torso and the arms. Usually worn over a gambesson. </text:p>
      <text:p text:style-name="P216">Body Part:<text:span text:style-name="T233"> </text:span><text:span text:style-name="T289">Torso, arms</text:span></text:p>
      <text:p text:style-name="P216">Protection:<text:span text:style-name="T233"> </text:span><text:span text:style-name="T46">Piercing:</text:span><text:span text:style-name="T158"> </text:span><text:span text:style-name="T211">1</text:span><text:span text:style-name="T158"> </text:span><text:span text:style-name="T46">Cutting:</text:span><text:span text:style-name="T158"> </text:span><text:span text:style-name="T211">2</text:span><text:span text:style-name="T158"> </text:span><text:span text:style-name="T46">Bludgeoning:</text:span><text:span text:style-name="T158"> </text:span><text:span text:style-name="T211">0</text:span></text:p>
      <text:p text:style-name="P216"><text:span text:style-name="T93">Encumbrance:</text:span><text:span text:style-name="T158"> </text:span><text:span text:style-name="T211">6 (5)</text:span></text:p>
      <text:p text:style-name="P216"><text:span text:style-name="T93">Price:</text:span><text:span text:style-name="T158"> </text:span><text:span text:style-name="T211">5gp</text:span></text:p>
      <text:p text:style-name="P327">Vambraces</text:p>
      <text:p text:style-name="P130">A piece of metal formed to cover the forearm or the wearer.</text:p>
      <text:p text:style-name="P216">Body Part:<text:span text:style-name="T233"> </text:span><text:span text:style-name="T289">Arms</text:span></text:p>
      <text:p text:style-name="P216">Protection:<text:span text:style-name="T233"> </text:span><text:span text:style-name="T46">Piercing:</text:span><text:span text:style-name="T158"> </text:span><text:span text:style-name="T211">½</text:span><text:span text:style-name="T158"> </text:span><text:span text:style-name="T46">Cutting:</text:span><text:span text:style-name="T158"> </text:span><text:span text:style-name="T211">½</text:span><text:span text:style-name="T158"> </text:span><text:span text:style-name="T46">Bludgeoning:</text:span><text:span text:style-name="T158"> </text:span><text:span text:style-name="T211">0</text:span></text:p>
      <text:p text:style-name="P216"><text:span text:style-name="T93">Encumbrance:</text:span><text:span text:style-name="T158"> </text:span><text:span text:style-name="T211">2 (3)</text:span></text:p>
      <text:p text:style-name="P216"><text:span text:style-name="T93">Price:</text:span><text:span text:style-name="T158"> </text:span><text:span text:style-name="T211">12sp</text:span></text:p>
      <text:h text:style-name="P287" text:outline-level="3"><text:bookmark-start text:name="__RefHeading___Toc125704_1251292261"/><text:soft-page-break/>Clothing<text:bookmark-end text:name="__RefHeading___Toc125704_1251292261"/></text:h>
      <text:p text:style-name="P131">Social norms require people to wear clothes while in public.</text:p>
      <text:p text:style-name="P132">Worn clothes does not count in the encumbrance of the character.</text:p>
      <text:p text:style-name="P328">Artisan Outfit</text:p>
      <text:p text:style-name="P132">Includes leather shoes, wool pants, linen shirt, leather apron, wide brim felt hat<text:span text:style-name="T364"> or leather shoes, a wool gown, a linen apron and a linen coif.</text:span></text:p>
      <text:p text:style-name="P217">Encumbrance:<text:span text:style-name="T233"> </text:span><text:span text:style-name="T290">7</text:span></text:p>
      <text:p text:style-name="P247"><text:span text:style-name="T320">Price:</text:span><text:span text:style-name="T233"> </text:span><text:span text:style-name="T290">4sp 8cp</text:span></text:p>
      <text:p text:style-name="P328">Austere Outfit</text:p>
      <text:p text:style-name="P133">Includes leather sandals and a wool robe<text:span text:style-name="T364"> with hood</text:span>.</text:p>
      <text:p text:style-name="P217">Encumbrance:<text:span text:style-name="T233"> </text:span><text:span text:style-name="T290">3</text:span></text:p>
      <text:p text:style-name="P217">Price:<text:span text:style-name="T233"> </text:span><text:span text:style-name="T290">1sp 5cp</text:span></text:p>
      <text:p text:style-name="P329">Elven outfit</text:p>
      <text:p text:style-name="P134">Includes canvas pointy shoes, large silk pants, a linen shirt<text:span text:style-name="T365">,</text:span> a silk jacket<text:span text:style-name="T365"> and a wool cloak.</text:span></text:p>
      <text:p text:style-name="P217">Encumbrance:<text:span text:style-name="T233"> </text:span><text:span text:style-name="T291">5</text:span></text:p>
      <text:p text:style-name="P217">Price:<text:span text:style-name="T233"> </text:span><text:span text:style-name="T291">1gp</text:span></text:p>
      <text:p text:style-name="P330">Fashionable Outfit</text:p>
      <text:p text:style-name="P133">Includes leather shoes, wool pants, a linen shirt, a wool vest, a wool cloak, a wool flat cap<text:span text:style-name="T364"> or a velvet shoes and a silk veil.</text:span></text:p>
      <text:p text:style-name="P217">Encumbrance:<text:span text:style-name="T233"> </text:span><text:span text:style-name="T292">6</text:span></text:p>
      <text:p text:style-name="P217">Price:<text:span text:style-name="T233"> </text:span><text:span text:style-name="T292">1</text:span><text:span text:style-name="T293">8</text:span><text:span text:style-name="T292">sp</text:span></text:p>
      <text:p text:style-name="P328">Festival Outfit</text:p>
      <text:p text:style-name="P135">Includes leather shoes, corduroy pants, a linen shirt, a corduroy vest, a corduroy jacket and a felt wide brim hat or velvet shoes, velvet gown and a silk veil.</text:p>
      <text:p text:style-name="P217">Encumbrance:<text:span text:style-name="T233"> </text:span><text:span text:style-name="T292">7</text:span></text:p>
      <text:p text:style-name="P217">Price:<text:span text:style-name="T233"> </text:span><text:span text:style-name="T292">12sp 4cp</text:span></text:p>
      <text:p text:style-name="P330">Light Outfit</text:p>
      <text:p text:style-name="P136">Includes canvas shoes, linen pants, a linen shirt and a silk scarf or leather sandals, linen gown and a silk veil.</text:p>
      <text:p text:style-name="P217">Encumbrance:<text:span text:style-name="T233"> </text:span><text:span text:style-name="T294">4</text:span></text:p>
      <text:p text:style-name="P218">Special:<text:span text:style-name="T233"> +!d to </text:span><text:span text:style-name="T46">resist heat</text:span><text:span text:style-name="T158"> test, -1 </text:span><text:span text:style-name="T46">MoS</text:span><text:span text:style-name="T158"> to </text:span><text:span text:style-name="T46">resist cold </text:span><text:span text:style-name="T158">test.</text:span></text:p>
      <text:p text:style-name="P217">Price:<text:span text:style-name="T233"> </text:span><text:span text:style-name="T294">4sp</text:span></text:p>
      <text:p text:style-name="P330">Luxurious Outfit</text:p>
      <text:p text:style-name="P136">Includes velvet shoes, silk pants<text:span text:style-name="T366">, silk shirt, velvet vest, wool and fur cloak and a velvet flat cap or velvet shoes, silk and velvet gown, cone hat with silk veil.</text:span></text:p>
      <text:p text:style-name="P217">Encumbrance:<text:span text:style-name="T233"> </text:span><text:span text:style-name="T293">8</text:span></text:p>
      <text:p text:style-name="P219">Special:<text:span text:style-name="T233"> +1d to </text:span><text:span text:style-name="T46">charm &amp; persuasion</text:span></text:p>
      <text:p text:style-name="P217">Price:<text:span text:style-name="T233"> </text:span><text:span text:style-name="T293">3gp 8sp</text:span></text:p>
      <text:p text:style-name="P329">Orchish Outfit</text:p>
      <text:p text:style-name="P137">Includes leather boots, large wool pants and a sheepskin vest<text:span text:style-name="T367"> or leather boots, a wool gown and a sheepskin vest</text:span>.</text:p>
      <text:p text:style-name="P217">Encumbrance:<text:span text:style-name="T233"> </text:span><text:span text:style-name="T291">5</text:span></text:p>
      <text:p text:style-name="P217">Price:<text:span text:style-name="T233"> </text:span><text:span text:style-name="T291">2sp</text:span></text:p>
      <text:p text:style-name="P331"><text:soft-page-break/>Sailor Outfit</text:p>
      <text:p text:style-name="P138">Includes leather boots, wool pants, wool shirt, wool jacket and a wool hat.</text:p>
      <text:p text:style-name="P217">Encumbrance:<text:span text:style-name="T233"> </text:span><text:span text:style-name="T295">7</text:span></text:p>
      <text:p text:style-name="P217">Price:<text:span text:style-name="T233"> </text:span><text:span text:style-name="T295">4sp</text:span></text:p>
      <text:p text:style-name="P330">Simple Outfit</text:p>
      <text:p text:style-name="P139">Includes leather shoes, wool pants, a linen shirt and a straw wide brim hat<text:span text:style-name="T368"> or leather shoes, a wool gown and a linen coif.</text:span></text:p>
      <text:p text:style-name="P217">Encumbrance:<text:span text:style-name="T233"> </text:span><text:span text:style-name="T296">6</text:span></text:p>
      <text:p text:style-name="P217">Price:<text:span text:style-name="T233"> </text:span><text:span text:style-name="T296">4sp</text:span></text:p>
      <text:p text:style-name="P332"><text:span text:style-name="T369">Sturdy</text:span> Outfit</text:p>
      <text:p text:style-name="P140">Includes leather boots, leather pants, a linen shirt, leather vest, a leather trench coat and a leather tricorn. </text:p>
      <text:p text:style-name="P217">Encumbrance:<text:span text:style-name="T233"> </text:span><text:span text:style-name="T296">8</text:span></text:p>
      <text:p text:style-name="P217">Price:<text:span text:style-name="T233"> </text:span><text:span text:style-name="T296">10sp</text:span></text:p>
      <text:p text:style-name="P330">Warm Outfit</text:p>
      <text:p text:style-name="P140">Includes fur boots, fur pants, a wool shirt, a fur jacket, a fur cloak and a fur hat.</text:p>
      <text:p text:style-name="P217">Encumbrance:<text:span text:style-name="T233"> </text:span><text:span text:style-name="T296">10</text:span></text:p>
      <text:p text:style-name="P220">Special:<text:span text:style-name="T233"> +1d to </text:span><text:span text:style-name="T46">resist cold</text:span><text:span text:style-name="T158">, -1</text:span><text:span text:style-name="T46"> MoS</text:span><text:span text:style-name="T158"> to </text:span><text:span text:style-name="T46">Resist heat</text:span><text:span text:style-name="T158">.</text:span></text:p>
      <text:p text:style-name="P217">Price:<text:span text:style-name="T233"> </text:span><text:span text:style-name="T296">1gp</text:span></text:p>
      <text:h text:style-name="P289" text:outline-level="3"><text:bookmark-start text:name="__RefHeading___Toc125706_1251292261"/>Animals<text:bookmark-end text:name="__RefHeading___Toc125706_1251292261"/></text:h>
      <text:p text:style-name="P141">Either for their meat or for the service they provide, some animals have been domesticated. <text:s/></text:p>
      <text:p text:style-name="P333">Cat</text:p>
      <text:p text:style-name="P142">Cats have never really been domesticated but they developed a mutually beneficial relationship with people.</text:p>
      <text:p text:style-name="P221">Price: <text:span text:style-name="T297">8</text:span><text:span text:style-name="T233">cp</text:span></text:p>
      <text:p text:style-name="P222">Bestiary page: <text:bookmark-ref text:reference-format="page" text:ref-name="__RefHeading___Toc21593_2081442072">Error: Reference source not found</text:bookmark-ref></text:p>
      <text:p text:style-name="P339">Chicken</text:p>
      <text:p text:style-name="P143">A flightless bird kept for its meat and eggs.</text:p>
      <text:p text:style-name="P248"><text:span text:style-name="T320">Price:</text:span><text:span text:style-name="T233"> </text:span><text:span text:style-name="T298">5cp</text:span></text:p>
      <text:p text:style-name="P222">Bestiary page: </text:p>
      <text:p text:style-name="P339">Dog</text:p>
      <text:p text:style-name="P141">The first animal to have been domesticated, dogs can now be found in every culture. <text:s/>They are used to hunt, protect herds, guard location and keep company.</text:p>
      <text:p text:style-name="P223">Price:<text:span text:style-name="T233"> 1sp</text:span></text:p>
      <text:p text:style-name="P222">Bestiary page:<text:span text:style-name="T233"> </text:span><text:span text:style-name="T233"><text:bookmark-ref text:reference-format="page" text:ref-name="__RefHeading___Toc21607_2081442072">Error: Reference source not found</text:bookmark-ref></text:span></text:p>
      <text:p text:style-name="P334">Dog, Pack</text:p>
      <text:p text:style-name="P141">A large dog by the lowlander to carry things<text:span text:style-name="T370">.</text:span></text:p>
      <text:p text:style-name="P144">A pack dog can carry up to 22 encumbrance points. <text:s/>Its speed is 12 metres per round.</text:p>
      <text:p text:style-name="P222">Price: <text:span text:style-name="T233">5sp</text:span></text:p>
      <text:p text:style-name="P222">Bestiary page: </text:p>
      <text:p text:style-name="P339">Dog, <text:span text:style-name="T371">R</text:span>iding</text:p>
      <text:p text:style-name="P145">Large dogs bred by the lowlander<text:span text:style-name="T372"> woods folk</text:span>, big enough to carry a small <text:span text:style-name="T4">character</text:span><text:span text:style-name="T93">. </text:span></text:p>
      <text:p text:style-name="P144"><text:soft-page-break/><text:span text:style-name="T93">A riding dog can carry a small </text:span><text:span text:style-name="T4">character</text:span><text:span text:style-name="T93"> and up to 6 encumbrance points. <text:s/>Its speed is 12 metres per round.</text:span></text:p>
      <text:p text:style-name="P222"><text:span text:style-name="T93">Price:</text:span><text:span text:style-name="T158"> 2gp</text:span></text:p>
      <text:p text:style-name="P245">Bestiary page: </text:p>
      <text:p text:style-name="P339">Dog, <text:span text:style-name="T371">W</text:span>ar</text:p>
      <text:p text:style-name="P145">A riding dog that has been trained to go in combat with a rider.</text:p>
      <text:p text:style-name="P144"><text:span text:style-name="T93">A war dog can carry a small </text:span><text:span text:style-name="T4">character</text:span><text:span text:style-name="T93"> and up to 6 encumbrance points. <text:s/>Its speed is 12 metres per round.</text:span></text:p>
      <text:p text:style-name="P222">Price:<text:span text:style-name="T233"> 18gp</text:span></text:p>
      <text:p text:style-name="P222">Bestiary page: </text:p>
      <text:p text:style-name="P339">Giant <text:span text:style-name="T371">B</text:span>oar</text:p>
      <text:p text:style-name="P146">Those large boars are bred by the orcs has mounts<text:span text:style-name="T373"> that can be ridden in combat.</text:span></text:p>
      <text:p text:style-name="P144"><text:span text:style-name="T93">A giant boar can carry a medium </text:span><text:span text:style-name="T4">character</text:span><text:span text:style-name="T93"> and up to 10 encumbrance points. <text:s/>Its speed is 15 metres per round.</text:span></text:p>
      <text:p text:style-name="P224">Price: <text:span text:style-name="T299">22</text:span><text:span text:style-name="T233">gp</text:span></text:p>
      <text:p text:style-name="P222">Bestiary page: </text:p>
      <text:p text:style-name="P339">Goat</text:p>
      <text:p text:style-name="P145">An animal kept for their milk and their meat.</text:p>
      <text:p text:style-name="P222">Price:<text:span text:style-name="T233"> </text:span><text:span text:style-name="T300">9</text:span><text:span text:style-name="T301">sp</text:span></text:p>
      <text:p text:style-name="P222">Bestiary page: </text:p>
      <text:p text:style-name="P334">Horse, Pack</text:p>
      <text:p text:style-name="P147">A horse used to carry goods and material.<text:span text:style-name="T374"> <text:s/></text:span></text:p>
      <text:p text:style-name="P148">A pack horse can carry up to 44 encumbrance points. <text:s/>Its speed is 15 metres per rounds.</text:p>
      <text:p text:style-name="P225">Price:<text:span text:style-name="T233"> 15sp</text:span></text:p>
      <text:p text:style-name="P222">Bestiary page: </text:p>
      <text:p text:style-name="P339">Horse, <text:span text:style-name="T371">R</text:span>iding</text:p>
      <text:p text:style-name="P147">A horse trained to be ridden.</text:p>
      <text:p text:style-name="P225">Price:<text:span text:style-name="T233"> 2gp 10sp</text:span></text:p>
      <text:p text:style-name="P222">Bestiary page: </text:p>
      <text:p text:style-name="P339">Horse, <text:span text:style-name="T371">W</text:span>ar</text:p>
      <text:p text:style-name="P147">A large horse trained to be ridden in combat.</text:p>
      <text:p text:style-name="P225">Price:<text:span text:style-name="T233"> 22gp</text:span></text:p>
      <text:p text:style-name="P222">Bestiary page: </text:p>
      <text:p text:style-name="P339">Ox</text:p>
      <text:p text:style-name="P147">A large animal, the male being used for farm work, the female kept for the milk, both used for meat. </text:p>
      <text:p text:style-name="P225">Price:<text:span text:style-name="T233"> 5gp</text:span></text:p>
      <text:p text:style-name="P222">Bestiary page: </text:p>
      <text:p text:style-name="P339">Pig</text:p>
      <text:p text:style-name="P147">Pigs are bred and kept solely for their meat.</text:p>
      <text:p text:style-name="P225">Price:<text:span text:style-name="T233"> 15sp</text:span></text:p>
      <text:p text:style-name="P222">Bestiary page: </text:p>
      <text:p text:style-name="P339">Pony<text:span text:style-name="T375">, Draught</text:span></text:p>
      <text:p text:style-name="P149">A small horse used for farm work or to pull <text:span text:style-name="T376">carts</text:span>.</text:p>
      <text:p text:style-name="P226">Price:<text:span text:style-name="T233"> 15sp</text:span></text:p>
      <text:p text:style-name="P227">Bestiary page:<text:span text:style-name="T233"> </text:span></text:p>
      <text:p text:style-name="P335">Pony, Pack</text:p>
      <text:p text:style-name="P150">A small horse used to carry goods and material.</text:p>
      <text:p text:style-name="P227">Price:<text:span text:style-name="T233"> 10sp</text:span></text:p>
      <text:p text:style-name="P222">Bestiary page: </text:p>
      <text:p text:style-name="P339"><text:soft-page-break/>Pony<text:span text:style-name="T375">, Riding</text:span></text:p>
      <text:p text:style-name="P150">A small horse trained to be ridden.</text:p>
      <text:p text:style-name="P227">Price: <text:span text:style-name="T233">1gp 15sp</text:span></text:p>
      <text:p text:style-name="P249"><text:span text:style-name="T320">Bestiary page:</text:span><text:span text:style-name="T233"> </text:span></text:p>
      <text:h text:style-name="P287" text:outline-level="3"><text:bookmark-start text:name="__RefHeading___Toc125708_1251292261"/><text:span text:style-name="T377">Transportation</text:span> &amp; Vehicles<text:bookmark-end text:name="__RefHeading___Toc125708_1251292261"/></text:h>
      <text:p text:style-name="P151">Walking is not the best option for long travel. <text:s/><text:span text:style-name="T4">Characters</text:span><text:span text:style-name="T93"> can</text:span><text:span text:style-name="T151"> purchase or hire different means of transportation to easily reach far off destination.</text:span></text:p>
      <text:p text:style-name="P339">B<text:span text:style-name="T378">ridge</text:span></text:p>
      <text:p text:style-name="P152">Most bridge have a toll to pay to be traversed. <text:s/>This toll is used to pay for the maintenance of the bridge and to recuperate the cost of building. </text:p>
      <text:p text:style-name="P228">Toll price:<text:span text:style-name="T233"> 2cp for every person, 1cp for every horse, 3cp for carts of stagecoaches.</text:span></text:p>
      <text:p text:style-name="P336">Car<text:span text:style-name="T379">r</text:span>a<text:span text:style-name="T379">ck</text:span></text:p>
      <text:p text:style-name="P153">Those large<text:span text:style-name="T380"> sail</text:span> ships are used for long sea travel and for the transport of goods. <text:s/><text:span text:style-name="T4">Characters</text:span><text:span text:style-name="T93"> can pay for a passage on such a ship, hire a ship to go where they desire or, if they are wealthy enough, purchase their own carrack.</text:span></text:p>
      <text:p text:style-name="P154"><text:span text:style-name="T93">A carrcack requires at least 2</text:span><text:span text:style-name="T152">5</text:span><text:span text:style-name="T93"> people to function properl</text:span><text:span text:style-name="T152">y and will often be manned by 80 people.</text:span><text:span text:style-name="T93"> </text:span></text:p>
      <text:p text:style-name="P18">A carrack can travel an average of 125km a day.</text:p>
      <text:p text:style-name="P229"><text:span text:style-name="T93">Price for passage:</text:span><text:span text:style-name="T158"> 1sp / day</text:span></text:p>
      <text:p text:style-name="P229"><text:span text:style-name="T93">Price for hire:</text:span><text:span text:style-name="T158"> </text:span><text:span text:style-name="T217">2</text:span><text:span text:style-name="T158">gp / day</text:span></text:p>
      <text:p text:style-name="P229"><text:span text:style-name="T93">Price for purchase:</text:span><text:span text:style-name="T158"> </text:span><text:span text:style-name="T218">82gp 10sp</text:span></text:p>
      <text:p text:style-name="P337">Carriage</text:p>
      <text:p text:style-name="P155">A <text:span text:style-name="T381">carriage</text:span> is a closed <text:span text:style-name="T381">vehicle</text:span> pulled by 4 horses. <text:s/>It can carry <text:span text:style-name="T382">4 people on the inside and 4 more on the outside (two in the front and two in the back). <text:s/></text:span></text:p>
      <text:p text:style-name="P156">A <text:span text:style-name="T381">carriage</text:span> can also carry 60 encumbrance points and can travel 100km a day.</text:p>
      <text:p text:style-name="P230">Price for a ride:<text:span text:style-name="T233"> 8cp / hour</text:span></text:p>
      <text:p text:style-name="P230">Price for hire:<text:span text:style-name="T233"> 15sp / day</text:span></text:p>
      <text:p text:style-name="P230">Price for purchase:<text:span text:style-name="T233"> 20gp (Not including the horses)</text:span></text:p>
      <text:p text:style-name="P338">Cart</text:p>
      <text:p text:style-name="P157">A simple vehicle pulled by two horses or oxen, used to carry goods and material over short distance. <text:s/></text:p>
      <text:p text:style-name="P158">A cart pulled by two draught horses or by two oxen can travel 75km a day and carry goods and material worth 80 encumbrance points.</text:p>
      <text:p text:style-name="P231">Price:<text:span text:style-name="T233"> 5sp (does not include horses nor oxen)</text:span></text:p>
      <text:p text:style-name="P339">Ferry</text:p>
      <text:p text:style-name="P159">Many rivers do not have bridge and people must rely on a ferry to cross them.<text:span text:style-name="T383"> <text:s/></text:span></text:p>
      <text:p text:style-name="P160">The price of a ferry ride can vary depending on the width of the river, the current, the season, etc. <text:s/>The price given here is typical for a small calm river. </text:p>
      <text:p text:style-name="P232">Price for a <text:span text:style-name="T384">person and their mount:</text:span><text:span text:style-name="T302"> </text:span><text:span text:style-name="T303">4</text:span><text:span text:style-name="T302">cp</text:span></text:p>
      <text:p text:style-name="P338">Row Boat</text:p>
      <text:p text:style-name="P161">A small boat with oars. <text:s/>Can be operated by a single person and can carry up to 6 people (rower included). </text:p>
      <text:p text:style-name="P162">With a rower in good health, a row boat can travel 8km an hour. <text:s/></text:p>
      <text:p text:style-name="P162">After every hour of travel, the rower must make a <text:span text:style-name="T4">resist fatigue</text:span> test with a <text:span text:style-name="T4">difficulty level </text:span><text:span text:style-name="T93">equals to the number of hours travelled. <text:s/>For every missing </text:span><text:span text:style-name="T4">MoS</text:span><text:span text:style-name="T93">, the travel speed is reduced by 1km/hour.</text:span></text:p>
      <text:p text:style-name="P233"><text:span text:style-name="T153">Price</text:span><text:span text:style-name="T93">:</text:span><text:span text:style-name="T158"> 8sp</text:span></text:p>
      <text:p text:style-name="P339"><text:soft-page-break/>Sloop</text:p>
      <text:p text:style-name="P163">Sloops are small sail ships. <text:s/>Their high speed and manoeuvrability often makes them a favourite of pirates. <text:span text:style-name="T385">They can be easily crewed by 10 people (or by as little as 5) and can carry up to 30. <text:s/></text:span></text:p>
      <text:p text:style-name="P163"><text:span text:style-name="T386">Sloop can travel an average of 175km in a day, depending on the winds and current. <text:s/></text:span><text:s/></text:p>
      <text:p text:style-name="P229"><text:span text:style-name="T93">Price for passage:</text:span><text:span text:style-name="T158"> </text:span><text:span text:style-name="T219">1s</text:span><text:span text:style-name="T158">p / day</text:span></text:p>
      <text:p text:style-name="P229"><text:span text:style-name="T93">Price for hire:</text:span><text:span text:style-name="T158"> </text:span><text:span text:style-name="T219">1</text:span><text:span text:style-name="T158">gp</text:span><text:span text:style-name="T219"> 5sp</text:span><text:span text:style-name="T158"> / day</text:span></text:p>
      <text:p text:style-name="P229"><text:span text:style-name="T93">Price for purchase:</text:span><text:span text:style-name="T158"> </text:span><text:span text:style-name="T219">55</text:span><text:span text:style-name="T218">gp</text:span></text:p>
      <text:p text:style-name="P339">Wagon</text:p>
      <text:p text:style-name="P156">A large covered cart used for longer travel or the transportation of goods. <text:s/>It is pulled by a pair of horses or oxen.</text:p>
      <text:p text:style-name="P156">A wagon can carry up to 6 people and 90 encumbrance points and can travel 65km a day.</text:p>
      <text:p text:style-name="P250">Price:<text:span text:style-name="T233"> 10sp (does not include horses nor oxen)</text:span></text:p>
      <text:h text:style-name="P287" text:outline-level="3"><text:bookmark-start text:name="__RefHeading___Toc125710_1251292261"/>Service<text:span text:style-name="T377">s</text:span><text:bookmark-end text:name="__RefHeading___Toc125710_1251292261"/></text:h>
      <text:p text:style-name="P164"/>
      <text:h text:style-name="P287" text:outline-level="3"><text:bookmark-start text:name="__RefHeading___Toc125712_1251292261"/>Food<text:span text:style-name="T387"> and Drinks</text:span><text:bookmark-end text:name="__RefHeading___Toc125712_1251292261"/></text:h>
      <text:p text:style-name="P164"/>
      <text:h text:style-name="P290" text:outline-level="3"><text:bookmark-start text:name="__RefHeading___Toc125714_1251292261"/>Miscellaneous<text:bookmark-end text:name="__RefHeading___Toc125714_1251292261"/></text:h>
      <text:p text:style-name="P164"/>
      <text:h text:style-name="P273" text:outline-level="3"><text:bookmark-start text:name="__RefHeading___Toc93268_620566188"/>Magical Equipment<text:bookmark-end text:name="__RefHeading___Toc93268_62056618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master-page-name="">
      <style:paragraph-properties fo:margin-top="0.499cm" fo:margin-bottom="0.21cm" loext:contextual-spacing="false" style:page-number="auto" fo:padding="0.499cm" fo:border-left="none" fo:border-right="none" fo:border-top="2.01pt solid #000000" fo:border-bottom="none" style:shadow="none">
        <style:tab-stops/>
      </style:paragraph-properties>
      <style:text-properties fo:font-size="16pt" style:text-underline-style="none" fo:font-weight="bold" fo:background-color="transparent" style:font-size-asian="16pt" style:font-weight-asian="bold" style:font-size-complex="16pt" style:font-weight-complex="600" style:font-relief="none" style:text-overline-style="none" style:text-overline-color="font-color"/>
    </style:style>
    <style:style style:name="Heading_20_1" style:display-name="Heading 1" style:family="paragraph" style:parent-style-name="Heading" style:next-style-name="Text_20_body" style:default-outline-level="1" style:class="text">
      <loext:graphic-properties draw:fill="none" draw:fill-color="#ffffff"/>
      <style:paragraph-properties fo:margin-top="0.423cm" fo:margin-bottom="0.212cm" loext:contextual-spacing="false" fo:text-align="center" style:justify-single-word="false" fo:background-color="transparent"/>
      <style:text-properties fo:font-size="22pt" fo:font-weight="bold" officeooo:rsid="00ac5519"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loext:graphic-properties draw:fill="solid" draw:fill-color="#000000" draw:opacity="100%"/>
      <style:paragraph-properties fo:margin-left="0cm" fo:margin-right="0cm" fo:margin-top="0.353cm" fo:margin-bottom="0.212cm" loext:contextual-spacing="false" fo:text-indent="0cm" style:auto-text-indent="false" fo:background-color="#000000" fo:keep-with-next="always">
        <style:tab-stops/>
      </style:paragraph-properties>
      <style:text-properties fo:color="#ffffff" fo:font-size="20pt" fo:font-weight="bold" style:font-size-asian="20pt" style:font-weight-asian="bold" style:font-size-complex="20pt" style:font-weight-complex="bold"/>
    </style:style>
    <style:style style:name="Heading_20_4" style:display-name="Heading 4" style:family="paragraph" style:parent-style-name="Heading" style:next-style-name="Text_20_body" style:class="text">
      <style:text-properties fo:font-weight="bold"/>
    </style:style>
    <style:style style:name="Special_20_Note" style:display-name="Special Note" style:family="paragraph" style:parent-style-name="Text_20_body" style:next-style-name="Text_20_body" style:master-page-name="">
      <style:paragraph-properties fo:text-align="start" style:justify-single-word="false" style:page-number="auto"/>
      <style:text-properties fo:font-size="11pt" fo:font-style="italic" fo:text-shadow="1pt 1pt" fo:font-weight="bold" officeooo:rsid="01069fdc" style:font-size-asian="11pt" style:font-style-asian="italic" style:font-weight-asian="bold" style:font-size-complex="11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columns fo:column-count="2" fo:column-gap="0cm">
          <style:column style:rel-width="4986*" fo:start-indent="0cm" fo:end-indent="0cm"/>
          <style:column style:rel-width="4986*"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59cm" fo:page-height="27.94cm" style:num-format="1" style:print-orientation="portrait" fo:margin-top="1.52cm" fo:margin-bottom="1.52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1.52cm" fo:margin-bottom="1.52cm" fo:margin-left="1.27cm" fo:margin-right="1.2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5:25:09.941219491</meta:creation-date>
    <dc:date>2017-03-31T15:27:48.552352062</dc:date>
    <meta:editing-duration>PT2M43S</meta:editing-duration>
    <meta:editing-cycles>1</meta:editing-cycles>
    <meta:document-statistic meta:table-count="0" meta:image-count="0" meta:object-count="0" meta:page-count="34" meta:paragraph-count="855" meta:word-count="9346" meta:character-count="52725" meta:non-whitespace-character-count="43912"/>
    <meta:generator>LibreOffice/5.1.4.2$Linux_X86_64 LibreOffice_project/10m0$Build-2</meta:generator>
  </office:meta>
</office:document-meta>
</file>